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25"/>
    <style:style style:name="ce8" style:family="table-cell" style:parent-style-name="Default" style:data-style-name="N60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ext-properties style:font-name="Liberation Sans" style:font-name-asian="Tahoma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1in" svg:y="9.0953in">
            <draw:object draw:notify-on-update-of-ranges="Sheet1.A53:Sheet1.A73 Sheet1.E53:Sheet1.E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6.9744in" svg:y="13.4689in">
            <draw:object draw:notify-on-update-of-ranges="Sheet1.A77:Sheet1.A97 Sheet1.G77:Sheet1.G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49in" svg:x="5.6256in" svg:y="21.8673in">
            <draw:object draw:notify-on-update-of-ranges="Sheet1.A127:Sheet1.A147 Sheet1.E127:Sheet1.E1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49in" svg:height="3.5453in" svg:x="4.9134in" svg:y="27.7965in">
            <draw:object draw:notify-on-update-of-ranges="Sheet1.A152:Sheet1.A172 Sheet1.D152:Sheet1.D172 Sheet1.A152:Sheet1.A172 Sheet1.O152:Sheet1.O172 Sheet1.A152:Sheet1.A172 Sheet1.I152:Sheet1.I17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49in" svg:height="3.5449in" svg:x="5.4059in" svg:y="31.572in">
            <draw:object draw:notify-on-update-of-ranges="Sheet1.A177:Sheet1.A197 Sheet1.D177:Sheet1.D19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45in" svg:height="3.5457in" svg:x="4.998in" svg:y="17.4051in">
            <draw:object draw:notify-on-update-of-ranges="Sheet1.A102:Sheet1.A122 Sheet1.D102:Sheet1.D1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3"/>
          <table:table-cell office:value-type="string" calcext:value-type="string">
            <text:p>Px diameter (mm)</text:p>
          </table:table-cell>
          <table:table-cell/>
          <table:table-cell office:value-type="string" calcext:value-type="string">
            <text:p>Px coun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ixel type</text:p>
          </table:table-cell>
          <table:table-cell office:value-type="string" calcext:value-type="string">
            <text:p>Bands (GHz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ross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rossed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0.8,30,43.2</text:p>
          </table:table-cell>
          <table:table-cell table:style-name="ce4" office:value-type="float" office:value="31.2928511347" calcext:value-type="float">
            <text:p>31.3</text:p>
          </table:table-cell>
          <table:table-cell table:style-name="ce4" office:value-type="float" office:value="69.3585478395" calcext:value-type="float">
            <text:p>69.4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table:formula="of:=[.F3]*6" office:value-type="float" office:value="720" calcext:value-type="float">
            <text:p>720</text:p>
          </table:table-cell>
          <table:table-cell table:formula="of:=[.G3]*6" office:value-type="float" office:value="888" calcext:value-type="float">
            <text:p>888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25, 36, 51.8</text:p>
          </table:table-cell>
          <table:table-cell table:style-name="ce4" office:value-type="float" office:value="26.0773759456" calcext:value-type="float">
            <text:p>26.1</text:p>
          </table:table-cell>
          <table:table-cell table:style-name="ce4" office:value-type="float" office:value="57.7987898663" calcext:value-type="float">
            <text:p>57.8</text:p>
          </table:table-cell>
          <table:table-cell office:value-type="float" office:value="250" calcext:value-type="float">
            <text:p>250</text:p>
          </table:table-cell>
          <table:table-cell office:value-type="float" office:value="340" calcext:value-type="float">
            <text:p>340</text:p>
          </table:table-cell>
          <table:table-cell table:formula="of:=[.F4]*6" office:value-type="float" office:value="1500" calcext:value-type="float">
            <text:p>1500</text:p>
          </table:table-cell>
          <table:table-cell table:formula="of:=[.G4]*6" office:value-type="float" office:value="2040" calcext:value-type="float">
            <text:p>204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62.2, 89.6, 129</text:p>
          </table:table-cell>
          <table:table-cell table:style-name="ce4" office:value-type="float" office:value="10.477517121" calcext:value-type="float">
            <text:p>10.5</text:p>
          </table:table-cell>
          <table:table-cell table:style-name="ce4" office:value-type="float" office:value="23.2227280713" calcext:value-type="float">
            <text:p>23.2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table:formula="of:=[.F5]*6" office:value-type="float" office:value="1680" calcext:value-type="float">
            <text:p>1680</text:p>
          </table:table-cell>
          <table:table-cell table:formula="of:=[.G5]*6" office:value-type="float" office:value="2400" calcext:value-type="float">
            <text:p>240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74.6, 108,155</text:p>
          </table:table-cell>
          <table:table-cell table:style-name="ce4" office:value-type="float" office:value="8.72703946658" calcext:value-type="float">
            <text:p>8.7</text:p>
          </table:table-cell>
          <table:table-cell table:style-name="ce4" office:value-type="float" office:value="19.3429093992" calcext:value-type="float">
            <text:p>19.3</text:p>
          </table:table-cell>
          <table:table-cell office:value-type="float" office:value="420" calcext:value-type="float">
            <text:p>420</text:p>
          </table:table-cell>
          <table:table-cell office:value-type="float" office:value="600" calcext:value-type="float">
            <text:p>600</text:p>
          </table:table-cell>
          <table:table-cell table:formula="of:=[.F6]*6" office:value-type="float" office:value="2520" calcext:value-type="float">
            <text:p>2520</text:p>
          </table:table-cell>
          <table:table-cell table:formula="of:=[.G6]*6" office:value-type="float" office:value="3600" calcext:value-type="float">
            <text:p>360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86, 268, 385</text:p>
          </table:table-cell>
          <table:table-cell table:style-name="ce4" office:value-type="float" office:value="3.51042330989" calcext:value-type="float">
            <text:p>3.5</text:p>
          </table:table-cell>
          <table:table-cell table:style-name="ce4" office:value-type="float" office:value="7.78062254629" calcext:value-type="float">
            <text:p>7.8</text:p>
          </table:table-cell>
          <table:table-cell office:value-type="float" office:value="460" calcext:value-type="float">
            <text:p>460</text:p>
          </table:table-cell>
          <table:table-cell office:value-type="float" office:value="800" calcext:value-type="float">
            <text:p>800</text:p>
          </table:table-cell>
          <table:table-cell table:formula="of:=[.F7]*6" office:value-type="float" office:value="2760" calcext:value-type="float">
            <text:p>2760</text:p>
          </table:table-cell>
          <table:table-cell table:formula="of:=[.G7]*6" office:value-type="float" office:value="4800" calcext:value-type="float">
            <text:p>480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223, 321, 462</text:p>
          </table:table-cell>
          <table:table-cell table:style-name="ce4" office:value-type="float" office:value="2.9245655266" calcext:value-type="float">
            <text:p>2.9</text:p>
          </table:table-cell>
          <table:table-cell table:style-name="ce4" office:value-type="float" office:value="6.48210727472" calcext:value-type="float">
            <text:p>6.5</text:p>
          </table:table-cell>
          <table:table-cell office:value-type="float" office:value="440" calcext:value-type="float">
            <text:p>440</text:p>
          </table:table-cell>
          <table:table-cell office:value-type="float" office:value="780" calcext:value-type="float">
            <text:p>780</text:p>
          </table:table-cell>
          <table:table-cell table:formula="of:=[.F8]*6" office:value-type="float" office:value="2640" calcext:value-type="float">
            <text:p>2640</text:p>
          </table:table-cell>
          <table:table-cell table:formula="of:=[.G8]*6" office:value-type="float" office:value="4680" calcext:value-type="float">
            <text:p>468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2" office:value-type="float" office:value="555" calcext:value-type="float">
            <text:p>555</text:p>
          </table:table-cell>
          <table:table-cell table:style-name="ce4" office:value-type="float" office:value="1.69257285503" calcext:value-type="float">
            <text:p>1.7</text:p>
          </table:table-cell>
          <table:table-cell table:style-name="ce4" office:value-type="float" office:value="3.75147649001" calcext:value-type="float">
            <text:p>3.8</text:p>
          </table:table-cell>
          <table:table-cell office:value-type="float" office:value="180" calcext:value-type="float">
            <text:p>180</text:p>
          </table:table-cell>
          <table:table-cell office:value-type="float" office:value="380" calcext:value-type="float">
            <text:p>380</text:p>
          </table:table-cell>
          <table:table-cell table:formula="of:=[.F9]*2" office:value-type="float" office:value="360" calcext:value-type="float">
            <text:p>360</text:p>
          </table:table-cell>
          <table:table-cell table:formula="of:=[.G9]*2" office:value-type="float" office:value="760" calcext:value-type="float">
            <text:p>76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float" office:value="666" calcext:value-type="float">
            <text:p>666</text:p>
          </table:table-cell>
          <table:table-cell table:style-name="ce4" office:value-type="float" office:value="1.41043499706" calcext:value-type="float">
            <text:p>1.4</text:p>
          </table:table-cell>
          <table:table-cell table:style-name="ce4" office:value-type="float" office:value="3.12613647113" calcext:value-type="float">
            <text:p>3.1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formula="of:=[.F10]*2" office:value-type="float" office:value="320" calcext:value-type="float">
            <text:p>320</text:p>
          </table:table-cell>
          <table:table-cell table:formula="of:=[.G10]*2" office:value-type="float" office:value="760" calcext:value-type="float">
            <text:p>760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float" office:value="799" calcext:value-type="float">
            <text:p>799</text:p>
          </table:table-cell>
          <table:table-cell table:style-name="ce4" office:value-type="float" office:value="1.17539192944" calcext:value-type="float">
            <text:p>1.2</text:p>
          </table:table-cell>
          <table:table-cell table:style-name="ce4" office:value-type="float" office:value="2.60517895979" calcext:value-type="float">
            <text:p>2.6</text:p>
          </table:table-cell>
          <table:table-cell office:value-type="float" office:value="140" calcext:value-type="float">
            <text:p>140</text:p>
          </table:table-cell>
          <table:table-cell office:value-type="float" office:value="380" calcext:value-type="float">
            <text:p>380</text:p>
          </table:table-cell>
          <table:table-cell table:formula="of:=[.F11]*2" office:value-type="float" office:value="280" calcext:value-type="float">
            <text:p>280</text:p>
          </table:table-cell>
          <table:table-cell table:formula="of:=[.G11]*2" office:value-type="float" office:value="760" calcext:value-type="float">
            <text:p>76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formula="of:=SUM([.H3:.H11])" office:value-type="float" office:value="12780" calcext:value-type="float">
            <text:p>12780</text:p>
          </table:table-cell>
          <table:table-cell table:formula="of:=SUM([.I3:.I11])" office:value-type="float" office:value="20688" calcext:value-type="float">
            <text:p>20688</text:p>
          </table:table-cell>
          <table:table-cell table:number-columns-repeated="16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OPEN</text:p>
          </table:table-cell>
          <table:table-cell table:number-columns-repeated="6"/>
          <table:table-cell office:value-type="string" calcext:value-type="string">
            <text:p>CROS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20.8" calcext:value-type="float">
            <text:p>20.8</text:p>
          </table:table-cell>
          <table:table-cell table:formula="of:=[.F25]/(1.5*300/[.D25])" office:value-type="float" office:value="1.44642511911502" calcext:value-type="float">
            <text:p>1.4464251191</text:p>
          </table:table-cell>
          <table:table-cell office:value-type="float" office:value="31.2928511347" calcext:value-type="float">
            <text:p>31.2928511347</text:p>
          </table:table-cell>
          <table:table-cell office:value-type="float" office:value="0.0312928511347" calcext:value-type="float">
            <text:p>0.031292851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table:formula="of:=[.M25]/(2.14*300/[.K25])" office:value-type="float" office:value="2.2471305219028" calcext:value-type="float">
            <text:p>2.2471305219</text:p>
          </table:table-cell>
          <table:table-cell office:value-type="float" office:value="69.3585478395" calcext:value-type="float">
            <text:p>69.3585478395</text:p>
          </table:table-cell>
          <table:table-cell office:value-type="float" office:value="0.0693585478395" calcext:value-type="float">
            <text:p>0.0693585478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formula="of:=[.F26]/(1.5*300/[.D26])" office:value-type="float" office:value="1.44874310808889" calcext:value-type="float">
            <text:p>1.4487431081</text:p>
          </table:table-cell>
          <table:table-cell office:value-type="float" office:value="26.0773759456" calcext:value-type="float">
            <text:p>26.0773759456</text:p>
          </table:table-cell>
          <table:table-cell office:value-type="float" office:value="0.0260773759456" calcext:value-type="float">
            <text:p>0.026077375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M26]/(2.14*300/[.K26])" office:value-type="float" office:value="2.25073169261293" calcext:value-type="float">
            <text:p>2.2507316926</text:p>
          </table:table-cell>
          <table:table-cell office:value-type="float" office:value="57.7987898663" calcext:value-type="float">
            <text:p>57.7987898663</text:p>
          </table:table-cell>
          <table:table-cell office:value-type="float" office:value="0.0577987898663" calcext:value-type="float">
            <text:p>0.0577987899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table:formula="of:=[.F27]/(1.5*300/[.D27])" office:value-type="float" office:value="2.08271887751333" calcext:value-type="float">
            <text:p>2.0827188775</text:p>
          </table:table-cell>
          <table:table-cell office:value-type="float" office:value="31.2407831627" calcext:value-type="float">
            <text:p>31.2407831627</text:p>
          </table:table-cell>
          <table:table-cell office:value-type="float" office:value="0.0312407831627" calcext:value-type="float">
            <text:p>0.031240783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M27]/(2.14*300/[.K27])" office:value-type="float" office:value="3.23566086924766" calcext:value-type="float">
            <text:p>3.2356608692</text:p>
          </table:table-cell>
          <table:table-cell office:value-type="float" office:value="69.2431426019" calcext:value-type="float">
            <text:p>69.2431426019</text:p>
          </table:table-cell>
          <table:table-cell office:value-type="float" office:value="0.0692431426019" calcext:value-type="float">
            <text:p>0.0692431426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36" calcext:value-type="float">
            <text:p>36</text:p>
          </table:table-cell>
          <table:table-cell table:formula="of:=[.F28]/(1.5*300/[.D28])" office:value-type="float" office:value="2.086190075648" calcext:value-type="float">
            <text:p>2.0861900756</text:p>
          </table:table-cell>
          <table:table-cell office:value-type="float" office:value="26.0773759456" calcext:value-type="float">
            <text:p>26.0773759456</text:p>
          </table:table-cell>
          <table:table-cell office:value-type="float" office:value="0.0260773759456" calcext:value-type="float">
            <text:p>0.026077375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M28]/(2.14*300/[.K28])" office:value-type="float" office:value="3.24105363736262" calcext:value-type="float">
            <text:p>3.2410536374</text:p>
          </table:table-cell>
          <table:table-cell office:value-type="float" office:value="57.7987898663" calcext:value-type="float">
            <text:p>57.7987898663</text:p>
          </table:table-cell>
          <table:table-cell office:value-type="float" office:value="0.0577987898663" calcext:value-type="float">
            <text:p>0.0577987899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float" office:value="43.2" calcext:value-type="float">
            <text:p>43.2</text:p>
          </table:table-cell>
          <table:table-cell table:formula="of:=[.F29]/(1.5*300/[.D29])" office:value-type="float" office:value="3.0041137089312" calcext:value-type="float">
            <text:p>3.0041137089</text:p>
          </table:table-cell>
          <table:table-cell office:value-type="float" office:value="31.2928511347" calcext:value-type="float">
            <text:p>31.2928511347</text:p>
          </table:table-cell>
          <table:table-cell office:value-type="float" office:value="0.0312928511347" calcext:value-type="float">
            <text:p>0.031292851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.2" calcext:value-type="float">
            <text:p>43.2</text:p>
          </table:table-cell>
          <table:table-cell table:formula="of:=[.M29]/(2.14*300/[.K29])" office:value-type="float" office:value="4.66711723779813" calcext:value-type="float">
            <text:p>4.6671172378</text:p>
          </table:table-cell>
          <table:table-cell office:value-type="float" office:value="69.3585478395" calcext:value-type="float">
            <text:p>69.3585478395</text:p>
          </table:table-cell>
          <table:table-cell office:value-type="float" office:value="0.0693585478395" calcext:value-type="float">
            <text:p>0.0693585478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51.8" calcext:value-type="float">
            <text:p>51.8</text:p>
          </table:table-cell>
          <table:table-cell table:formula="of:=[.F30]/(1.5*300/[.D30])" office:value-type="float" office:value="2.99890102784782" calcext:value-type="float">
            <text:p>2.9989010278</text:p>
          </table:table-cell>
          <table:table-cell office:value-type="float" office:value="26.0522290064" calcext:value-type="float">
            <text:p>26.0522290064</text:p>
          </table:table-cell>
          <table:table-cell office:value-type="float" office:value="0.0260522290064" calcext:value-type="float">
            <text:p>0.02605222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.8" calcext:value-type="float">
            <text:p>51.8</text:p>
          </table:table-cell>
          <table:table-cell table:formula="of:=[.M30]/(2.14*300/[.K30])" office:value-type="float" office:value="4.65901894455754" calcext:value-type="float">
            <text:p>4.6590189446</text:p>
          </table:table-cell>
          <table:table-cell office:value-type="float" office:value="57.7430533283" calcext:value-type="float">
            <text:p>57.7430533283</text:p>
          </table:table-cell>
          <table:table-cell office:value-type="float" office:value="0.0577430533283" calcext:value-type="float">
            <text:p>0.0577430533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float" office:value="62.2" calcext:value-type="float">
            <text:p>62.2</text:p>
          </table:table-cell>
          <table:table-cell table:formula="of:=[.F31]/(1.5*300/[.D31])" office:value-type="float" office:value="1.448225699836" calcext:value-type="float">
            <text:p>1.4482256998</text:p>
          </table:table-cell>
          <table:table-cell office:value-type="float" office:value="10.477517121" calcext:value-type="float">
            <text:p>10.477517121</text:p>
          </table:table-cell>
          <table:table-cell office:value-type="float" office:value="0.010477517121" calcext:value-type="float">
            <text:p>0.010477517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.2" calcext:value-type="float">
            <text:p>62.2</text:p>
          </table:table-cell>
          <table:table-cell table:formula="of:=[.M31]/(2.14*300/[.K31])" office:value-type="float" office:value="2.24992785986738" calcext:value-type="float">
            <text:p>2.2499278599</text:p>
          </table:table-cell>
          <table:table-cell office:value-type="float" office:value="23.2227280713" calcext:value-type="float">
            <text:p>23.2227280713</text:p>
          </table:table-cell>
          <table:table-cell office:value-type="float" office:value="0.0232227280713" calcext:value-type="float">
            <text:p>0.0232227281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4.6" calcext:value-type="float">
            <text:p>74.6</text:p>
          </table:table-cell>
          <table:table-cell table:formula="of:=[.F32]/(1.5*300/[.D32])" office:value-type="float" office:value="1.4467492093486" calcext:value-type="float">
            <text:p>1.4467492093</text:p>
          </table:table-cell>
          <table:table-cell office:value-type="float" office:value="8.72703946658" calcext:value-type="float">
            <text:p>8.7270394666</text:p>
          </table:table-cell>
          <table:table-cell office:value-type="float" office:value="0.00872703946658" calcext:value-type="float">
            <text:p>0.008727039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table:formula="of:=[.M32]/(2.14*300/[.K32])" office:value-type="float" office:value="2.24763402053009" calcext:value-type="float">
            <text:p>2.2476340205</text:p>
          </table:table-cell>
          <table:table-cell office:value-type="float" office:value="19.3429093992" calcext:value-type="float">
            <text:p>19.3429093992</text:p>
          </table:table-cell>
          <table:table-cell office:value-type="float" office:value="0.0193429093992" calcext:value-type="float">
            <text:p>0.0193429094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5" office:value-type="float" office:value="89.6" calcext:value-type="float">
            <text:p>89.6</text:p>
          </table:table-cell>
          <table:table-cell table:formula="of:=[.F33]/(1.5*300/[.D33])" office:value-type="float" office:value="2.086190075648" calcext:value-type="float">
            <text:p>2.0861900756</text:p>
          </table:table-cell>
          <table:table-cell office:value-type="float" office:value="10.477517121" calcext:value-type="float">
            <text:p>10.477517121</text:p>
          </table:table-cell>
          <table:table-cell office:value-type="float" office:value="0.010477517121" calcext:value-type="float">
            <text:p>0.010477517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.6" calcext:value-type="float">
            <text:p>89.6</text:p>
          </table:table-cell>
          <table:table-cell table:formula="of:=[.M33]/(2.14*300/[.K33])" office:value-type="float" office:value="3.24105363736523" calcext:value-type="float">
            <text:p>3.2410536374</text:p>
          </table:table-cell>
          <table:table-cell office:value-type="float" office:value="23.2227280713" calcext:value-type="float">
            <text:p>23.2227280713</text:p>
          </table:table-cell>
          <table:table-cell office:value-type="float" office:value="0.0232227280713" calcext:value-type="float">
            <text:p>0.0232227281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107.5" calcext:value-type="float">
            <text:p>107.5</text:p>
          </table:table-cell>
          <table:table-cell table:formula="of:=[.F34]/(1.5*300/[.D34])" office:value-type="float" office:value="2.08619007564583" calcext:value-type="float">
            <text:p>2.0861900756</text:p>
          </table:table-cell>
          <table:table-cell office:value-type="float" office:value="8.73288868875" calcext:value-type="float">
            <text:p>8.7328886888</text:p>
          </table:table-cell>
          <table:table-cell office:value-type="float" office:value="0.00873288868875" calcext:value-type="float">
            <text:p>0.0087328887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7.5" calcext:value-type="float">
            <text:p>107.5</text:p>
          </table:table-cell>
          <table:table-cell table:formula="of:=[.M34]/(2.14*300/[.K34])" office:value-type="float" office:value="3.2410536373641" calcext:value-type="float">
            <text:p>3.2410536374</text:p>
          </table:table-cell>
          <table:table-cell office:value-type="float" office:value="19.3558738157" calcext:value-type="float">
            <text:p>19.3558738157</text:p>
          </table:table-cell>
          <table:table-cell office:value-type="float" office:value="0.0193558738157" calcext:value-type="float">
            <text:p>0.0193558738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5" office:value-type="float" office:value="129" calcext:value-type="float">
            <text:p>129</text:p>
          </table:table-cell>
          <table:table-cell table:formula="of:=[.F35]/(1.5*300/[.D35])" office:value-type="float" office:value="3.00355490802" calcext:value-type="float">
            <text:p>3.003554908</text:p>
          </table:table-cell>
          <table:table-cell office:value-type="float" office:value="10.477517121" calcext:value-type="float">
            <text:p>10.477517121</text:p>
          </table:table-cell>
          <table:table-cell office:value-type="float" office:value="0.010477517121" calcext:value-type="float">
            <text:p>0.010477517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formula="of:=[.M35]/(2.14*300/[.K35])" office:value-type="float" office:value="4.66624909843879" calcext:value-type="float">
            <text:p>4.6662490984</text:p>
          </table:table-cell>
          <table:table-cell office:value-type="float" office:value="23.2227280713" calcext:value-type="float">
            <text:p>23.2227280713</text:p>
          </table:table-cell>
          <table:table-cell office:value-type="float" office:value="0.0232227280713" calcext:value-type="float">
            <text:p>0.0232227281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154.8" calcext:value-type="float">
            <text:p>154.8</text:p>
          </table:table-cell>
          <table:table-cell table:formula="of:=[.F36]/(1.5*300/[.D36])" office:value-type="float" office:value="3.0050843434064" calcext:value-type="float">
            <text:p>3.0050843434</text:p>
          </table:table-cell>
          <table:table-cell office:value-type="float" office:value="8.7357103006" calcext:value-type="float">
            <text:p>8.7357103006</text:p>
          </table:table-cell>
          <table:table-cell office:value-type="float" office:value="0.0087357103006" calcext:value-type="float">
            <text:p>0.008735710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4.8" calcext:value-type="float">
            <text:p>154.8</text:p>
          </table:table-cell>
          <table:table-cell table:formula="of:=[.M36]/(2.14*300/[.K36])" office:value-type="float" office:value="4.66862519167122" calcext:value-type="float">
            <text:p>4.6686251917</text:p>
          </table:table-cell>
          <table:table-cell office:value-type="float" office:value="19.3621277329" calcext:value-type="float">
            <text:p>19.3621277329</text:p>
          </table:table-cell>
          <table:table-cell office:value-type="float" office:value="0.0193621277329" calcext:value-type="float">
            <text:p>0.0193621277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5" office:value-type="float" office:value="185.8" calcext:value-type="float">
            <text:p>185.8</text:p>
          </table:table-cell>
          <table:table-cell table:formula="of:=[.F37]/(1.5*300/[.D37])" office:value-type="float" office:value="1.44941477995014" calcext:value-type="float">
            <text:p>1.44941478</text:p>
          </table:table-cell>
          <table:table-cell office:value-type="float" office:value="3.51042330989" calcext:value-type="float">
            <text:p>3.5104233099</text:p>
          </table:table-cell>
          <table:table-cell office:value-type="float" office:value="0.00351042330989" calcext:value-type="float">
            <text:p>0.0035104233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5.8" calcext:value-type="float">
            <text:p>185.8</text:p>
          </table:table-cell>
          <table:table-cell table:formula="of:=[.M37]/(2.14*300/[.K37])" office:value-type="float" office:value="2.25177518551508" calcext:value-type="float">
            <text:p>2.2517751855</text:p>
          </table:table-cell>
          <table:table-cell office:value-type="float" office:value="7.78062254629" calcext:value-type="float">
            <text:p>7.7806225463</text:p>
          </table:table-cell>
          <table:table-cell office:value-type="float" office:value="0.00778062254629" calcext:value-type="float">
            <text:p>0.007780622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2.9" calcext:value-type="float">
            <text:p>222.9</text:p>
          </table:table-cell>
          <table:table-cell table:formula="of:=[.F38]/(1.5*300/[.D38])" office:value-type="float" office:value="1.44863479084253" calcext:value-type="float">
            <text:p>1.4486347908</text:p>
          </table:table-cell>
          <table:table-cell office:value-type="float" office:value="2.9245655266" calcext:value-type="float">
            <text:p>2.9245655266</text:p>
          </table:table-cell>
          <table:table-cell office:value-type="float" office:value="0.0029245655266" calcext:value-type="float">
            <text:p>0.002924565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2.9" calcext:value-type="float">
            <text:p>222.9</text:p>
          </table:table-cell>
          <table:table-cell table:formula="of:=[.M38]/(2.14*300/[.K38])" office:value-type="float" office:value="2.25056341360606" calcext:value-type="float">
            <text:p>2.2505634136</text:p>
          </table:table-cell>
          <table:table-cell office:value-type="float" office:value="6.48210727472" calcext:value-type="float">
            <text:p>6.4821072747</text:p>
          </table:table-cell>
          <table:table-cell office:value-type="float" office:value="0.00648210727472" calcext:value-type="float">
            <text:p>0.0064821073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5" office:value-type="float" office:value="267.5" calcext:value-type="float">
            <text:p>267.5</text:p>
          </table:table-cell>
          <table:table-cell table:formula="of:=[.F39]/(1.5*300/[.D39])" office:value-type="float" office:value="2.08658009061756" calcext:value-type="float">
            <text:p>2.0865800906</text:p>
          </table:table-cell>
          <table:table-cell office:value-type="float" office:value="3.51013473188" calcext:value-type="float">
            <text:p>3.5101347319</text:p>
          </table:table-cell>
          <table:table-cell office:value-type="float" office:value="0.00351013473188" calcext:value-type="float">
            <text:p>0.003510134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7.5" calcext:value-type="float">
            <text:p>267.5</text:p>
          </table:table-cell>
          <table:table-cell table:formula="of:=[.M39]/(2.14*300/[.K39])" office:value-type="float" office:value="3.2416595550375" calcext:value-type="float">
            <text:p>3.241659555</text:p>
          </table:table-cell>
          <table:table-cell office:value-type="float" office:value="7.77998293209" calcext:value-type="float">
            <text:p>7.7799829321</text:p>
          </table:table-cell>
          <table:table-cell office:value-type="float" office:value="0.00777998293209" calcext:value-type="float">
            <text:p>0.007779982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table:formula="of:=[.F40]/(1.5*300/[.D40])" office:value-type="float" office:value="2.08619007564133" calcext:value-type="float">
            <text:p>2.0861900756</text:p>
          </table:table-cell>
          <table:table-cell office:value-type="float" office:value="2.9245655266" calcext:value-type="float">
            <text:p>2.9245655266</text:p>
          </table:table-cell>
          <table:table-cell office:value-type="float" office:value="0.0029245655266" calcext:value-type="float">
            <text:p>0.002924565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table:formula="of:=[.M40]/(2.14*300/[.K40])" office:value-type="float" office:value="3.24105363736" calcext:value-type="float">
            <text:p>3.2410536374</text:p>
          </table:table-cell>
          <table:table-cell office:value-type="float" office:value="6.48210727472" calcext:value-type="float">
            <text:p>6.4821072747</text:p>
          </table:table-cell>
          <table:table-cell office:value-type="float" office:value="0.00648210727472" calcext:value-type="float">
            <text:p>0.0064821073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5" office:value-type="float" office:value="385.2" calcext:value-type="float">
            <text:p>385.2</text:p>
          </table:table-cell>
          <table:table-cell table:formula="of:=[.F41]/(1.5*300/[.D41])" office:value-type="float" office:value="3.00450370162472" calcext:value-type="float">
            <text:p>3.0045037016</text:p>
          </table:table-cell>
          <table:table-cell office:value-type="float" office:value="3.50993423087" calcext:value-type="float">
            <text:p>3.5099342309</text:p>
          </table:table-cell>
          <table:table-cell office:value-type="float" office:value="0.00350993423087" calcext:value-type="float">
            <text:p>0.003509934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85.2" calcext:value-type="float">
            <text:p>385.2</text:p>
          </table:table-cell>
          <table:table-cell table:formula="of:=[.M41]/(2.14*300/[.K41])" office:value-type="float" office:value="4.667723120862" calcext:value-type="float">
            <text:p>4.6677231209</text:p>
          </table:table-cell>
          <table:table-cell office:value-type="float" office:value="7.77953853477" calcext:value-type="float">
            <text:p>7.7795385348</text:p>
          </table:table-cell>
          <table:table-cell office:value-type="float" office:value="0.00777953853477" calcext:value-type="float">
            <text:p>0.007779538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62.2" calcext:value-type="float">
            <text:p>462.2</text:p>
          </table:table-cell>
          <table:table-cell table:formula="of:=[.F42]/(1.5*300/[.D42])" office:value-type="float" office:value="3.00385374754338" calcext:value-type="float">
            <text:p>3.0038537475</text:p>
          </table:table-cell>
          <table:table-cell office:value-type="float" office:value="2.9245655266" calcext:value-type="float">
            <text:p>2.9245655266</text:p>
          </table:table-cell>
          <table:table-cell office:value-type="float" office:value="0.0029245655266" calcext:value-type="float">
            <text:p>0.002924565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2.2" calcext:value-type="float">
            <text:p>462.2</text:p>
          </table:table-cell>
          <table:table-cell table:formula="of:=[.M42]/(2.14*300/[.K42])" office:value-type="float" office:value="4.66671336818627" calcext:value-type="float">
            <text:p>4.6667133682</text:p>
          </table:table-cell>
          <table:table-cell office:value-type="float" office:value="6.48210727472" calcext:value-type="float">
            <text:p>6.4821072747</text:p>
          </table:table-cell>
          <table:table-cell office:value-type="float" office:value="0.00648210727472" calcext:value-type="float">
            <text:p>0.0064821073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54.7" calcext:value-type="float">
            <text:p>554.7</text:p>
          </table:table-cell>
          <table:table-cell table:formula="of:=[.F43]/(1.5*300/[.D43])" office:value-type="float" office:value="2.08637813930031" calcext:value-type="float">
            <text:p>2.0863781393</text:p>
          </table:table-cell>
          <table:table-cell office:value-type="float" office:value="1.69257285503" calcext:value-type="float">
            <text:p>1.692572855</text:p>
          </table:table-cell>
          <table:table-cell office:value-type="float" office:value="0.00169257285503" calcext:value-type="float">
            <text:p>0.00169257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54.7" calcext:value-type="float">
            <text:p>554.7</text:p>
          </table:table-cell>
          <table:table-cell table:formula="of:=[.M43]/(2.14*300/[.K43])" office:value-type="float" office:value="3.24134580842453" calcext:value-type="float">
            <text:p>3.2413458084</text:p>
          </table:table-cell>
          <table:table-cell office:value-type="float" office:value="3.75147649001" calcext:value-type="float">
            <text:p>3.75147649</text:p>
          </table:table-cell>
          <table:table-cell office:value-type="float" office:value="0.00375147649001" calcext:value-type="float">
            <text:p>0.0037514765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65.6" calcext:value-type="float">
            <text:p>665.6</text:p>
          </table:table-cell>
          <table:table-cell table:formula="of:=[.F44]/(1.5*300/[.D44])" office:value-type="float" office:value="2.08619007565141" calcext:value-type="float">
            <text:p>2.0861900757</text:p>
          </table:table-cell>
          <table:table-cell office:value-type="float" office:value="1.41043499706" calcext:value-type="float">
            <text:p>1.4104349971</text:p>
          </table:table-cell>
          <table:table-cell office:value-type="float" office:value="0.00141043499706" calcext:value-type="float">
            <text:p>0.00141043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5.6" calcext:value-type="float">
            <text:p>665.6</text:p>
          </table:table-cell>
          <table:table-cell table:formula="of:=[.M44]/(2.14*300/[.K44])" office:value-type="float" office:value="3.24105363735846" calcext:value-type="float">
            <text:p>3.2410536374</text:p>
          </table:table-cell>
          <table:table-cell office:value-type="float" office:value="3.12613647113" calcext:value-type="float">
            <text:p>3.1261364711</text:p>
          </table:table-cell>
          <table:table-cell office:value-type="float" office:value="0.00312613647113" calcext:value-type="float">
            <text:p>0.0031261365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98.7" calcext:value-type="float">
            <text:p>798.7</text:p>
          </table:table-cell>
          <table:table-cell table:formula="of:=[.F45]/(1.5*300/[.D45])" office:value-type="float" office:value="2.08619007565273" calcext:value-type="float">
            <text:p>2.0861900757</text:p>
          </table:table-cell>
          <table:table-cell office:value-type="float" office:value="1.17539192944" calcext:value-type="float">
            <text:p>1.1753919294</text:p>
          </table:table-cell>
          <table:table-cell office:value-type="float" office:value="0.00117539192944" calcext:value-type="float">
            <text:p>0.001175391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98.7" calcext:value-type="float">
            <text:p>798.7</text:p>
          </table:table-cell>
          <table:table-cell table:formula="of:=[.M45]/(2.14*300/[.K45])" office:value-type="float" office:value="3.24105363735868" calcext:value-type="float">
            <text:p>3.2410536374</text:p>
          </table:table-cell>
          <table:table-cell office:value-type="float" office:value="2.60517895979" calcext:value-type="float">
            <text:p>2.6051789598</text:p>
          </table:table-cell>
          <table:table-cell office:value-type="float" office:value="0.00260517895979" calcext:value-type="float">
            <text:p>0.002605179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0.149728450997442" calcext:value-type="float">
            <text:p>0.14972845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are with Roger, open mid sotp</text:p>
          </table:table-cell>
          <table:table-cell table:number-columns-repeated="12"/>
          <table:table-cell office:value-type="string" calcext:value-type="string">
            <text:p>t0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Tc ???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??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optical p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(M-R)/M</text:p>
          </table:table-cell>
          <table:table-cell table:number-columns-repeated="9"/>
          <table:table-cell office:value-type="string" calcext:value-type="string">
            <text:p>psat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G450</text:p>
          </table:table-cell>
          <table:table-cell/>
          <table:table-cell office:value-type="string" calcext:value-type="string">
            <text:p>G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00000000000126826782282233" calcext:value-type="float">
            <text:p>1.26826782282233E-013</text:p>
          </table:table-cell>
          <table:table-cell table:formula="of:=[.B53]*1000000000000" office:value-type="float" office:value="0.126826782282233" calcext:value-type="float">
            <text:p>0.1268267823</text:p>
          </table:table-cell>
          <table:table-cell office:value-type="float" office:value="0.1257" calcext:value-type="float">
            <text:p>0.1257</text:p>
          </table:table-cell>
          <table:table-cell table:style-name="ce7" table:formula="of:=([.C53]-[.D53])/[.D53]" office:value-type="float" office:value="0.00896405952452539" calcext:value-type="float">
            <text:p>0.00896</text:p>
          </table:table-cell>
          <table:table-cell table:number-columns-repeated="9"/>
          <table:table-cell table:formula="of:=[.D53]*2.5" office:value-type="float" office:value="0.31425" calcext:value-type="float">
            <text:p>0.314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3]/[.P53]" office:value-type="float" office:value="2.15485714285714" calcext:value-type="float">
            <text:p>2.15</text:p>
          </table:table-cell>
          <table:table-cell/>
          <table:table-cell table:style-name="ce3" table:formula="of:=[.Q53]*([.$S$50]/[.$P$50])^[.$P$48]" office:value-type="float" office:value="1.74543428571429" calcext:value-type="float">
            <text:p>1.75</text:p>
          </table:table-cell>
          <table:table-cell/>
          <table:table-cell table:formula="of:=[.Q53]*([.$U$50]/[.$P$50])^[.$P$48]" office:value-type="float" office:value="0.538714285714285" calcext:value-type="float">
            <text:p>0.5387142857</text:p>
          </table:table-cell>
          <table:table-cell/>
          <table:table-cell table:formula="of:=([.P48]+1)/(2*[.P48]+3)*((([.P49]/[.P50])^(3+2*[.P48])-1))/((([.P49]/[.P50])^([.P48]+1)-1))" office:value-type="float" office:value="0.485969387755102" calcext:value-type="float">
            <text:p>0.48596938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00000014677775623487" calcext:value-type="float">
            <text:p>1.4677775623487E-013</text:p>
          </table:table-cell>
          <table:table-cell table:formula="of:=[.B54]*1000000000000" office:value-type="float" office:value="0.14677775623487" calcext:value-type="float">
            <text:p>0.1467777562</text:p>
          </table:table-cell>
          <table:table-cell office:value-type="float" office:value="0.1464" calcext:value-type="float">
            <text:p>0.1464</text:p>
          </table:table-cell>
          <table:table-cell table:style-name="ce7" table:formula="of:=([.C54]-[.D54])/[.D54]" office:value-type="float" office:value="0.00258030215075055" calcext:value-type="float">
            <text:p>0.00258</text:p>
          </table:table-cell>
          <table:table-cell table:number-columns-repeated="9"/>
          <table:table-cell table:formula="of:=[.D54]*2.5" office:value-type="float" office:value="0.366" calcext:value-type="float">
            <text:p>0.366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4]/[.P54]" office:value-type="float" office:value="2.50971428571429" calcext:value-type="float">
            <text:p>2.51</text:p>
          </table:table-cell>
          <table:table-cell/>
          <table:table-cell table:style-name="ce3" table:formula="of:=[.Q54]*([.$S$50]/[.$P$50])^[.$P$48]" office:value-type="float" office:value="2.03286857142857" calcext:value-type="float">
            <text:p>2.03</text:p>
          </table:table-cell>
          <table:table-cell/>
          <table:table-cell table:formula="of:=[.Q54]*([.$U$50]/[.$P$50])^[.$P$48]" office:value-type="float" office:value="0.627428571428573" calcext:value-type="float">
            <text:p>0.62742857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00000171216666204155" calcext:value-type="float">
            <text:p>1.71216666204155E-013</text:p>
          </table:table-cell>
          <table:table-cell table:formula="of:=[.B55]*1000000000000" office:value-type="float" office:value="0.171216666204155" calcext:value-type="float">
            <text:p>0.1712166662</text:p>
          </table:table-cell>
          <table:table-cell office:value-type="float" office:value="0.1695" calcext:value-type="float">
            <text:p>0.1695</text:p>
          </table:table-cell>
          <table:table-cell table:style-name="ce7" table:formula="of:=([.C55]-[.D55])/[.D55]" office:value-type="float" office:value="0.0101278242133058" calcext:value-type="float">
            <text:p>0.01013</text:p>
          </table:table-cell>
          <table:table-cell table:number-columns-repeated="9"/>
          <table:table-cell table:formula="of:=[.D55]*2.5" office:value-type="float" office:value="0.42375" calcext:value-type="float">
            <text:p>0.423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5]/[.P55]" office:value-type="float" office:value="2.90571428571429" calcext:value-type="float">
            <text:p>2.91</text:p>
          </table:table-cell>
          <table:table-cell/>
          <table:table-cell table:style-name="ce3" table:formula="of:=[.Q55]*([.$S$50]/[.$P$50])^[.$P$48]" office:value-type="float" office:value="2.35362857142857" calcext:value-type="float">
            <text:p>2.35</text:p>
          </table:table-cell>
          <table:table-cell/>
          <table:table-cell table:formula="of:=[.Q55]*([.$U$50]/[.$P$50])^[.$P$48]" office:value-type="float" office:value="0.726428571428573" calcext:value-type="float">
            <text:p>0.726428571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00000196738636788297" calcext:value-type="float">
            <text:p>1.96738636788297E-013</text:p>
          </table:table-cell>
          <table:table-cell table:formula="of:=[.B56]*1000000000000" office:value-type="float" office:value="0.196738636788297" calcext:value-type="float">
            <text:p>0.1967386368</text:p>
          </table:table-cell>
          <table:table-cell office:value-type="float" office:value="0.1972" calcext:value-type="float">
            <text:p>0.1972</text:p>
          </table:table-cell>
          <table:table-cell table:style-name="ce7" table:formula="of:=([.C56]-[.D56])/[.D56]" office:value-type="float" office:value="-0.00233957003906374" calcext:value-type="float">
            <text:p>-0.00234</text:p>
          </table:table-cell>
          <table:table-cell table:number-columns-repeated="9"/>
          <table:table-cell table:formula="of:=[.D56]*2.5" office:value-type="float" office:value="0.493" calcext:value-type="float">
            <text:p>0.493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6]/[.P56]" office:value-type="float" office:value="3.38057142857143" calcext:value-type="float">
            <text:p>3.38</text:p>
          </table:table-cell>
          <table:table-cell/>
          <table:table-cell table:style-name="ce3" table:formula="of:=[.Q56]*([.$S$50]/[.$P$50])^[.$P$48]" office:value-type="float" office:value="2.73826285714286" calcext:value-type="float">
            <text:p>2.74</text:p>
          </table:table-cell>
          <table:table-cell/>
          <table:table-cell table:formula="of:=[.Q56]*([.$U$50]/[.$P$50])^[.$P$48]" office:value-type="float" office:value="0.845142857142858" calcext:value-type="float">
            <text:p>0.8451428571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000000000000223883459709365" calcext:value-type="float">
            <text:p>2.23883459709365E-013</text:p>
          </table:table-cell>
          <table:table-cell table:formula="of:=[.B57]*1000000000000" office:value-type="float" office:value="0.223883459709365" calcext:value-type="float">
            <text:p>0.2238834597</text:p>
          </table:table-cell>
          <table:table-cell office:value-type="float" office:value="0.2215" calcext:value-type="float">
            <text:p>0.2215</text:p>
          </table:table-cell>
          <table:table-cell table:style-name="ce7" table:formula="of:=([.C57]-[.D57])/[.D57]" office:value-type="float" office:value="0.0107605404486024" calcext:value-type="float">
            <text:p>0.01076</text:p>
          </table:table-cell>
          <table:table-cell table:number-columns-repeated="9"/>
          <table:table-cell table:formula="of:=[.D57]*2.5" office:value-type="float" office:value="0.55375" calcext:value-type="float">
            <text:p>0.553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7]/[.P57]" office:value-type="float" office:value="3.79714285714286" calcext:value-type="float">
            <text:p>3.80</text:p>
          </table:table-cell>
          <table:table-cell/>
          <table:table-cell table:style-name="ce3" table:formula="of:=[.Q57]*([.$S$50]/[.$P$50])^[.$P$48]" office:value-type="float" office:value="3.07568571428571" calcext:value-type="float">
            <text:p>3.08</text:p>
          </table:table-cell>
          <table:table-cell/>
          <table:table-cell table:formula="of:=[.Q57]*([.$U$50]/[.$P$50])^[.$P$48]" office:value-type="float" office:value="0.949285714285715" calcext:value-type="float">
            <text:p>0.9492857143</text:p>
          </table:table-cell>
          <table:table-cell table:number-columns-repeated="4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000000000000250755368303201" calcext:value-type="float">
            <text:p>2.50755368303201E-013</text:p>
          </table:table-cell>
          <table:table-cell table:formula="of:=[.B58]*1000000000000" office:value-type="float" office:value="0.250755368303201" calcext:value-type="float">
            <text:p>0.2507553683</text:p>
          </table:table-cell>
          <table:table-cell office:value-type="float" office:value="0.2556" calcext:value-type="float">
            <text:p>0.2556</text:p>
          </table:table-cell>
          <table:table-cell table:style-name="ce7" table:formula="of:=([.C58]-[.D58])/[.D58]" office:value-type="float" office:value="-0.0189539581251934" calcext:value-type="float">
            <text:p>-0.01895</text:p>
          </table:table-cell>
          <table:table-cell table:number-columns-repeated="9"/>
          <table:table-cell table:formula="of:=[.D58]*2.5" office:value-type="float" office:value="0.639" calcext:value-type="float">
            <text:p>0.639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8]/[.P58]" office:value-type="float" office:value="4.38171428571429" calcext:value-type="float">
            <text:p>4.38</text:p>
          </table:table-cell>
          <table:table-cell/>
          <table:table-cell table:style-name="ce3" table:formula="of:=[.Q58]*([.$S$50]/[.$P$50])^[.$P$48]" office:value-type="float" office:value="3.54918857142857" calcext:value-type="float">
            <text:p>3.55</text:p>
          </table:table-cell>
          <table:table-cell/>
          <table:table-cell table:formula="of:=[.Q58]*([.$U$50]/[.$P$50])^[.$P$48]" office:value-type="float" office:value="1.09542857142857" calcext:value-type="float">
            <text:p>1.0954285714</text:p>
          </table:table-cell>
          <table:table-cell table:number-columns-repeated="4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00000000000280658964793166" calcext:value-type="float">
            <text:p>2.80658964793166E-013</text:p>
          </table:table-cell>
          <table:table-cell table:formula="of:=[.B59]*1000000000000" office:value-type="float" office:value="0.280658964793166" calcext:value-type="float">
            <text:p>0.2806589648</text:p>
          </table:table-cell>
          <table:table-cell office:value-type="float" office:value="0.2769" calcext:value-type="float">
            <text:p>0.2769</text:p>
          </table:table-cell>
          <table:table-cell table:style-name="ce7" table:formula="of:=([.C59]-[.D59])/[.D59]" office:value-type="float" office:value="0.013575170795109" calcext:value-type="float">
            <text:p>0.01358</text:p>
          </table:table-cell>
          <table:table-cell table:number-columns-repeated="9"/>
          <table:table-cell table:formula="of:=[.D59]*2.5" office:value-type="float" office:value="0.69225" calcext:value-type="float">
            <text:p>0.692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59]/[.P59]" office:value-type="float" office:value="4.74685714285714" calcext:value-type="float">
            <text:p>4.75</text:p>
          </table:table-cell>
          <table:table-cell/>
          <table:table-cell table:style-name="ce3" table:formula="of:=[.Q59]*([.$S$50]/[.$P$50])^[.$P$48]" office:value-type="float" office:value="3.84495428571429" calcext:value-type="float">
            <text:p>3.84</text:p>
          </table:table-cell>
          <table:table-cell/>
          <table:table-cell table:formula="of:=[.Q59]*([.$U$50]/[.$P$50])^[.$P$48]" office:value-type="float" office:value="1.18671428571429" calcext:value-type="float">
            <text:p>1.1867142857</text:p>
          </table:table-cell>
          <table:table-cell table:number-columns-repeated="4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000000000000306515179446656" calcext:value-type="float">
            <text:p>3.06515179446656E-013</text:p>
          </table:table-cell>
          <table:table-cell table:formula="of:=[.B60]*1000000000000" office:value-type="float" office:value="0.306515179446656" calcext:value-type="float">
            <text:p>0.3065151794</text:p>
          </table:table-cell>
          <table:table-cell office:value-type="float" office:value="0.3027" calcext:value-type="float">
            <text:p>0.3027</text:p>
          </table:table-cell>
          <table:table-cell table:style-name="ce7" table:formula="of:=([.C60]-[.D60])/[.D60]" office:value-type="float" office:value="0.0126038303490449" calcext:value-type="float">
            <text:p>0.01260</text:p>
          </table:table-cell>
          <table:table-cell table:number-columns-repeated="9"/>
          <table:table-cell table:formula="of:=[.D60]*2.5" office:value-type="float" office:value="0.75675" calcext:value-type="float">
            <text:p>0.756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0]/[.P60]" office:value-type="float" office:value="5.18914285714286" calcext:value-type="float">
            <text:p>5.19</text:p>
          </table:table-cell>
          <table:table-cell/>
          <table:table-cell table:style-name="ce3" table:formula="of:=[.Q60]*([.$S$50]/[.$P$50])^[.$P$48]" office:value-type="float" office:value="4.20320571428571" calcext:value-type="float">
            <text:p>4.20</text:p>
          </table:table-cell>
          <table:table-cell/>
          <table:table-cell table:formula="of:=[.Q60]*([.$U$50]/[.$P$50])^[.$P$48]" office:value-type="float" office:value="1.29728571428572" calcext:value-type="float">
            <text:p>1.2972857143</text:p>
          </table:table-cell>
          <table:table-cell table:number-columns-repeated="4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00000000000328599912847497" calcext:value-type="float">
            <text:p>3.28599912847497E-013</text:p>
          </table:table-cell>
          <table:table-cell table:formula="of:=[.B61]*1000000000000" office:value-type="float" office:value="0.328599912847497" calcext:value-type="float">
            <text:p>0.3285999128</text:p>
          </table:table-cell>
          <table:table-cell office:value-type="float" office:value="0.3252" calcext:value-type="float">
            <text:p>0.3252</text:p>
          </table:table-cell>
          <table:table-cell table:style-name="ce7" table:formula="of:=([.C61]-[.D61])/[.D61]" office:value-type="float" office:value="0.0104548365544194" calcext:value-type="float">
            <text:p>0.01045</text:p>
          </table:table-cell>
          <table:table-cell table:number-columns-repeated="9"/>
          <table:table-cell table:formula="of:=[.D61]*2.5" office:value-type="float" office:value="0.813" calcext:value-type="float">
            <text:p>0.813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1]/[.P61]" office:value-type="float" office:value="5.57485714285714" calcext:value-type="float">
            <text:p>5.57</text:p>
          </table:table-cell>
          <table:table-cell/>
          <table:table-cell table:style-name="ce3" table:formula="of:=[.Q61]*([.$S$50]/[.$P$50])^[.$P$48]" office:value-type="float" office:value="4.51563428571429" calcext:value-type="float">
            <text:p>4.52</text:p>
          </table:table-cell>
          <table:table-cell/>
          <table:table-cell table:formula="of:=[.Q61]*([.$U$50]/[.$P$50])^[.$P$48]" office:value-type="float" office:value="1.39371428571429" calcext:value-type="float">
            <text:p>1.3937142857</text:p>
          </table:table-cell>
          <table:table-cell table:number-columns-repeated="4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000000000000345175479159262" calcext:value-type="float">
            <text:p>3.45175479159262E-013</text:p>
          </table:table-cell>
          <table:table-cell table:formula="of:=[.B62]*1000000000000" office:value-type="float" office:value="0.345175479159262" calcext:value-type="float">
            <text:p>0.3451754792</text:p>
          </table:table-cell>
          <table:table-cell office:value-type="float" office:value="0.3465" calcext:value-type="float">
            <text:p>0.3465</text:p>
          </table:table-cell>
          <table:table-cell table:style-name="ce7" table:formula="of:=([.C62]-[.D62])/[.D62]" office:value-type="float" office:value="-0.00382257096894157" calcext:value-type="float">
            <text:p>-0.00382</text:p>
          </table:table-cell>
          <table:table-cell table:number-columns-repeated="9"/>
          <table:table-cell table:formula="of:=[.D62]*2.5" office:value-type="float" office:value="0.86625" calcext:value-type="float">
            <text:p>0.866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2]/[.P62]" office:value-type="float" office:value="5.94" calcext:value-type="float">
            <text:p>5.94</text:p>
          </table:table-cell>
          <table:table-cell/>
          <table:table-cell table:style-name="ce3" table:formula="of:=[.Q62]*([.$S$50]/[.$P$50])^[.$P$48]" office:value-type="float" office:value="4.8114" calcext:value-type="float">
            <text:p>4.81</text:p>
          </table:table-cell>
          <table:table-cell/>
          <table:table-cell table:formula="of:=[.Q62]*([.$U$50]/[.$P$50])^[.$P$48]" office:value-type="float" office:value="1.485" calcext:value-type="float">
            <text:p>1.48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0000357003820633159" calcext:value-type="float">
            <text:p>3.57003820633159E-013</text:p>
          </table:table-cell>
          <table:table-cell table:formula="of:=[.B63]*1000000000000" office:value-type="float" office:value="0.357003820633159" calcext:value-type="float">
            <text:p>0.3570038206</text:p>
          </table:table-cell>
          <table:table-cell office:value-type="float" office:value="0.3538" calcext:value-type="float">
            <text:p>0.3538</text:p>
          </table:table-cell>
          <table:table-cell table:style-name="ce7" table:formula="of:=([.C63]-[.D63])/[.D63]" office:value-type="float" office:value="0.00905545684895105" calcext:value-type="float">
            <text:p>0.00906</text:p>
          </table:table-cell>
          <table:table-cell table:number-columns-repeated="9"/>
          <table:table-cell table:formula="of:=[.D63]*2.5" office:value-type="float" office:value="0.8845" calcext:value-type="float">
            <text:p>0.884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3]/[.P63]" office:value-type="float" office:value="6.06514285714286" calcext:value-type="float">
            <text:p>6.07</text:p>
          </table:table-cell>
          <table:table-cell/>
          <table:table-cell table:style-name="ce3" table:formula="of:=[.Q63]*([.$S$50]/[.$P$50])^[.$P$48]" office:value-type="float" office:value="4.91276571428571" calcext:value-type="float">
            <text:p>4.91</text:p>
          </table:table-cell>
          <table:table-cell/>
          <table:table-cell table:formula="of:=[.Q63]*([.$U$50]/[.$P$50])^[.$P$48]" office:value-type="float" office:value="1.51628571428572" calcext:value-type="float">
            <text:p>1.5162857143</text:p>
          </table:table-cell>
          <table:table-cell table:number-columns-repeated="4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00000000000036329927229869" calcext:value-type="float">
            <text:p>3.6329927229869E-013</text:p>
          </table:table-cell>
          <table:table-cell table:formula="of:=[.B64]*1000000000000" office:value-type="float" office:value="0.36329927229869" calcext:value-type="float">
            <text:p>0.3632992723</text:p>
          </table:table-cell>
          <table:table-cell office:value-type="float" office:value="0.3593" calcext:value-type="float">
            <text:p>0.3593</text:p>
          </table:table-cell>
          <table:table-cell table:style-name="ce7" table:formula="of:=([.C64]-[.D64])/[.D64]" office:value-type="float" office:value="0.0111307328101595" calcext:value-type="float">
            <text:p>0.01113</text:p>
          </table:table-cell>
          <table:table-cell table:number-columns-repeated="9"/>
          <table:table-cell table:formula="of:=[.D64]*2.5" office:value-type="float" office:value="0.89825" calcext:value-type="float">
            <text:p>0.898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4]/[.P64]" office:value-type="float" office:value="6.15942857142857" calcext:value-type="float">
            <text:p>6.16</text:p>
          </table:table-cell>
          <table:table-cell/>
          <table:table-cell table:style-name="ce3" table:formula="of:=[.Q64]*([.$S$50]/[.$P$50])^[.$P$48]" office:value-type="float" office:value="4.98913714285714" calcext:value-type="float">
            <text:p>4.99</text:p>
          </table:table-cell>
          <table:table-cell/>
          <table:table-cell table:formula="of:=[.Q64]*([.$U$50]/[.$P$50])^[.$P$48]" office:value-type="float" office:value="1.53985714285714" calcext:value-type="float">
            <text:p>1.5398571429</text:p>
          </table:table-cell>
          <table:table-cell table:number-columns-repeated="4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0.000000000000366095069623478" calcext:value-type="float">
            <text:p>3.66095069623478E-013</text:p>
          </table:table-cell>
          <table:table-cell table:formula="of:=[.B65]*1000000000000" office:value-type="float" office:value="0.366095069623478" calcext:value-type="float">
            <text:p>0.3660950696</text:p>
          </table:table-cell>
          <table:table-cell office:value-type="float" office:value="0.3615" calcext:value-type="float">
            <text:p>0.3615</text:p>
          </table:table-cell>
          <table:table-cell table:style-name="ce7" table:formula="of:=([.C65]-[.D65])/[.D65]" office:value-type="float" office:value="0.0127111192903948" calcext:value-type="float">
            <text:p>0.01271</text:p>
          </table:table-cell>
          <table:table-cell table:number-columns-repeated="9"/>
          <table:table-cell table:formula="of:=[.D65]*2.5" office:value-type="float" office:value="0.90375" calcext:value-type="float">
            <text:p>0.903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5]/[.P65]" office:value-type="float" office:value="6.19714285714286" calcext:value-type="float">
            <text:p>6.20</text:p>
          </table:table-cell>
          <table:table-cell/>
          <table:table-cell table:style-name="ce3" table:formula="of:=[.Q65]*([.$S$50]/[.$P$50])^[.$P$48]" office:value-type="float" office:value="5.01968571428572" calcext:value-type="float">
            <text:p>5.02</text:p>
          </table:table-cell>
          <table:table-cell/>
          <table:table-cell table:formula="of:=[.Q65]*([.$U$50]/[.$P$50])^[.$P$48]" office:value-type="float" office:value="1.54928571428572" calcext:value-type="float">
            <text:p>1.5492857143</text:p>
          </table:table-cell>
          <table:table-cell table:number-columns-repeated="4"/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0.000000000000370498996667375" calcext:value-type="float">
            <text:p>3.70498996667375E-013</text:p>
          </table:table-cell>
          <table:table-cell table:formula="of:=[.B66]*1000000000000" office:value-type="float" office:value="0.370498996667375" calcext:value-type="float">
            <text:p>0.3704989967</text:p>
          </table:table-cell>
          <table:table-cell office:value-type="float" office:value="0.3655" calcext:value-type="float">
            <text:p>0.3655</text:p>
          </table:table-cell>
          <table:table-cell table:style-name="ce7" table:formula="of:=([.C66]-[.D66])/[.D66]" office:value-type="float" office:value="0.0136771454647745" calcext:value-type="float">
            <text:p>0.01368</text:p>
          </table:table-cell>
          <table:table-cell table:number-columns-repeated="9"/>
          <table:table-cell table:formula="of:=[.D66]*2.5" office:value-type="float" office:value="0.91375" calcext:value-type="float">
            <text:p>0.913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6]/[.P66]" office:value-type="float" office:value="6.26571428571429" calcext:value-type="float">
            <text:p>6.27</text:p>
          </table:table-cell>
          <table:table-cell/>
          <table:table-cell table:style-name="ce3" table:formula="of:=[.Q66]*([.$S$50]/[.$P$50])^[.$P$48]" office:value-type="float" office:value="5.07522857142857" calcext:value-type="float">
            <text:p>5.08</text:p>
          </table:table-cell>
          <table:table-cell/>
          <table:table-cell table:formula="of:=[.Q66]*([.$U$50]/[.$P$50])^[.$P$48]" office:value-type="float" office:value="1.56642857142857" calcext:value-type="float">
            <text:p>1.5664285714</text:p>
          </table:table-cell>
          <table:table-cell table:number-columns-repeated="4"/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0.000000000000383844444084827" calcext:value-type="float">
            <text:p>3.83844444084827E-013</text:p>
          </table:table-cell>
          <table:table-cell table:formula="of:=[.B67]*1000000000000" office:value-type="float" office:value="0.383844444084827" calcext:value-type="float">
            <text:p>0.3838444441</text:p>
          </table:table-cell>
          <table:table-cell office:value-type="float" office:value="0.3839" calcext:value-type="float">
            <text:p>0.3839</text:p>
          </table:table-cell>
          <table:table-cell table:style-name="ce7" table:formula="of:=([.C67]-[.D67])/[.D67]" office:value-type="float" office:value="-0.000144714548509393" calcext:value-type="float">
            <text:p>-0.00014</text:p>
          </table:table-cell>
          <table:table-cell table:number-columns-repeated="9"/>
          <table:table-cell table:formula="of:=[.D67]*2.5" office:value-type="float" office:value="0.95975" calcext:value-type="float">
            <text:p>0.9597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7]/[.P67]" office:value-type="float" office:value="6.58114285714286" calcext:value-type="float">
            <text:p>6.58</text:p>
          </table:table-cell>
          <table:table-cell/>
          <table:table-cell table:style-name="ce3" table:formula="of:=[.Q67]*([.$S$50]/[.$P$50])^[.$P$48]" office:value-type="float" office:value="5.33072571428572" calcext:value-type="float">
            <text:p>5.33</text:p>
          </table:table-cell>
          <table:table-cell/>
          <table:table-cell table:formula="of:=[.Q67]*([.$U$50]/[.$P$50])^[.$P$48]" office:value-type="float" office:value="1.64528571428571" calcext:value-type="float">
            <text:p>1.645285714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0000413828856241549" calcext:value-type="float">
            <text:p>4.13828856241549E-013</text:p>
          </table:table-cell>
          <table:table-cell table:formula="of:=[.B68]*1000000000000" office:value-type="float" office:value="0.413828856241549" calcext:value-type="float">
            <text:p>0.4138288562</text:p>
          </table:table-cell>
          <table:table-cell office:value-type="float" office:value="0.4084" calcext:value-type="float">
            <text:p>0.4084</text:p>
          </table:table-cell>
          <table:table-cell table:style-name="ce7" table:formula="of:=([.C68]-[.D68])/[.D68]" office:value-type="float" office:value="0.0132929878588365" calcext:value-type="float">
            <text:p>0.01329</text:p>
          </table:table-cell>
          <table:table-cell table:number-columns-repeated="9"/>
          <table:table-cell table:formula="of:=[.D68]*2.5" office:value-type="float" office:value="1.021" calcext:value-type="float">
            <text:p>1.021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8]/[.P68]" office:value-type="float" office:value="7.00114285714286" calcext:value-type="float">
            <text:p>7.00</text:p>
          </table:table-cell>
          <table:table-cell/>
          <table:table-cell table:style-name="ce3" table:formula="of:=[.Q68]*([.$S$50]/[.$P$50])^[.$P$48]" office:value-type="float" office:value="5.67092571428572" calcext:value-type="float">
            <text:p>5.67</text:p>
          </table:table-cell>
          <table:table-cell/>
          <table:table-cell table:formula="of:=[.Q68]*([.$U$50]/[.$P$50])^[.$P$48]" office:value-type="float" office:value="1.75028571428572" calcext:value-type="float">
            <text:p>1.7502857143</text:p>
          </table:table-cell>
          <table:table-cell table:number-columns-repeated="4"/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0.000000000000466715814165605" calcext:value-type="float">
            <text:p>4.66715814165605E-013</text:p>
          </table:table-cell>
          <table:table-cell table:formula="of:=[.B69]*1000000000000" office:value-type="float" office:value="0.466715814165605" calcext:value-type="float">
            <text:p>0.4667158142</text:p>
          </table:table-cell>
          <table:table-cell office:value-type="float" office:value="0.4712" calcext:value-type="float">
            <text:p>0.4712</text:p>
          </table:table-cell>
          <table:table-cell table:style-name="ce7" table:formula="of:=([.C69]-[.D69])/[.D69]" office:value-type="float" office:value="-0.00951652341764567" calcext:value-type="float">
            <text:p>-0.00952</text:p>
          </table:table-cell>
          <table:table-cell table:number-columns-repeated="9"/>
          <table:table-cell table:formula="of:=[.D69]*2.5" office:value-type="float" office:value="1.178" calcext:value-type="float">
            <text:p>1.178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69]/[.P69]" office:value-type="float" office:value="8.07771428571428" calcext:value-type="float">
            <text:p>8.08</text:p>
          </table:table-cell>
          <table:table-cell/>
          <table:table-cell table:style-name="ce3" table:formula="of:=[.Q69]*([.$S$50]/[.$P$50])^[.$P$48]" office:value-type="float" office:value="6.54294857142857" calcext:value-type="float">
            <text:p>6.54</text:p>
          </table:table-cell>
          <table:table-cell/>
          <table:table-cell table:formula="of:=[.Q69]*([.$U$50]/[.$P$50])^[.$P$48]" office:value-type="float" office:value="2.01942857142857" calcext:value-type="float">
            <text:p>2.0194285714</text:p>
          </table:table-cell>
          <table:table-cell table:number-columns-repeated="4"/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0.00000000000054302248932961" calcext:value-type="float">
            <text:p>5.4302248932961E-013</text:p>
          </table:table-cell>
          <table:table-cell table:formula="of:=[.B70]*1000000000000" office:value-type="float" office:value="0.54302248932961" calcext:value-type="float">
            <text:p>0.5430224893</text:p>
          </table:table-cell>
          <table:table-cell office:value-type="float" office:value="0.5408" calcext:value-type="float">
            <text:p>0.5408</text:p>
          </table:table-cell>
          <table:table-cell table:style-name="ce7" table:formula="of:=([.C70]-[.D70])/[.D70]" office:value-type="float" office:value="0.00410963263611378" calcext:value-type="float">
            <text:p>0.00411</text:p>
          </table:table-cell>
          <table:table-cell table:number-columns-repeated="9"/>
          <table:table-cell table:formula="of:=[.D70]*2.5" office:value-type="float" office:value="1.352" calcext:value-type="float">
            <text:p>1.352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70]/[.P70]" office:value-type="float" office:value="9.27085714285714" calcext:value-type="float">
            <text:p>9.27</text:p>
          </table:table-cell>
          <table:table-cell/>
          <table:table-cell table:style-name="ce3" table:formula="of:=[.Q70]*([.$S$50]/[.$P$50])^[.$P$48]" office:value-type="float" office:value="7.50939428571429" calcext:value-type="float">
            <text:p>7.51</text:p>
          </table:table-cell>
          <table:table-cell/>
          <table:table-cell table:formula="of:=[.Q70]*([.$U$50]/[.$P$50])^[.$P$48]" office:value-type="float" office:value="2.31771428571429" calcext:value-type="float">
            <text:p>2.3177142857</text:p>
          </table:table-cell>
          <table:table-cell table:number-columns-repeated="4"/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0.000000000000639521592277908" calcext:value-type="float">
            <text:p>6.39521592277908E-013</text:p>
          </table:table-cell>
          <table:table-cell table:formula="of:=[.B71]*1000000000000" office:value-type="float" office:value="0.639521592277908" calcext:value-type="float">
            <text:p>0.6395215923</text:p>
          </table:table-cell>
          <table:table-cell office:value-type="float" office:value="0.6286" calcext:value-type="float">
            <text:p>0.6286</text:p>
          </table:table-cell>
          <table:table-cell table:style-name="ce7" table:formula="of:=([.C71]-[.D71])/[.D71]" office:value-type="float" office:value="0.0173744706934583" calcext:value-type="float">
            <text:p>0.01737</text:p>
          </table:table-cell>
          <table:table-cell table:number-columns-repeated="9"/>
          <table:table-cell table:formula="of:=[.D71]*2.5" office:value-type="float" office:value="1.5715" calcext:value-type="float">
            <text:p>1.571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71]/[.P71]" office:value-type="float" office:value="10.776" calcext:value-type="float">
            <text:p>10.78</text:p>
          </table:table-cell>
          <table:table-cell/>
          <table:table-cell table:style-name="ce3" table:formula="of:=[.Q71]*([.$S$50]/[.$P$50])^[.$P$48]" office:value-type="float" office:value="8.72856" calcext:value-type="float">
            <text:p>8.73</text:p>
          </table:table-cell>
          <table:table-cell/>
          <table:table-cell table:formula="of:=[.Q71]*([.$U$50]/[.$P$50])^[.$P$48]" office:value-type="float" office:value="2.694" calcext:value-type="float">
            <text:p>2.694</text:p>
          </table:table-cell>
          <table:table-cell table:number-columns-repeated="4"/>
        </table:table-row>
        <table:table-row table:style-name="ro1">
          <table:table-cell office:value-type="float" office:value="665.6" calcext:value-type="float">
            <text:p>665.6</text:p>
          </table:table-cell>
          <table:table-cell office:value-type="float" office:value="0.000000000000749475913899485" calcext:value-type="float">
            <text:p>7.49475913899485E-013</text:p>
          </table:table-cell>
          <table:table-cell table:formula="of:=[.B72]*1000000000000" office:value-type="float" office:value="0.749475913899485" calcext:value-type="float">
            <text:p>0.7494759139</text:p>
          </table:table-cell>
          <table:table-cell office:value-type="float" office:value="0.7365" calcext:value-type="float">
            <text:p>0.7365</text:p>
          </table:table-cell>
          <table:table-cell table:style-name="ce7" table:formula="of:=([.C72]-[.D72])/[.D72]" office:value-type="float" office:value="0.0176183488112491" calcext:value-type="float">
            <text:p>0.01762</text:p>
          </table:table-cell>
          <table:table-cell table:number-columns-repeated="9"/>
          <table:table-cell table:formula="of:=[.D72]*2.5" office:value-type="float" office:value="1.84125" calcext:value-type="float">
            <text:p>1.841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72]/[.P72]" office:value-type="float" office:value="12.6257142857143" calcext:value-type="float">
            <text:p>12.63</text:p>
          </table:table-cell>
          <table:table-cell/>
          <table:table-cell table:style-name="ce3" table:formula="of:=[.Q72]*([.$S$50]/[.$P$50])^[.$P$48]" office:value-type="float" office:value="10.2268285714286" calcext:value-type="float">
            <text:p>10.23</text:p>
          </table:table-cell>
          <table:table-cell/>
          <table:table-cell table:formula="of:=[.Q72]*([.$U$50]/[.$P$50])^[.$P$48]" office:value-type="float" office:value="3.15642857142858" calcext:value-type="float">
            <text:p>3.1564285714</text:p>
          </table:table-cell>
          <table:table-cell table:number-columns-repeated="4"/>
        </table:table-row>
        <table:table-row table:style-name="ro1">
          <table:table-cell office:value-type="float" office:value="798.7" calcext:value-type="float">
            <text:p>798.7</text:p>
          </table:table-cell>
          <table:table-cell office:value-type="float" office:value="0.000000000000862652699828187" calcext:value-type="float">
            <text:p>8.62652699828187E-013</text:p>
          </table:table-cell>
          <table:table-cell table:formula="of:=[.B73]*1000000000000" office:value-type="float" office:value="0.862652699828187" calcext:value-type="float">
            <text:p>0.8626526998</text:p>
          </table:table-cell>
          <table:table-cell office:value-type="float" office:value="0.8477" calcext:value-type="float">
            <text:p>0.8477</text:p>
          </table:table-cell>
          <table:table-cell table:style-name="ce7" table:formula="of:=([.C73]-[.D73])/[.D73]" office:value-type="float" office:value="0.0176391410029337" calcext:value-type="float">
            <text:p>0.01764</text:p>
          </table:table-cell>
          <table:table-cell table:number-columns-repeated="9"/>
          <table:table-cell table:formula="of:=[.D73]*2.5" office:value-type="float" office:value="2.11925" calcext:value-type="float">
            <text:p>2.11925</text:p>
          </table:table-cell>
          <table:table-cell table:formula="of:=[.$P$50]*(1-([.$P$49]/[.$P$50])^([.$P$48]+1))/([.$P$48]+1)" office:value-type="float" office:value="0.145833333333333" calcext:value-type="float">
            <text:p>0.1458333333</text:p>
          </table:table-cell>
          <table:table-cell table:style-name="ce3" table:formula="of:=[.O73]/[.P73]" office:value-type="float" office:value="14.532" calcext:value-type="float">
            <text:p>14.53</text:p>
          </table:table-cell>
          <table:table-cell/>
          <table:table-cell table:style-name="ce3" table:formula="of:=[.Q73]*([.$S$50]/[.$P$50])^[.$P$48]" office:value-type="float" office:value="11.77092" calcext:value-type="float">
            <text:p>11.77</text:p>
          </table:table-cell>
          <table:table-cell/>
          <table:table-cell table:formula="of:=[.Q73]*([.$U$50]/[.$P$50])^[.$P$48]" office:value-type="float" office:value="3.633" calcext:value-type="float">
            <text:p>3.633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CMB pow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me, all </text:p>
          </table:table-cell>
          <table:table-cell office:value-type="string" calcext:value-type="string">
            <text:p>me, absorbed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me, effeciency</text:p>
          </table:table-cell>
          <table:table-cell office:value-type="string" calcext:value-type="string">
            <text:p>(M-R)/M</text:p>
          </table:table-cell>
          <table:table-cell table:number-columns-repeated="18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77]/[.B77]" office:value-type="float" office:value="0.312037037037037" calcext:value-type="float">
            <text:p>0.312037037</text:p>
          </table:table-cell>
          <table:table-cell table:formula="of:=([.C77]-[.D77])/[.D77]" office:value-type="float" office:value="0.011" calcext:value-type="float">
            <text:p>0.011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152" calcext:value-type="float">
            <text:p>0.1152</text:p>
          </table:table-cell>
          <table:table-cell/>
          <table:table-cell table:formula="of:=[.C78]/[.B78]" office:value-type="float" office:value="0.311793214862682" calcext:value-type="float">
            <text:p>0.3117932149</text:p>
          </table:table-cell>
          <table:table-cell table:formula="of:=([.C78]-[.D78])/[.D78]" office:value-type="float" office:value="0.00520833333333324" calcext:value-type="float">
            <text:p>0.0052083333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17" calcext:value-type="float">
            <text:p>0.1317</text:p>
          </table:table-cell>
          <table:table-cell/>
          <table:table-cell table:formula="of:=[.C79]/[.B79]" office:value-type="float" office:value="0.311303129378795" calcext:value-type="float">
            <text:p>0.3113031294</text:p>
          </table:table-cell>
          <table:table-cell table:formula="of:=([.C79]-[.D79])/[.D79]" office:value-type="float" office:value="0.0121488230827638" calcext:value-type="float">
            <text:p>0.012148823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C80]/[.B80]" office:value-type="float" office:value="0.311005770816158" calcext:value-type="float">
            <text:p>0.3110057708</text:p>
          </table:table-cell>
          <table:table-cell table:formula="of:=([.C80]-[.D80])/[.D80]" office:value-type="float" office:value="-0.000662251655629066" calcext:value-type="float">
            <text:p>-0.0006622517</text:p>
          </table:table-cell>
          <table:table-cell table:number-columns-repeated="18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1664" calcext:value-type="float">
            <text:p>0.1664</text:p>
          </table:table-cell>
          <table:table-cell/>
          <table:table-cell table:formula="of:=[.C81]/[.B81]" office:value-type="float" office:value="0.310599078341014" calcext:value-type="float">
            <text:p>0.3105990783</text:p>
          </table:table-cell>
          <table:table-cell table:formula="of:=([.C81]-[.D81])/[.D81]" office:value-type="float" office:value="0.0126201923076923" calcext:value-type="float">
            <text:p>0.0126201923</text:p>
          </table:table-cell>
          <table:table-cell table:number-columns-repeated="18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[.C82]/[.B82]" office:value-type="float" office:value="0.310112737674575" calcext:value-type="float">
            <text:p>0.3101127377</text:p>
          </table:table-cell>
          <table:table-cell table:formula="of:=([.C82]-[.D82])/[.D82]" office:value-type="float" office:value="-0.0170666666666666" calcext:value-type="float">
            <text:p>-0.0170666667</text:p>
          </table:table-cell>
          <table:table-cell table:number-columns-repeated="18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971" calcext:value-type="float">
            <text:p>0.1971</text:p>
          </table:table-cell>
          <table:table-cell/>
          <table:table-cell table:formula="of:=[.C83]/[.B83]" office:value-type="float" office:value="0.309512761020882" calcext:value-type="float">
            <text:p>0.309512761</text:p>
          </table:table-cell>
          <table:table-cell table:formula="of:=([.C83]-[.D83])/[.D83]" office:value-type="float" office:value="0.015220700152207" calcext:value-type="float">
            <text:p>0.0152207002</text:p>
          </table:table-cell>
          <table:table-cell table:number-columns-repeated="18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072" calcext:value-type="float">
            <text:p>0.2072</text:p>
          </table:table-cell>
          <table:table-cell/>
          <table:table-cell table:formula="of:=[.C84]/[.B84]" office:value-type="float" office:value="0.30892515806499" calcext:value-type="float">
            <text:p>0.3089251581</text:p>
          </table:table-cell>
          <table:table-cell table:formula="of:=([.C84]-[.D84])/[.D84]" office:value-type="float" office:value="0.0139961389961389" calcext:value-type="float">
            <text:p>0.013996139</text:p>
          </table:table-cell>
          <table:table-cell table:number-columns-repeated="18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112" calcext:value-type="float">
            <text:p>0.2112</text:p>
          </table:table-cell>
          <table:table-cell/>
          <table:table-cell table:formula="of:=[.C85]/[.B85]" office:value-type="float" office:value="0.308324917039388" calcext:value-type="float">
            <text:p>0.308324917</text:p>
          </table:table-cell>
          <table:table-cell table:formula="of:=([.C85]-[.D85])/[.D85]" office:value-type="float" office:value="0.0118371212121212" calcext:value-type="float">
            <text:p>0.0118371212</text:p>
          </table:table-cell>
          <table:table-cell table:number-columns-repeated="18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679" calcext:value-type="float">
            <text:p>0.679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2093" calcext:value-type="float">
            <text:p>0.2093</text:p>
          </table:table-cell>
          <table:table-cell/>
          <table:table-cell table:formula="of:=[.C86]/[.B86]" office:value-type="float" office:value="0.307658321060383" calcext:value-type="float">
            <text:p>0.3076583211</text:p>
          </table:table-cell>
          <table:table-cell table:formula="of:=([.C86]-[.D86])/[.D86]" office:value-type="float" office:value="-0.00191113234591501" calcext:value-type="float">
            <text:p>-0.0019111323</text:p>
          </table:table-cell>
          <table:table-cell table:number-columns-repeated="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34" calcext:value-type="float">
            <text:p>0.1934</text:p>
          </table:table-cell>
          <table:table-cell/>
          <table:table-cell table:formula="of:=[.C87]/[.B87]" office:value-type="float" office:value="0.306821754165357" calcext:value-type="float">
            <text:p>0.3068217542</text:p>
          </table:table-cell>
          <table:table-cell table:formula="of:=([.C87]-[.D87])/[.D87]" office:value-type="float" office:value="0.00930713547052738" calcext:value-type="float">
            <text:p>0.0093071355</text:p>
          </table:table-cell>
          <table:table-cell table:number-columns-repeated="18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698" calcext:value-type="float">
            <text:p>0.1698</text:p>
          </table:table-cell>
          <table:table-cell/>
          <table:table-cell table:formula="of:=[.C88]/[.B88]" office:value-type="float" office:value="0.306006059525931" calcext:value-type="float">
            <text:p>0.3060060595</text:p>
          </table:table-cell>
          <table:table-cell table:formula="of:=([.C88]-[.D88])/[.D88]" office:value-type="float" office:value="0.0111896348645466" calcext:value-type="float">
            <text:p>0.0111896349</text:p>
          </table:table-cell>
          <table:table-cell table:number-columns-repeated="18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381" calcext:value-type="float">
            <text:p>0.1381</text:p>
          </table:table-cell>
          <table:table-cell/>
          <table:table-cell table:formula="of:=[.C89]/[.B89]" office:value-type="float" office:value="0.305221760978807" calcext:value-type="float">
            <text:p>0.305221761</text:p>
          </table:table-cell>
          <table:table-cell table:formula="of:=([.C89]-[.D89])/[.D89]" office:value-type="float" office:value="0.0115858073859523" calcext:value-type="float">
            <text:p>0.0115858074</text:p>
          </table:table-cell>
          <table:table-cell table:number-columns-repeated="18"/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C90]/[.B90]" office:value-type="float" office:value="0.304129793510324" calcext:value-type="float">
            <text:p>0.3041297935</text:p>
          </table:table-cell>
          <table:table-cell table:formula="of:=([.C90]-[.D90])/[.D90]" office:value-type="float" office:value="0.0107843137254902" calcext:value-type="float">
            <text:p>0.0107843137</text:p>
          </table:table-cell>
          <table:table-cell table:number-columns-repeated="18"/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82" calcext:value-type="float">
            <text:p>0.0682</text:p>
          </table:table-cell>
          <table:table-cell/>
          <table:table-cell table:formula="of:=[.C91]/[.B91]" office:value-type="float" office:value="0.303275011215792" calcext:value-type="float">
            <text:p>0.3032750112</text:p>
          </table:table-cell>
          <table:table-cell table:formula="of:=([.C91]-[.D91])/[.D91]" office:value-type="float" office:value="-0.00879765395894413" calcext:value-type="float">
            <text:p>-0.008797654</text:p>
          </table:table-cell>
          <table:table-cell table:number-columns-repeated="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92]/[.B92]" office:value-type="float" office:value="0.30173775671406" calcext:value-type="float">
            <text:p>0.3017377567</text:p>
          </table:table-cell>
          <table:table-cell table:formula="of:=([.C92]-[.D92])/[.D92]" office:value-type="float" office:value="0.00526315789473699" calcext:value-type="float">
            <text:p>0.0052631579</text:p>
          </table:table-cell>
          <table:table-cell table:number-columns-repeated="18"/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6" calcext:value-type="float">
            <text:p>0.0186</text:p>
          </table:table-cell>
          <table:table-cell/>
          <table:table-cell table:formula="of:=[.C93]/[.B93]" office:value-type="float" office:value="0.3003300330033" calcext:value-type="float">
            <text:p>0.300330033</text:p>
          </table:table-cell>
          <table:table-cell table:formula="of:=([.C93]-[.D93])/[.D93]" office:value-type="float" office:value="-0.0215053763440861" calcext:value-type="float">
            <text:p>-0.0215053763</text:p>
          </table:table-cell>
          <table:table-cell table:number-columns-repeated="18"/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2" calcext:value-type="float">
            <text:p>0.0072</text:p>
          </table:table-cell>
          <table:table-cell/>
          <table:table-cell table:formula="of:=[.C94]/[.B94]" office:value-type="float" office:value="0.299145299145299" calcext:value-type="float">
            <text:p>0.2991452991</text:p>
          </table:table-cell>
          <table:table-cell table:formula="of:=([.C94]-[.D94])/[.D94]" office:value-type="float" office:value="-0.0277777777777778" calcext:value-type="float">
            <text:p>-0.0277777778</text:p>
          </table:table-cell>
          <table:table-cell table:number-columns-repeated="18"/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0.0071" calcext:value-type="float">
            <text:p>0.0071</text:p>
          </table:table-cell>
          <table:table-cell table:number-columns-repeated="2" office:value-type="float" office:value="0.0021" calcext:value-type="float">
            <text:p>0.0021</text:p>
          </table:table-cell>
          <table:table-cell/>
          <table:table-cell table:formula="of:=[.C95]/[.B95]" office:value-type="float" office:value="0.295774647887324" calcext:value-type="float">
            <text:p>0.2957746479</text:p>
          </table:table-cell>
          <table:table-cell table:formula="of:=([.C95]-[.D95])/[.D9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665.6" calcext:value-type="float">
            <text:p>665.6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1"/>
        </table:table-row>
        <table:table-row table:style-name="ro1">
          <table:table-cell office:value-type="float" office:value="798.7" calcext:value-type="float">
            <text:p>798.7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Stop power</text:p>
          </table:table-cell>
          <table:table-cell table:number-columns-repeated="23"/>
        </table:table-row>
        <table:table-row table:style-name="ro1">
          <table:table-cell table:number-columns-repeated="15"/>
          <table:table-cell office:value-type="float" office:value="0.174" calcext:value-type="float">
            <text:p>0.174</text:p>
          </table:table-cell>
          <table:table-cell table:formula="of:=[.P100]/10" office:value-type="float" office:value="0.0174" calcext:value-type="float">
            <text:p>0.01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45236262606129" calcext:value-type="float">
            <text:p>1.45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9606396848901" calcext:value-type="float">
            <text:p>0.0339606397</text:p>
          </table:table-cell>
          <table:table-cell table:style-name="ce8" office:value-type="float" office:value="0.0000000000000493231638354682" calcext:value-type="float">
            <text:p>4.93E-014</text:p>
          </table:table-cell>
          <table:table-cell table:style-name="ce8" office:value-type="float" office:value="2.64542035599432E-018" calcext:value-type="float">
            <text:p>2.65E-018</text:p>
          </table:table-cell>
          <table:table-cell table:style-name="ce8" office:value-type="float" office:value="3.0176259441063E-019" calcext:value-type="float">
            <text:p>3.02E-01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-R / R</text:p>
          </table:table-cell>
          <table:table-cell table:number-columns-repeated="11"/>
          <table:table-cell office:value-type="float" office:value="0.203" calcext:value-type="float">
            <text:p>0.203</text:p>
          </table:table-cell>
          <table:table-cell table:formula="of:=[.P101]/10" office:value-type="float" office:value="0.0203" calcext:value-type="float">
            <text:p>0.02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49029931043957" calcext:value-type="float">
            <text:p>1.49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9189499052545" calcext:value-type="float">
            <text:p>0.0339189499</text:p>
          </table:table-cell>
          <table:table-cell table:style-name="ce8" office:value-type="float" office:value="0.0000000000000505493876546352" calcext:value-type="float">
            <text:p>5.05E-014</text:p>
          </table:table-cell>
          <table:table-cell table:style-name="ce8" office:value-type="float" office:value="2.93228043187988E-018" calcext:value-type="float">
            <text:p>2.93E-018</text:p>
          </table:table-cell>
          <table:table-cell table:style-name="ce8" office:value-type="float" office:value="2.82380815413485E-019" calcext:value-type="float">
            <text:p>2.82E-01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172967802382774" calcext:value-type="float">
            <text:p>0.0172967802</text:p>
          </table:table-cell>
          <table:table-cell office:value-type="float" office:value="0.0174" calcext:value-type="float">
            <text:p>0.0174</text:p>
          </table:table-cell>
          <table:table-cell table:style-name="ce7" table:formula="of:=([.B102]-[.C102])/[.C102]" office:value-type="float" office:value="-0.00593217021394212" calcext:value-type="float">
            <text:p>-0.00593</text:p>
          </table:table-cell>
          <table:table-cell table:style-name="ce8" table:number-columns-repeated="2"/>
          <table:table-cell table:number-columns-repeated="9"/>
          <table:table-cell office:value-type="float" office:value="0.236" calcext:value-type="float">
            <text:p>0.236</text:p>
          </table:table-cell>
          <table:table-cell table:formula="of:=[.P102]/10" office:value-type="float" office:value="0.0236" calcext:value-type="float">
            <text:p>0.0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47358594395628" calcext:value-type="float">
            <text:p>1.47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8733656964933" calcext:value-type="float">
            <text:p>0.0338733657</text:p>
          </table:table-cell>
          <table:table-cell table:style-name="ce8" office:value-type="float" office:value="0.0000000000000499153155648435" calcext:value-type="float">
            <text:p>4.99E-014</text:p>
          </table:table-cell>
          <table:table-cell table:style-name="ce8" office:value-type="float" office:value="3.18944692507718E-018" calcext:value-type="float">
            <text:p>3.19E-018</text:p>
          </table:table-cell>
          <table:table-cell table:style-name="ce8" office:value-type="float" office:value="2.54681728606837E-019" calcext:value-type="float">
            <text:p>2.55E-0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0762067357093" calcext:value-type="float">
            <text:p>0.0200762067</text:p>
          </table:table-cell>
          <table:table-cell office:value-type="float" office:value="0.0203" calcext:value-type="float">
            <text:p>0.0203</text:p>
          </table:table-cell>
          <table:table-cell table:style-name="ce7" table:formula="of:=([.B103]-[.C103])/[.C103]" office:value-type="float" office:value="-0.0110242987335319" calcext:value-type="float">
            <text:p>-0.01102</text:p>
          </table:table-cell>
          <table:table-cell table:style-name="ce8" table:number-columns-repeated="2"/>
          <table:table-cell table:number-columns-repeated="9"/>
          <table:table-cell office:value-type="float" office:value="0.276" calcext:value-type="float">
            <text:p>0.276</text:p>
          </table:table-cell>
          <table:table-cell table:formula="of:=[.P103]/10" office:value-type="float" office:value="0.0276" calcext:value-type="float">
            <text:p>0.0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38809672886322" calcext:value-type="float">
            <text:p>1.39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8232687593296" calcext:value-type="float">
            <text:p>0.0338232688</text:p>
          </table:table-cell>
          <table:table-cell table:style-name="ce8" office:value-type="float" office:value="0.0000000000000469499687242871" calcext:value-type="float">
            <text:p>4.69E-014</text:p>
          </table:table-cell>
          <table:table-cell table:style-name="ce8" office:value-type="float" office:value="3.38630076145541E-018" calcext:value-type="float">
            <text:p>3.39E-018</text:p>
          </table:table-cell>
          <table:table-cell table:style-name="ce8" office:value-type="float" office:value="2.18990724213262E-019" calcext:value-type="float">
            <text:p>2.19E-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5084037580971" calcext:value-type="float">
            <text:p>0.0235084038</text:p>
          </table:table-cell>
          <table:table-cell office:value-type="float" office:value="0.0236" calcext:value-type="float">
            <text:p>0.0236</text:p>
          </table:table-cell>
          <table:table-cell table:style-name="ce7" table:formula="of:=([.B104]-[.C104])/[.C104]" office:value-type="float" office:value="-0.00388119669079937" calcext:value-type="float">
            <text:p>-0.00388</text:p>
          </table:table-cell>
          <table:table-cell table:style-name="ce8" table:number-columns-repeated="2"/>
          <table:table-cell table:number-columns-repeated="9"/>
          <table:table-cell office:value-type="float" office:value="0.312" calcext:value-type="float">
            <text:p>0.312</text:p>
          </table:table-cell>
          <table:table-cell table:formula="of:=[.P104]/10" office:value-type="float" office:value="0.0312" calcext:value-type="float">
            <text:p>0.03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505675453484434" calcext:value-type="float">
            <text:p>5.06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2052993062868" calcext:value-type="float">
            <text:p>0.0342052993</text:p>
          </table:table-cell>
          <table:table-cell table:style-name="ce8" office:value-type="float" office:value="0.0000000000000172967802382774" calcext:value-type="float">
            <text:p>1.73E-014</text:p>
          </table:table-cell>
          <table:table-cell table:style-name="ce8" office:value-type="float" office:value="6.90256131070144E-019" calcext:value-type="float">
            <text:p>6.90E-019</text:p>
          </table:table-cell>
          <table:table-cell table:style-name="ce8" office:value-type="float" office:value="2.39873734855683E-019" calcext:value-type="float">
            <text:p>2.40E-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71405112442656" calcext:value-type="float">
            <text:p>0.0271405112</text:p>
          </table:table-cell>
          <table:table-cell office:value-type="float" office:value="0.0276" calcext:value-type="float">
            <text:p>0.0276</text:p>
          </table:table-cell>
          <table:table-cell table:style-name="ce7" table:formula="of:=([.B105]-[.C105])/[.C105]" office:value-type="float" office:value="-0.016648143323712" calcext:value-type="float">
            <text:p>-0.01665</text:p>
          </table:table-cell>
          <table:table-cell table:style-name="ce8" table:number-columns-repeated="2"/>
          <table:table-cell table:number-columns-repeated="9"/>
          <table:table-cell office:value-type="float" office:value="0.362" calcext:value-type="float">
            <text:p>0.362</text:p>
          </table:table-cell>
          <table:table-cell table:formula="of:=[.P105]/10" office:value-type="float" office:value="0.0362" calcext:value-type="float">
            <text:p>0.03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23044946225869" calcext:value-type="float">
            <text:p>1.23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7684675959048" calcext:value-type="float">
            <text:p>0.0337684676</text:p>
          </table:table-cell>
          <table:table-cell table:style-name="ce8" office:value-type="float" office:value="0.0000000000000415503927946811" calcext:value-type="float">
            <text:p>4.16E-014</text:p>
          </table:table-cell>
          <table:table-cell table:style-name="ce8" office:value-type="float" office:value="3.4862774639842E-018" calcext:value-type="float">
            <text:p>3.49E-018</text:p>
          </table:table-cell>
          <table:table-cell table:style-name="ce8" office:value-type="float" office:value="1.77489165300733E-019" calcext:value-type="float">
            <text:p>1.77E-019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031065283503767" calcext:value-type="float">
            <text:p>0.0310652835</text:p>
          </table:table-cell>
          <table:table-cell office:value-type="float" office:value="0.0312" calcext:value-type="float">
            <text:p>0.0312</text:p>
          </table:table-cell>
          <table:table-cell table:style-name="ce7" table:formula="of:=([.B106]-[.C106])/[.C106]" office:value-type="float" office:value="-0.00431783641772322" calcext:value-type="float">
            <text:p>-0.00432</text:p>
          </table:table-cell>
          <table:table-cell table:style-name="ce8" table:number-columns-repeated="2"/>
          <table:table-cell table:number-columns-repeated="9"/>
          <table:table-cell office:value-type="float" office:value="0.395" calcext:value-type="float">
            <text:p>0.395</text:p>
          </table:table-cell>
          <table:table-cell table:formula="of:=[.P106]/10" office:value-type="float" office:value="0.0395" calcext:value-type="float">
            <text:p>0.03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587250375370067" calcext:value-type="float">
            <text:p>5.87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1867925125768" calcext:value-type="float">
            <text:p>0.0341867925</text:p>
          </table:table-cell>
          <table:table-cell table:style-name="ce8" office:value-type="float" office:value="0.0000000000000200762067357093" calcext:value-type="float">
            <text:p>2.01E-014</text:p>
          </table:table-cell>
          <table:table-cell table:style-name="ce8" office:value-type="float" office:value="8.15226946203361E-019" calcext:value-type="float">
            <text:p>8.15E-019</text:p>
          </table:table-cell>
          <table:table-cell table:style-name="ce8" office:value-type="float" office:value="2.54984279564042E-019" calcext:value-type="float">
            <text:p>2.55E-019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0350323866285562" calcext:value-type="float">
            <text:p>0.0350323866</text:p>
          </table:table-cell>
          <table:table-cell office:value-type="float" office:value="0.0362" calcext:value-type="float">
            <text:p>0.0362</text:p>
          </table:table-cell>
          <table:table-cell table:style-name="ce7" table:formula="of:=([.B107]-[.C107])/[.C107]" office:value-type="float" office:value="-0.0322545130233099" calcext:value-type="float">
            <text:p>-0.03225</text:p>
          </table:table-cell>
          <table:table-cell table:style-name="ce8" table:number-columns-repeated="2"/>
          <table:table-cell table:number-columns-repeated="9"/>
          <table:table-cell office:value-type="float" office:value="0.436" calcext:value-type="float">
            <text:p>0.436</text:p>
          </table:table-cell>
          <table:table-cell table:formula="of:=[.P107]/10" office:value-type="float" office:value="0.0436" calcext:value-type="float">
            <text:p>0.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01118782104239" calcext:value-type="float">
            <text:p>1.01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7084745684513" calcext:value-type="float">
            <text:p>0.0337084746</text:p>
          </table:table-cell>
          <table:table-cell table:style-name="ce8" office:value-type="float" office:value="0.000000000000034085598949535" calcext:value-type="float">
            <text:p>3.41E-014</text:p>
          </table:table-cell>
          <table:table-cell table:style-name="ce8" office:value-type="float" office:value="3.45460573409956E-018" calcext:value-type="float">
            <text:p>3.45E-018</text:p>
          </table:table-cell>
          <table:table-cell table:style-name="ce8" office:value-type="float" office:value="1.33639056596996E-019" calcext:value-type="float">
            <text:p>1.34E-019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395068137142549" calcext:value-type="float">
            <text:p>0.0395068137</text:p>
          </table:table-cell>
          <table:table-cell office:value-type="float" office:value="0.0395" calcext:value-type="float">
            <text:p>0.0395</text:p>
          </table:table-cell>
          <table:table-cell table:style-name="ce7" table:formula="of:=([.B108]-[.C108])/[.C108]" office:value-type="float" office:value="0.000172499095060399" calcext:value-type="float">
            <text:p>0.00017</text:p>
          </table:table-cell>
          <table:table-cell table:style-name="ce8" table:number-columns-repeated="2"/>
          <table:table-cell table:number-columns-repeated="9"/>
          <table:table-cell office:value-type="float" office:value="0.471" calcext:value-type="float">
            <text:p>0.471</text:p>
          </table:table-cell>
          <table:table-cell table:formula="of:=[.P108]/10" office:value-type="float" office:value="0.0471" calcext:value-type="float">
            <text:p>0.04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688054284492848" calcext:value-type="float">
            <text:p>6.88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1664957081471" calcext:value-type="float">
            <text:p>0.0341664957</text:p>
          </table:table-cell>
          <table:table-cell table:style-name="ce8" office:value-type="float" office:value="0.0000000000000235084037580971" calcext:value-type="float">
            <text:p>2.35E-014</text:p>
          </table:table-cell>
          <table:table-cell table:style-name="ce8" office:value-type="float" office:value="9.67077613950615E-019" calcext:value-type="float">
            <text:p>9.67E-019</text:p>
          </table:table-cell>
          <table:table-cell table:style-name="ce8" office:value-type="float" office:value="2.71477385498418E-019" calcext:value-type="float">
            <text:p>2.71E-019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0434747333698138" calcext:value-type="float">
            <text:p>0.0434747334</text:p>
          </table:table-cell>
          <table:table-cell office:value-type="float" office:value="0.0436" calcext:value-type="float">
            <text:p>0.0436</text:p>
          </table:table-cell>
          <table:table-cell table:style-name="ce7" table:formula="of:=([.B109]-[.C109])/[.C109]" office:value-type="float" office:value="-0.00287308784830831" calcext:value-type="float">
            <text:p>-0.00287</text:p>
          </table:table-cell>
          <table:table-cell table:style-name="ce8" table:number-columns-repeated="2"/>
          <table:table-cell table:number-columns-repeated="9"/>
          <table:table-cell office:value-type="float" office:value="0.502" calcext:value-type="float">
            <text:p>0.502</text:p>
          </table:table-cell>
          <table:table-cell table:formula="of:=[.P109]/10" office:value-type="float" office:value="0.0502" calcext:value-type="float">
            <text:p>0.05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756072905645735" calcext:value-type="float">
            <text:p>7.56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6426463161758" calcext:value-type="float">
            <text:p>0.0336426463</text:p>
          </table:table-cell>
          <table:table-cell table:style-name="ce8" office:value-type="float" office:value="0.0000000000000254362933538828" calcext:value-type="float">
            <text:p>2.54E-014</text:p>
          </table:table-cell>
          <table:table-cell table:style-name="ce8" office:value-type="float" office:value="3.26450344700176E-018" calcext:value-type="float">
            <text:p>3.26E-018</text:p>
          </table:table-cell>
          <table:table-cell table:style-name="ce8" office:value-type="float" office:value="9.17822111789587E-020" calcext:value-type="float">
            <text:p>9.18E-020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468895974653895" calcext:value-type="float">
            <text:p>0.0468895975</text:p>
          </table:table-cell>
          <table:table-cell office:value-type="float" office:value="0.0471" calcext:value-type="float">
            <text:p>0.0471</text:p>
          </table:table-cell>
          <table:table-cell table:style-name="ce7" table:formula="of:=([.B110]-[.C110])/[.C110]" office:value-type="float" office:value="-0.00446714510850289" calcext:value-type="float">
            <text:p>-0.00447</text:p>
          </table:table-cell>
          <table:table-cell table:style-name="ce8" table:number-columns-repeated="2"/>
          <table:table-cell table:number-columns-repeated="9"/>
          <table:table-cell office:value-type="float" office:value="0.508" calcext:value-type="float">
            <text:p>0.508</text:p>
          </table:table-cell>
          <table:table-cell table:formula="of:=[.P110]/10" office:value-type="float" office:value="0.0508" calcext:value-type="float">
            <text:p>0.05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794868296260378" calcext:value-type="float">
            <text:p>7.95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1446644330308" calcext:value-type="float">
            <text:p>0.0341446644</text:p>
          </table:table-cell>
          <table:table-cell table:style-name="ce8" office:value-type="float" office:value="0.0000000000000271405112442656" calcext:value-type="float">
            <text:p>2.71E-014</text:p>
          </table:table-cell>
          <table:table-cell table:style-name="ce8" office:value-type="float" office:value="1.13721178402551E-018" calcext:value-type="float">
            <text:p>1.14E-018</text:p>
          </table:table-cell>
          <table:table-cell table:style-name="ce8" office:value-type="float" office:value="2.86126014155464E-019" calcext:value-type="float">
            <text:p>2.86E-019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0493231638354682" calcext:value-type="float">
            <text:p>0.0493231638</text:p>
          </table:table-cell>
          <table:table-cell office:value-type="float" office:value="0.0502" calcext:value-type="float">
            <text:p>0.0502</text:p>
          </table:table-cell>
          <table:table-cell table:style-name="ce7" table:formula="of:=([.B111]-[.C111])/[.C111]" office:value-type="float" office:value="-0.0174668558671674" calcext:value-type="float">
            <text:p>-0.01747</text:p>
          </table:table-cell>
          <table:table-cell table:style-name="ce8" table:number-columns-repeated="2"/>
          <table:table-cell table:number-columns-repeated="9"/>
          <table:table-cell office:value-type="float" office:value="0.501" calcext:value-type="float">
            <text:p>0.501</text:p>
          </table:table-cell>
          <table:table-cell table:formula="of:=[.P111]/10" office:value-type="float" office:value="0.0501" calcext:value-type="float">
            <text:p>0.05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504791748238601" calcext:value-type="float">
            <text:p>5.05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5706592868393" calcext:value-type="float">
            <text:p>0.0335706593</text:p>
          </table:table-cell>
          <table:table-cell table:style-name="ce8" office:value-type="float" office:value="0.0000000000000169461917909261" calcext:value-type="float">
            <text:p>1.69E-014</text:p>
          </table:table-cell>
          <table:table-cell table:style-name="ce8" office:value-type="float" office:value="2.91321125764684E-018" calcext:value-type="float">
            <text:p>2.91E-018</text:p>
          </table:table-cell>
          <table:table-cell table:style-name="ce8" office:value-type="float" office:value="5.64530552191049E-020" calcext:value-type="float">
            <text:p>5.65E-0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05493876546352" calcext:value-type="float">
            <text:p>0.0505493877</text:p>
          </table:table-cell>
          <table:table-cell office:value-type="float" office:value="0.0508" calcext:value-type="float">
            <text:p>0.0508</text:p>
          </table:table-cell>
          <table:table-cell table:style-name="ce7" table:formula="of:=([.B112]-[.C112])/[.C112]" office:value-type="float" office:value="-0.00493331388513488" calcext:value-type="float">
            <text:p>-0.00493</text:p>
          </table:table-cell>
          <table:table-cell table:style-name="ce8" table:number-columns-repeated="2"/>
          <table:table-cell table:number-columns-repeated="9"/>
          <table:table-cell office:value-type="float" office:value="0.471" calcext:value-type="float">
            <text:p>0.471</text:p>
          </table:table-cell>
          <table:table-cell table:formula="of:=[.P112]/10" office:value-type="float" office:value="0.0471" calcext:value-type="float">
            <text:p>0.04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910457000097713" calcext:value-type="float">
            <text:p>9.10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1205389166463" calcext:value-type="float">
            <text:p>0.0341205389</text:p>
          </table:table-cell>
          <table:table-cell table:style-name="ce8" office:value-type="float" office:value="0.000000000000031065283503767" calcext:value-type="float">
            <text:p>3.11E-014</text:p>
          </table:table-cell>
          <table:table-cell table:style-name="ce8" office:value-type="float" office:value="1.33261297313098E-018" calcext:value-type="float">
            <text:p>1.33E-018</text:p>
          </table:table-cell>
          <table:table-cell table:style-name="ce8" office:value-type="float" office:value="2.9898747323231E-019" calcext:value-type="float">
            <text:p>2.99E-019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0499153155648435" calcext:value-type="float">
            <text:p>0.0499153156</text:p>
          </table:table-cell>
          <table:table-cell office:value-type="float" office:value="0.0501" calcext:value-type="float">
            <text:p>0.0501</text:p>
          </table:table-cell>
          <table:table-cell table:style-name="ce7" table:formula="of:=([.B113]-[.C113])/[.C113]" office:value-type="float" office:value="-0.00368631607098869" calcext:value-type="float">
            <text:p>-0.00369</text:p>
          </table:table-cell>
          <table:table-cell table:style-name="ce8" table:number-columns-repeated="2"/>
          <table:table-cell table:number-columns-repeated="9"/>
          <table:table-cell office:value-type="float" office:value="0.416" calcext:value-type="float">
            <text:p>0.416</text:p>
          </table:table-cell>
          <table:table-cell table:formula="of:=[.P113]/10" office:value-type="float" office:value="0.0416" calcext:value-type="float">
            <text:p>0.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29220186987547" calcext:value-type="float">
            <text:p>2.92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4917281875326" calcext:value-type="float">
            <text:p>0.0334917282</text:p>
          </table:table-cell>
          <table:table-cell table:style-name="ce8" office:value-type="float" office:value="9.78634560175799E-015" calcext:value-type="float">
            <text:p>9.79E-015</text:p>
          </table:table-cell>
          <table:table-cell table:style-name="ce8" office:value-type="float" office:value="2.41968533867637E-018" calcext:value-type="float">
            <text:p>2.42E-018</text:p>
          </table:table-cell>
          <table:table-cell table:style-name="ce8" office:value-type="float" office:value="3.02674696321959E-020" calcext:value-type="float">
            <text:p>3.03E-020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0.0469499687242871" calcext:value-type="float">
            <text:p>0.0469499687</text:p>
          </table:table-cell>
          <table:table-cell office:value-type="float" office:value="0.0471" calcext:value-type="float">
            <text:p>0.0471</text:p>
          </table:table-cell>
          <table:table-cell table:style-name="ce7" table:formula="of:=([.B114]-[.C114])/[.C114]" office:value-type="float" office:value="-0.0031853774036703" calcext:value-type="float">
            <text:p>-0.00319</text:p>
          </table:table-cell>
          <table:table-cell table:style-name="ce8" table:number-columns-repeated="2"/>
          <table:table-cell table:number-columns-repeated="9"/>
          <table:table-cell office:value-type="float" office:value="0.347" calcext:value-type="float">
            <text:p>0.347</text:p>
          </table:table-cell>
          <table:table-cell table:formula="of:=[.P114]/10" office:value-type="float" office:value="0.0347" calcext:value-type="float">
            <text:p>0.0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02752105656925" calcext:value-type="float">
            <text:p>1.03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0940814833756" calcext:value-type="float">
            <text:p>0.0340940815</text:p>
          </table:table-cell>
          <table:table-cell table:style-name="ce8" office:value-type="float" office:value="0.0000000000000350323866285562" calcext:value-type="float">
            <text:p>3.50E-014</text:p>
          </table:table-cell>
          <table:table-cell table:style-name="ce8" office:value-type="float" office:value="1.55012842761541E-018" calcext:value-type="float">
            <text:p>1.55E-018</text:p>
          </table:table-cell>
          <table:table-cell table:style-name="ce8" office:value-type="float" office:value="3.08536564709084E-019" calcext:value-type="float">
            <text:p>3.09E-019</text:p>
          </table:table-cell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0.0415503927946811" calcext:value-type="float">
            <text:p>0.0415503928</text:p>
          </table:table-cell>
          <table:table-cell office:value-type="float" office:value="0.0416" calcext:value-type="float">
            <text:p>0.0416</text:p>
          </table:table-cell>
          <table:table-cell table:style-name="ce7" table:formula="of:=([.B115]-[.C115])/[.C115]" office:value-type="float" office:value="-0.00119248089708913" calcext:value-type="float">
            <text:p>-0.00119</text:p>
          </table:table-cell>
          <table:table-cell table:style-name="ce8" table:number-columns-repeated="2"/>
          <table:table-cell table:number-columns-repeated="9"/>
          <table:table-cell office:value-type="float" office:value="0.255" calcext:value-type="float">
            <text:p>0.255</text:p>
          </table:table-cell>
          <table:table-cell table:formula="of:=[.P115]/10" office:value-type="float" office:value="0.0255" calcext:value-type="float">
            <text:p>0.02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142349456950429" calcext:value-type="float">
            <text:p>1.42E-013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4052741520542" calcext:value-type="float">
            <text:p>0.0334052742</text:p>
          </table:table-cell>
          <table:table-cell table:style-name="ce8" office:value-type="float" office:value="4.75522263482511E-015" calcext:value-type="float">
            <text:p>4.76E-015</text:p>
          </table:table-cell>
          <table:table-cell table:style-name="ce8" office:value-type="float" office:value="1.84271478560314E-018" calcext:value-type="float">
            <text:p>1.84E-018</text:p>
          </table:table-cell>
          <table:table-cell table:style-name="ce8" office:value-type="float" office:value="1.37562604160967E-020" calcext:value-type="float">
            <text:p>1.38E-020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0.034085598949535" calcext:value-type="float">
            <text:p>0.0340855989</text:p>
          </table:table-cell>
          <table:table-cell office:value-type="float" office:value="0.0347" calcext:value-type="float">
            <text:p>0.0347</text:p>
          </table:table-cell>
          <table:table-cell table:style-name="ce7" table:formula="of:=([.B116]-[.C116])/[.C116]" office:value-type="float" office:value="-0.0177060821459664" calcext:value-type="float">
            <text:p>-0.01771</text:p>
          </table:table-cell>
          <table:table-cell table:style-name="ce8" table:number-columns-repeated="2"/>
          <table:table-cell table:number-columns-repeated="9"/>
          <table:table-cell office:value-type="float" office:value="0.174" calcext:value-type="float">
            <text:p>0.174</text:p>
          </table:table-cell>
          <table:table-cell table:formula="of:=[.P116]/10" office:value-type="float" office:value="0.0174" calcext:value-type="float">
            <text:p>0.01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15974176544316" calcext:value-type="float">
            <text:p>1.16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0651814838785" calcext:value-type="float">
            <text:p>0.0340651815</text:p>
          </table:table-cell>
          <table:table-cell table:style-name="ce8" office:value-type="float" office:value="0.0000000000000395068137142549" calcext:value-type="float">
            <text:p>3.95E-014</text:p>
          </table:table-cell>
          <table:table-cell table:style-name="ce8" office:value-type="float" office:value="1.80258907949457E-018" calcext:value-type="float">
            <text:p>1.80E-018</text:p>
          </table:table-cell>
          <table:table-cell table:style-name="ce8" office:value-type="float" office:value="3.16453187426721E-019" calcext:value-type="float">
            <text:p>3.16E-0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54362933538828" calcext:value-type="float">
            <text:p>0.0254362934</text:p>
          </table:table-cell>
          <table:table-cell office:value-type="float" office:value="0.0255" calcext:value-type="float">
            <text:p>0.0255</text:p>
          </table:table-cell>
          <table:table-cell table:style-name="ce7" table:formula="of:=([.B117]-[.C117])/[.C117]" office:value-type="float" office:value="-0.0024982998477334" calcext:value-type="float">
            <text:p>-0.00250</text:p>
          </table:table-cell>
          <table:table-cell table:style-name="ce8" table:number-columns-repeated="2"/>
          <table:table-cell table:number-columns-repeated="9"/>
          <table:table-cell office:value-type="float" office:value="0.1" calcext:value-type="float">
            <text:p>0.1</text:p>
          </table:table-cell>
          <table:table-cell table:formula="of:=[.P117]/10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0563882539327843" calcext:value-type="float">
            <text:p>5.64E-014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310561115938" calcext:value-type="float">
            <text:p>0.0333105611</text:p>
          </table:table-cell>
          <table:table-cell table:style-name="ce8" office:value-type="float" office:value="1.87832437884904E-015" calcext:value-type="float">
            <text:p>1.88E-015</text:p>
          </table:table-cell>
          <table:table-cell table:style-name="ce8" office:value-type="float" office:value="1.26470696194666E-018" calcext:value-type="float">
            <text:p>1.26E-018</text:p>
          </table:table-cell>
          <table:table-cell table:style-name="ce8" office:value-type="float" office:value="5.12895062230429E-021" calcext:value-type="float">
            <text:p>5.13E-021</text:p>
          </table:table-cell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0.0169461917909261" calcext:value-type="float">
            <text:p>0.0169461918</text:p>
          </table:table-cell>
          <table:table-cell office:value-type="float" office:value="0.0174" calcext:value-type="float">
            <text:p>0.0174</text:p>
          </table:table-cell>
          <table:table-cell table:style-name="ce7" table:formula="of:=([.B118]-[.C118])/[.C118]" office:value-type="float" office:value="-0.0260809315559735" calcext:value-type="float">
            <text:p>-0.02608</text:p>
          </table:table-cell>
          <table:table-cell table:style-name="ce8" table:number-columns-repeated="2"/>
          <table:table-cell table:number-columns-repeated="9"/>
          <table:table-cell office:value-type="float" office:value="0.048" calcext:value-type="float">
            <text:p>0.048</text:p>
          </table:table-cell>
          <table:table-cell table:formula="of:=[.P118]/10" office:value-type="float" office:value="0.0048" calcext:value-type="float">
            <text:p>0.00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27741205602378" calcext:value-type="float">
            <text:p>1.28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40334453278438" calcext:value-type="float">
            <text:p>0.0340334453</text:p>
          </table:table-cell>
          <table:table-cell table:style-name="ce8" office:value-type="float" office:value="0.0000000000000434747333698138" calcext:value-type="float">
            <text:p>4.35E-014</text:p>
          </table:table-cell>
          <table:table-cell table:style-name="ce8" office:value-type="float" office:value="2.07105866916958E-018" calcext:value-type="float">
            <text:p>2.07E-018</text:p>
          </table:table-cell>
          <table:table-cell table:style-name="ce8" office:value-type="float" office:value="3.18137951791951E-019" calcext:value-type="float">
            <text:p>3.18E-019</text:p>
          </table:table-cell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0.00978634560175799" calcext:value-type="float">
            <text:p>0.0097863456</text:p>
          </table:table-cell>
          <table:table-cell office:value-type="float" office:value="0.01" calcext:value-type="float">
            <text:p>0.01</text:p>
          </table:table-cell>
          <table:table-cell table:style-name="ce7" table:formula="of:=([.B119]-[.C119])/[.C119]" office:value-type="float" office:value="-0.0213654398242006" calcext:value-type="float">
            <text:p>-0.02137</text:p>
          </table:table-cell>
          <table:table-cell table:style-name="ce8" table:number-columns-repeated="2"/>
          <table:table-cell table:number-columns-repeated="9"/>
          <table:table-cell office:value-type="float" office:value="0.019" calcext:value-type="float">
            <text:p>0.019</text:p>
          </table:table-cell>
          <table:table-cell table:formula="of:=[.P119]/10" office:value-type="float" office:value="0.0019" calcext:value-type="float">
            <text:p>0.00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00174586707231688" calcext:value-type="float">
            <text:p>1.75E-014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2068394190716" calcext:value-type="float">
            <text:p>0.0332068394</text:p>
          </table:table-cell>
          <table:table-cell table:style-name="ce8" office:value-type="float" office:value="5.79747275174713E-016" calcext:value-type="float">
            <text:p>5.80E-016</text:p>
          </table:table-cell>
          <table:table-cell table:style-name="ce8" office:value-type="float" office:value="7.66922773872113E-019" calcext:value-type="float">
            <text:p>7.67E-019</text:p>
          </table:table-cell>
          <table:table-cell table:style-name="ce8" office:value-type="float" office:value="1.51031273273999E-021" calcext:value-type="float">
            <text:p>1.51E-021</text:p>
          </table:table-cell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0.00475522263482511" calcext:value-type="float">
            <text:p>0.0047552226</text:p>
          </table:table-cell>
          <table:table-cell office:value-type="float" office:value="0.0048" calcext:value-type="float">
            <text:p>0.0048</text:p>
          </table:table-cell>
          <table:table-cell table:style-name="ce7" table:formula="of:=([.B120]-[.C120])/[.C120]" office:value-type="float" office:value="-0.00932861774476922" calcext:value-type="float">
            <text:p>-0.00933</text:p>
          </table:table-cell>
          <table:table-cell table:style-name="ce8" table:number-columns-repeated="2"/>
          <table:table-cell table:number-columns-repeated="9"/>
          <table:table-cell office:value-type="float" office:value="0.006" calcext:value-type="float">
            <text:p>0.006</text:p>
          </table:table-cell>
          <table:table-cell table:formula="of:=[.P120]/10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00000000000137916016363984" calcext:value-type="float">
            <text:p>1.38E-012</text:p>
          </table:table-cell>
          <table:table-cell office:value-type="float" office:value="0.901721620256267" calcext:value-type="float">
            <text:p>0.9017216203</text:p>
          </table:table-cell>
          <table:table-cell office:value-type="float" office:value="0.0339986599827824" calcext:value-type="float">
            <text:p>0.03399866</text:p>
          </table:table-cell>
          <table:table-cell table:style-name="ce8" office:value-type="float" office:value="0.0000000000000468895974653895" calcext:value-type="float">
            <text:p>4.69E-014</text:p>
          </table:table-cell>
          <table:table-cell table:style-name="ce8" office:value-type="float" office:value="2.35569867756672E-018" calcext:value-type="float">
            <text:p>2.36E-018</text:p>
          </table:table-cell>
          <table:table-cell table:style-name="ce8" office:value-type="float" office:value="3.13619698752281E-019" calcext:value-type="float">
            <text:p>3.14E-019</text:p>
          </table:table-cell>
        </table:table-row>
        <table:table-row table:style-name="ro1">
          <table:table-cell office:value-type="float" office:value="665.6" calcext:value-type="float">
            <text:p>665.6</text:p>
          </table:table-cell>
          <table:table-cell office:value-type="float" office:value="0.00187832437884904" calcext:value-type="float">
            <text:p>0.0018783244</text:p>
          </table:table-cell>
          <table:table-cell office:value-type="float" office:value="0.0019" calcext:value-type="float">
            <text:p>0.0019</text:p>
          </table:table-cell>
          <table:table-cell table:style-name="ce7" table:formula="of:=([.B121]-[.C121])/[.C121]" office:value-type="float" office:value="-0.0114082216583991" calcext:value-type="float">
            <text:p>-0.01141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 office:value-type="float" office:value="798.7" calcext:value-type="float">
            <text:p>798.7</text:p>
          </table:table-cell>
          <table:table-cell office:value-type="float" office:value="0.000579747275174713" calcext:value-type="float">
            <text:p>0.0005797473</text:p>
          </table:table-cell>
          <table:table-cell office:value-type="float" office:value="0.0006" calcext:value-type="float">
            <text:p>0.0006</text:p>
          </table:table-cell>
          <table:table-cell table:style-name="ce7" table:formula="of:=([.B122]-[.C122])/[.C122]" office:value-type="float" office:value="-0.0337545413754784" calcext:value-type="float">
            <text:p>-0.03375</text:p>
          </table:table-cell>
          <table:table-cell table:style-name="ce8" table:number-columns-repeated="2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Mirror power, 30 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, all </text:p>
          </table:table-cell>
          <table:table-cell office:value-type="string" calcext:value-type="string">
            <text:p>me, absorbed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-R / R</text:p>
          </table:table-cell>
          <table:table-cell table:number-columns-repeated="20"/>
        </table:table-row>
        <table:table-row table:style-name="ro1">
          <table:table-cell office:value-type="float" office:value="20.8" calcext:value-type="float">
            <text:p>20.8</text:p>
          </table:table-cell>
          <table:table-cell/>
          <table:table-cell office:value-type="float" office:value="0.007426" calcext:value-type="float">
            <text:p>0.007426</text:p>
          </table:table-cell>
          <table:table-cell office:value-type="float" office:value="0.0073" calcext:value-type="float">
            <text:p>0.0073</text:p>
          </table:table-cell>
          <table:table-cell table:formula="of:=([.C127]-[.D127])/[.D127]" office:value-type="float" office:value="0.0172602739726027" calcext:value-type="float">
            <text:p>0.01726027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formula="of:=([.C128]-[.D128])/[.D128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0133327" calcext:value-type="float">
            <text:p>0.0133327</text:p>
          </table:table-cell>
          <table:table-cell office:value-type="float" office:value="0.0126" calcext:value-type="float">
            <text:p>0.0126</text:p>
          </table:table-cell>
          <table:table-cell table:formula="of:=([.C129]-[.D129])/[.D129]" office:value-type="float" office:value="0.0581507936507936" calcext:value-type="float">
            <text:p>0.0581507937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([.C130]-[.D130])/[.D130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43.2" calcext:value-type="float">
            <text:p>43.2</text:p>
          </table:table-cell>
          <table:table-cell/>
          <table:table-cell office:value-type="float" office:value="0.0217763" calcext:value-type="float">
            <text:p>0.0217763</text:p>
          </table:table-cell>
          <table:table-cell office:value-type="float" office:value="0.0214" calcext:value-type="float">
            <text:p>0.0214</text:p>
          </table:table-cell>
          <table:table-cell table:formula="of:=([.C131]-[.D131])/[.D131]" office:value-type="float" office:value="0.0175841121495325" calcext:value-type="float">
            <text:p>0.0175841121</text:p>
          </table:table-cell>
          <table:table-cell table:number-columns-repeated="20"/>
        </table:table-row>
        <table:table-row table:style-name="ro1">
          <table:table-cell office:value-type="float" office:value="51.8" calcext:value-type="float">
            <text:p>51.8</text:p>
          </table:table-cell>
          <table:table-cell table:number-columns-repeated="3"/>
          <table:table-cell table:formula="of:=([.C132]-[.D132])/[.D132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62.2" calcext:value-type="float">
            <text:p>62.2</text:p>
          </table:table-cell>
          <table:table-cell/>
          <table:table-cell office:value-type="float" office:value="0.0371057" calcext:value-type="float">
            <text:p>0.0371057</text:p>
          </table:table-cell>
          <table:table-cell office:value-type="float" office:value="0.0364" calcext:value-type="float">
            <text:p>0.0364</text:p>
          </table:table-cell>
          <table:table-cell table:formula="of:=([.C133]-[.D133])/[.D133]" office:value-type="float" office:value="0.0193873626373625" calcext:value-type="float">
            <text:p>0.0193873626</text:p>
          </table:table-cell>
          <table:table-cell table:number-columns-repeated="20"/>
        </table:table-row>
        <table:table-row table:style-name="ro1">
          <table:table-cell office:value-type="float" office:value="74.6" calcext:value-type="float">
            <text:p>74.6</text:p>
          </table:table-cell>
          <table:table-cell table:number-columns-repeated="3"/>
          <table:table-cell table:formula="of:=([.C134]-[.D134])/[.D134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89.6" calcext:value-type="float">
            <text:p>89.6</text:p>
          </table:table-cell>
          <table:table-cell/>
          <table:table-cell office:value-type="float" office:value="0.0624116169526205" calcext:value-type="float">
            <text:p>0.062411617</text:p>
          </table:table-cell>
          <table:table-cell office:value-type="float" office:value="0.0614" calcext:value-type="float">
            <text:p>0.0614</text:p>
          </table:table-cell>
          <table:table-cell table:formula="of:=([.C135]-[.D135])/[.D135]" office:value-type="float" office:value="0.0164758461338843" calcext:value-type="float">
            <text:p>0.0164758461</text:p>
          </table:table-cell>
          <table:table-cell table:number-columns-repeated="20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number-columns-repeated="3"/>
          <table:table-cell table:formula="of:=([.C136]-[.D136])/[.D136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.103971419005774" calcext:value-type="float">
            <text:p>0.103971419</text:p>
          </table:table-cell>
          <table:table-cell office:value-type="float" office:value="0.1025" calcext:value-type="float">
            <text:p>0.1025</text:p>
          </table:table-cell>
          <table:table-cell table:formula="of:=([.C137]-[.D137])/[.D137]" office:value-type="float" office:value="0.0143553073734048" calcext:value-type="float">
            <text:p>0.0143553074</text:p>
          </table:table-cell>
          <table:table-cell table:number-columns-repeated="20"/>
        </table:table-row>
        <table:table-row table:style-name="ro1">
          <table:table-cell office:value-type="float" office:value="154.8" calcext:value-type="float">
            <text:p>154.8</text:p>
          </table:table-cell>
          <table:table-cell table:number-columns-repeated="3"/>
          <table:table-cell table:formula="of:=([.C138]-[.D138])/[.D138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185.8" calcext:value-type="float">
            <text:p>185.8</text:p>
          </table:table-cell>
          <table:table-cell/>
          <table:table-cell office:value-type="float" office:value="0.171365754627426" calcext:value-type="float">
            <text:p>0.1713657546</text:p>
          </table:table-cell>
          <table:table-cell office:value-type="float" office:value="0.1684" calcext:value-type="float">
            <text:p>0.1684</text:p>
          </table:table-cell>
          <table:table-cell table:formula="of:=([.C139]-[.D139])/[.D139]" office:value-type="float" office:value="0.017611369521532" calcext:value-type="float">
            <text:p>0.0176113695</text:p>
          </table:table-cell>
          <table:table-cell table:number-columns-repeated="20"/>
        </table:table-row>
        <table:table-row table:style-name="ro1">
          <table:table-cell office:value-type="float" office:value="222.9" calcext:value-type="float">
            <text:p>222.9</text:p>
          </table:table-cell>
          <table:table-cell table:number-columns-repeated="3"/>
          <table:table-cell table:formula="of:=([.C140]-[.D140])/[.D140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267.5" calcext:value-type="float">
            <text:p>267.5</text:p>
          </table:table-cell>
          <table:table-cell/>
          <table:table-cell office:value-type="float" office:value="0.275111550709746" calcext:value-type="float">
            <text:p>0.2751115507</text:p>
          </table:table-cell>
          <table:table-cell office:value-type="float" office:value="0.2739" calcext:value-type="float">
            <text:p>0.2739</text:p>
          </table:table-cell>
          <table:table-cell table:formula="of:=([.C141]-[.D141])/[.D141]" office:value-type="float" office:value="0.00442333227362537" calcext:value-type="float">
            <text:p>0.0044233323</text:p>
          </table:table-cell>
          <table:table-cell table:number-columns-repeated="2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table:formula="of:=([.C142]-[.D142])/[.D142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385.2" calcext:value-type="float">
            <text:p>385.2</text:p>
          </table:table-cell>
          <table:table-cell/>
          <table:table-cell office:value-type="float" office:value="0.42731589774929" calcext:value-type="float">
            <text:p>0.4273158977</text:p>
          </table:table-cell>
          <table:table-cell office:value-type="float" office:value="0.4309" calcext:value-type="float">
            <text:p>0.4309</text:p>
          </table:table-cell>
          <table:table-cell table:formula="of:=([.C143]-[.D143])/[.D143]" office:value-type="float" office:value="-0.00831771234789971" calcext:value-type="float">
            <text:p>-0.0083177123</text:p>
          </table:table-cell>
          <table:table-cell table:number-columns-repeated="20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number-columns-repeated="3"/>
          <table:table-cell table:formula="of:=([.C144]-[.D144])/[.D144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554.7" calcext:value-type="float">
            <text:p>554.7</text:p>
          </table:table-cell>
          <table:table-cell/>
          <table:table-cell office:value-type="float" office:value="0.631229556101083" calcext:value-type="float">
            <text:p>0.6312295561</text:p>
          </table:table-cell>
          <table:table-cell office:value-type="float" office:value="0.6204" calcext:value-type="float">
            <text:p>0.6204</text:p>
          </table:table-cell>
          <table:table-cell table:formula="of:=([.C145]-[.D145])/[.D145]" office:value-type="float" office:value="0.0174557641861427" calcext:value-type="float">
            <text:p>0.0174557642</text:p>
          </table:table-cell>
          <table:table-cell table:number-columns-repeated="20"/>
        </table:table-row>
        <table:table-row table:style-name="ro1">
          <table:table-cell office:value-type="float" office:value="665.6" calcext:value-type="float">
            <text:p>665.6</text:p>
          </table:table-cell>
          <table:table-cell table:number-columns-repeated="3"/>
          <table:table-cell table:formula="of:=([.C146]-[.D146])/[.D146]" office:value-type="string" office:string-value="" calcext:value-type="error">
            <text:p>#DIV/0!</text:p>
          </table:table-cell>
          <table:table-cell table:number-columns-repeated="20"/>
        </table:table-row>
        <table:table-row table:style-name="ro1">
          <table:table-cell office:value-type="float" office:value="798.7" calcext:value-type="float">
            <text:p>798.7</text:p>
          </table:table-cell>
          <table:table-cell/>
          <table:table-cell office:value-type="float" office:value="0.861788837733093" calcext:value-type="float">
            <text:p>0.8617888377</text:p>
          </table:table-cell>
          <table:table-cell office:value-type="float" office:value="0.8468" calcext:value-type="float">
            <text:p>0.8468</text:p>
          </table:table-cell>
          <table:table-cell table:formula="of:=([.C147]-[.D147])/[.D147]" office:value-type="float" office:value="0.0177005641628402" calcext:value-type="float">
            <text:p>0.0177005642</text:p>
          </table:table-cell>
          <table:table-cell table:number-columns-repeated="7"/>
          <table:table-cell office:value-type="string" calcext:value-type="string">
            <text:p>R roger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R 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EP photon</text:p>
          </table:table-cell>
          <table:table-cell table:number-columns-repeated="4"/>
          <table:table-cell office:value-type="string" calcext:value-type="string">
            <text:p>NEP phonon</text:p>
          </table:table-cell>
          <table:table-cell table:number-columns-repeated="4"/>
          <table:table-cell office:value-type="string" calcext:value-type="string">
            <text:p>NEP johns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-R / 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-R / R</text:p>
          </table:table-cell>
          <table:table-cell office:value-type="string" calcext:value-type="string">
            <text:p>M/R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* sqrt(17) * Rr/Rm</text:p>
          </table:table-cell>
          <table:table-cell office:value-type="string" calcext:value-type="string">
            <text:p>M-R / M</text:p>
          </table:table-cell>
          <table:table-cell office:value-type="string" calcext:value-type="string">
            <text:p>M/R</text:p>
          </table:table-cell>
          <table:table-cell/>
          <table:table-cell office:value-type="string" calcext:value-type="string">
            <text:p>safety factor 2</text:p>
          </table:table-cell>
          <table:table-cell office:value-type="string" calcext:value-type="string">
            <text:p>Factor 1.5</text:p>
          </table:table-cell>
          <table:table-cell/>
          <table:table-cell office:value-type="string" calcext:value-type="string">
            <text:p>M/R</text:p>
          </table:table-cell>
          <table:table-cell office:value-type="string" calcext:value-type="string">
            <text:p>Tc diff</text:p>
          </table:table-cell>
          <table:table-cell table:number-columns-repeated="3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style-name="ce3" office:value-type="float" office:value="2.56641729826197" calcext:value-type="float">
            <text:p>2.57</text:p>
          </table:table-cell>
          <table:table-cell office:value-type="float" office:value="3.09" calcext:value-type="float">
            <text:p>3.09</text:p>
          </table:table-cell>
          <table:table-cell table:formula="of:=([.B152]-[.C152])/[.C152]" office:value-type="float" office:value="-0.16944424004467" calcext:value-type="float">
            <text:p>-0.16944424</text:p>
          </table:table-cell>
          <table:table-cell table:formula="of:=[.B152]/[.C152]" office:value-type="float" office:value="0.83055575995533" calcext:value-type="float">
            <text:p>0.83055576</text:p>
          </table:table-cell>
          <table:table-cell/>
          <table:table-cell table:style-name="ce3" office:value-type="float" office:value="3.80817261986823" calcext:value-type="float">
            <text:p>3.81</text:p>
          </table:table-cell>
          <table:table-cell table:style-name="ce3" office:value-type="float" office:value="2.94" calcext:value-type="float">
            <text:p>2.94</text:p>
          </table:table-cell>
          <table:table-cell table:formula="of:=([.G152]-[.H152])/[.H152]" office:value-type="float" office:value="0.29529680947899" calcext:value-type="float">
            <text:p>0.2952968095</text:p>
          </table:table-cell>
          <table:table-cell table:formula="of:=[.G152]/[.H152]" office:value-type="float" office:value="1.29529680947899" calcext:value-type="float">
            <text:p>1.2952968095</text:p>
          </table:table-cell>
          <table:table-cell/>
          <table:table-cell table:style-name="ce3" office:value-type="float" office:value="2.24536392427936" calcext:value-type="float">
            <text:p>2.25</text:p>
          </table:table-cell>
          <table:table-cell office:value-type="float" office:value="0.68" calcext:value-type="float">
            <text:p>0.68</text:p>
          </table:table-cell>
          <table:table-cell table:formula="of:=[.M152]*SQRT(17)*[.$N$147]/[.$N$148]" office:value-type="float" office:value="2.24296946033601" calcext:value-type="float">
            <text:p>2.2429694603</text:p>
          </table:table-cell>
          <table:table-cell table:formula="of:=([.L152]-[.M152])/[.M152]" office:value-type="float" office:value="2.30200577099906" calcext:value-type="float">
            <text:p>2.302005771</text:p>
          </table:table-cell>
          <table:table-cell table:formula="of:=[.L152]/[.M152]" office:value-type="float" office:value="3.30200577099906" calcext:value-type="float">
            <text:p>3.302005771</text:p>
          </table:table-cell>
          <table:table-cell/>
          <table:table-cell office:value-type="float" office:value="3.41615923473523E-018" calcext:value-type="float">
            <text:p>3.41615923473523E-018</text:p>
          </table:table-cell>
          <table:table-cell office:value-type="float" office:value="2.95848068065352E-018" calcext:value-type="float">
            <text:p>2.95848068065352E-018</text:p>
          </table:table-cell>
          <table:table-cell table:formula="of:=([.S152]*1E+018-[.H152])/[.H152]" office:value-type="float" office:value="0.00628594580051717" calcext:value-type="float">
            <text:p>0.0062859458</text:p>
          </table:table-cell>
          <table:table-cell table:style-name="ce10" table:formula="of:=([.S152]*1E+018)/[.H152]" office:value-type="float" office:value="1.00628594580052" calcext:value-type="float">
            <text:p>1.0062859458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2.8867165195252" calcext:value-type="float">
            <text:p>2.89</text:p>
          </table:table-cell>
          <table:table-cell/>
          <table:table-cell table:formula="of:=([.B153]-[.C153])/[.C153]" office:value-type="string" office:string-value="" calcext:value-type="error">
            <text:p>#DIV/0!</text:p>
          </table:table-cell>
          <table:table-cell table:formula="of:=[.B153]/[.C153]" office:value-type="string" office:string-value="" calcext:value-type="error">
            <text:p>#DIV/0!</text:p>
          </table:table-cell>
          <table:table-cell/>
          <table:table-cell table:style-name="ce3" office:value-type="float" office:value="4.09676696997702" calcext:value-type="float">
            <text:p>4.10</text:p>
          </table:table-cell>
          <table:table-cell table:style-name="ce3"/>
          <table:table-cell table:formula="of:=([.G153]-[.H153])/[.H153]" office:value-type="string" office:string-value="" calcext:value-type="error">
            <text:p>#DIV/0!</text:p>
          </table:table-cell>
          <table:table-cell table:formula="of:=[.G153]/[.H153]" office:value-type="string" office:string-value="" calcext:value-type="error">
            <text:p>#DIV/0!</text:p>
          </table:table-cell>
          <table:table-cell/>
          <table:table-cell table:style-name="ce3" office:value-type="float" office:value="2.41552410533427" calcext:value-type="float">
            <text:p>2.42</text:p>
          </table:table-cell>
          <table:table-cell office:value-type="float" office:value="0.73" calcext:value-type="float">
            <text:p>0.73</text:p>
          </table:table-cell>
          <table:table-cell table:formula="of:=[.M153]*SQRT(17)*[.$N$147]/[.$N$148]" office:value-type="float" office:value="2.40789368536071" calcext:value-type="float">
            <text:p>2.4078936854</text:p>
          </table:table-cell>
          <table:table-cell table:formula="of:=([.L153]-[.M153])/[.M153]" office:value-type="float" office:value="2.30893713059489" calcext:value-type="float">
            <text:p>2.3089371306</text:p>
          </table:table-cell>
          <table:table-cell table:formula="of:=[.L153]/[.M153]" office:value-type="float" office:value="3.30893713059489" calcext:value-type="float">
            <text:p>3.3089371306</text:p>
          </table:table-cell>
          <table:table-cell/>
          <table:table-cell office:value-type="float" office:value="3.67504567519567E-018" calcext:value-type="float">
            <text:p>3.67504567519567E-018</text:p>
          </table:table-cell>
          <table:table-cell office:value-type="float" office:value="3.18268291478758E-018" calcext:value-type="float">
            <text:p>3.18268291478758E-018</text:p>
          </table:table-cell>
          <table:table-cell table:formula="of:=([.S153]*1E+018-[.H153])/[.H153]" office:value-type="string" office:string-value="" calcext:value-type="error">
            <text:p>#DIV/0!</text:p>
          </table:table-cell>
          <table:table-cell table:style-name="ce10" table:formula="of:=([.S153]*1E+018)/[.H153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.2740361424599" calcext:value-type="float">
            <text:p>3.27</text:p>
          </table:table-cell>
          <table:table-cell office:value-type="float" office:value="3.8" calcext:value-type="float">
            <text:p>3.8</text:p>
          </table:table-cell>
          <table:table-cell table:formula="of:=([.B154]-[.C154])/[.C154]" office:value-type="float" office:value="-0.138411541457921" calcext:value-type="float">
            <text:p>-0.1384115415</text:p>
          </table:table-cell>
          <table:table-cell table:formula="of:=[.B154]/[.C154]" office:value-type="float" office:value="0.861588458542079" calcext:value-type="float">
            <text:p>0.8615884585</text:p>
          </table:table-cell>
          <table:table-cell/>
          <table:table-cell table:style-name="ce3" office:value-type="float" office:value="4.42470333235794" calcext:value-type="float">
            <text:p>4.42</text:p>
          </table:table-cell>
          <table:table-cell table:style-name="ce3" office:value-type="float" office:value="3.42" calcext:value-type="float">
            <text:p>3.42</text:p>
          </table:table-cell>
          <table:table-cell table:formula="of:=([.G154]-[.H154])/[.H154]" office:value-type="float" office:value="0.293772904198228" calcext:value-type="float">
            <text:p>0.2937729042</text:p>
          </table:table-cell>
          <table:table-cell table:formula="of:=[.G154]/[.H154]" office:value-type="float" office:value="1.29377290419823" calcext:value-type="float">
            <text:p>1.2937729042</text:p>
          </table:table-cell>
          <table:table-cell/>
          <table:table-cell table:style-name="ce3" office:value-type="float" office:value="2.60888101192717" calcext:value-type="float">
            <text:p>2.61</text:p>
          </table:table-cell>
          <table:table-cell office:value-type="float" office:value="0.79" calcext:value-type="float">
            <text:p>0.79</text:p>
          </table:table-cell>
          <table:table-cell table:formula="of:=[.M154]*SQRT(17)*[.$N$147]/[.$N$148]" office:value-type="float" office:value="2.60580275539036" calcext:value-type="float">
            <text:p>2.6058027554</text:p>
          </table:table-cell>
          <table:table-cell table:formula="of:=([.L154]-[.M154])/[.M154]" office:value-type="float" office:value="2.30238102775591" calcext:value-type="float">
            <text:p>2.3023810278</text:p>
          </table:table-cell>
          <table:table-cell table:formula="of:=[.L154]/[.M154]" office:value-type="float" office:value="3.30238102775591" calcext:value-type="float">
            <text:p>3.3023810278</text:p>
          </table:table-cell>
          <table:table-cell/>
          <table:table-cell office:value-type="float" office:value="3.96922426019684E-018" calcext:value-type="float">
            <text:p>3.96922426019684E-018</text:p>
          </table:table-cell>
          <table:table-cell office:value-type="float" office:value="3.43744904264796E-018" calcext:value-type="float">
            <text:p>3.43744904264796E-018</text:p>
          </table:table-cell>
          <table:table-cell table:formula="of:=([.S154]*1E+018-[.H154])/[.H154]" office:value-type="float" office:value="0.00510205925378957" calcext:value-type="float">
            <text:p>0.0051020593</text:p>
          </table:table-cell>
          <table:table-cell table:style-name="ce10" table:formula="of:=([.S154]*1E+018)/[.H154]" office:value-type="float" office:value="1.00510205925379" calcext:value-type="float">
            <text:p>1.0051020593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3.69780822907998" calcext:value-type="float">
            <text:p>3.70</text:p>
          </table:table-cell>
          <table:table-cell/>
          <table:table-cell table:formula="of:=([.B155]-[.C155])/[.C155]" office:value-type="string" office:string-value="" calcext:value-type="error">
            <text:p>#DIV/0!</text:p>
          </table:table-cell>
          <table:table-cell table:formula="of:=[.B155]/[.C155]" office:value-type="string" office:string-value="" calcext:value-type="error">
            <text:p>#DIV/0!</text:p>
          </table:table-cell>
          <table:table-cell/>
          <table:table-cell table:style-name="ce3" office:value-type="float" office:value="4.7430310533065" calcext:value-type="float">
            <text:p>4.74</text:p>
          </table:table-cell>
          <table:table-cell table:style-name="ce3"/>
          <table:table-cell table:formula="of:=([.G155]-[.H155])/[.H155]" office:value-type="string" office:string-value="" calcext:value-type="error">
            <text:p>#DIV/0!</text:p>
          </table:table-cell>
          <table:table-cell table:formula="of:=[.G155]/[.H155]" office:value-type="string" office:string-value="" calcext:value-type="error">
            <text:p>#DIV/0!</text:p>
          </table:table-cell>
          <table:table-cell/>
          <table:table-cell table:style-name="ce3" office:value-type="float" office:value="2.79657249864888" calcext:value-type="float">
            <text:p>2.80</text:p>
          </table:table-cell>
          <table:table-cell table:number-columns-repeated="2"/>
          <table:table-cell table:formula="of:=([.L155]-[.M155])/[.M155]" office:value-type="string" office:string-value="" calcext:value-type="error">
            <text:p>#DIV/0!</text:p>
          </table:table-cell>
          <table:table-cell table:formula="of:=[.L155]/[.M155]" office:value-type="string" office:string-value="" calcext:value-type="error">
            <text:p>#DIV/0!</text:p>
          </table:table-cell>
          <table:table-cell/>
          <table:table-cell office:value-type="float" office:value="4.25478331755603E-018" calcext:value-type="float">
            <text:p>4.25478331755603E-018</text:p>
          </table:table-cell>
          <table:table-cell office:value-type="float" office:value="3.68475044060176E-018" calcext:value-type="float">
            <text:p>3.68475044060176E-018</text:p>
          </table:table-cell>
          <table:table-cell table:formula="of:=([.S155]*1E+018-[.H155])/[.H155]" office:value-type="string" office:string-value="" calcext:value-type="error">
            <text:p>#DIV/0!</text:p>
          </table:table-cell>
          <table:table-cell table:style-name="ce10" table:formula="of:=([.S155]*1E+018)/[.H155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43.2" calcext:value-type="float">
            <text:p>43.2</text:p>
          </table:table-cell>
          <table:table-cell table:style-name="ce3" office:value-type="float" office:value="4.17575969267361" calcext:value-type="float">
            <text:p>4.18</text:p>
          </table:table-cell>
          <table:table-cell office:value-type="float" office:value="4.68" calcext:value-type="float">
            <text:p>4.68</text:p>
          </table:table-cell>
          <table:table-cell table:formula="of:=([.B156]-[.C156])/[.C156]" office:value-type="float" office:value="-0.107743655411622" calcext:value-type="float">
            <text:p>-0.1077436554</text:p>
          </table:table-cell>
          <table:table-cell table:formula="of:=[.B156]/[.C156]" office:value-type="float" office:value="0.892256344588378" calcext:value-type="float">
            <text:p>0.8922563446</text:p>
          </table:table-cell>
          <table:table-cell/>
          <table:table-cell table:style-name="ce3" office:value-type="float" office:value="5.05966943537341" calcext:value-type="float">
            <text:p>5.06</text:p>
          </table:table-cell>
          <table:table-cell table:style-name="ce3" office:value-type="float" office:value="3.91" calcext:value-type="float">
            <text:p>3.91</text:p>
          </table:table-cell>
          <table:table-cell table:formula="of:=([.G156]-[.H156])/[.H156]" office:value-type="float" office:value="0.294033103676064" calcext:value-type="float">
            <text:p>0.2940331037</text:p>
          </table:table-cell>
          <table:table-cell table:formula="of:=[.G156]/[.H156]" office:value-type="float" office:value="1.29403310367606" calcext:value-type="float">
            <text:p>1.2940331037</text:p>
          </table:table-cell>
          <table:table-cell/>
          <table:table-cell table:style-name="ce3" office:value-type="float" office:value="2.9832679221772" calcext:value-type="float">
            <text:p>2.98</text:p>
          </table:table-cell>
          <table:table-cell office:value-type="float" office:value="0.9" calcext:value-type="float">
            <text:p>0.9</text:p>
          </table:table-cell>
          <table:table-cell table:formula="of:=[.M156]*SQRT(17)*[.$N$147]/[.$N$148]" office:value-type="float" office:value="2.96863605044472" calcext:value-type="float">
            <text:p>2.9686360504</text:p>
          </table:table-cell>
          <table:table-cell table:formula="of:=([.L156]-[.M156])/[.M156]" office:value-type="float" office:value="2.31474213575244" calcext:value-type="float">
            <text:p>2.3147421358</text:p>
          </table:table-cell>
          <table:table-cell table:formula="of:=[.L156]/[.M156]" office:value-type="float" office:value="3.31474213575244" calcext:value-type="float">
            <text:p>3.3147421358</text:p>
          </table:table-cell>
          <table:table-cell/>
          <table:table-cell office:value-type="float" office:value="4.53882693662047E-018" calcext:value-type="float">
            <text:p>4.53882693662047E-018</text:p>
          </table:table-cell>
          <table:table-cell office:value-type="float" office:value="3.93073943049443E-018" calcext:value-type="float">
            <text:p>3.93073943049443E-018</text:p>
          </table:table-cell>
          <table:table-cell table:formula="of:=([.S156]*1E+018-[.H156])/[.H156]" office:value-type="float" office:value="0.00530420217248853" calcext:value-type="float">
            <text:p>0.0053042022</text:p>
          </table:table-cell>
          <table:table-cell table:style-name="ce10" table:formula="of:=([.S156]*1E+018)/[.H156]" office:value-type="float" office:value="1.00530420217249" calcext:value-type="float">
            <text:p>1.0053042022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51.8" calcext:value-type="float">
            <text:p>51.8</text:p>
          </table:table-cell>
          <table:table-cell table:style-name="ce3" office:value-type="float" office:value="4.69785613708565" calcext:value-type="float">
            <text:p>4.70</text:p>
          </table:table-cell>
          <table:table-cell/>
          <table:table-cell table:formula="of:=([.B157]-[.C157])/[.C157]" office:value-type="string" office:string-value="" calcext:value-type="error">
            <text:p>#DIV/0!</text:p>
          </table:table-cell>
          <table:table-cell table:formula="of:=[.B157]/[.C157]" office:value-type="string" office:string-value="" calcext:value-type="error">
            <text:p>#DIV/0!</text:p>
          </table:table-cell>
          <table:table-cell/>
          <table:table-cell table:style-name="ce3" office:value-type="float" office:value="5.35471374236764" calcext:value-type="float">
            <text:p>5.35</text:p>
          </table:table-cell>
          <table:table-cell table:style-name="ce3"/>
          <table:table-cell table:formula="of:=([.G157]-[.H157])/[.H157]" office:value-type="string" office:string-value="" calcext:value-type="error">
            <text:p>#DIV/0!</text:p>
          </table:table-cell>
          <table:table-cell table:formula="of:=[.G157]/[.H157]" office:value-type="string" office:string-value="" calcext:value-type="error">
            <text:p>#DIV/0!</text:p>
          </table:table-cell>
          <table:table-cell/>
          <table:table-cell table:style-name="ce3" office:value-type="float" office:value="3.15723110849194" calcext:value-type="float">
            <text:p>3.16</text:p>
          </table:table-cell>
          <table:table-cell table:number-columns-repeated="2"/>
          <table:table-cell table:formula="of:=([.L157]-[.M157])/[.M157]" office:value-type="string" office:string-value="" calcext:value-type="error">
            <text:p>#DIV/0!</text:p>
          </table:table-cell>
          <table:table-cell table:formula="of:=[.L157]/[.M157]" office:value-type="string" office:string-value="" calcext:value-type="error">
            <text:p>#DIV/0!</text:p>
          </table:table-cell>
          <table:table-cell/>
          <table:table-cell office:value-type="float" office:value="4.80349937524256E-018" calcext:value-type="float">
            <text:p>4.80349937524256E-018</text:p>
          </table:table-cell>
          <table:table-cell office:value-type="float" office:value="4.15995248602274E-018" calcext:value-type="float">
            <text:p>4.15995248602274E-018</text:p>
          </table:table-cell>
          <table:table-cell table:formula="of:=([.S157]*1E+018-[.H157])/[.H157]" office:value-type="string" office:string-value="" calcext:value-type="error">
            <text:p>#DIV/0!</text:p>
          </table:table-cell>
          <table:table-cell table:style-name="ce10" table:formula="of:=([.S157]*1E+018)/[.H157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style-name="ce3" office:value-type="float" office:value="5.30344931917267" calcext:value-type="float">
            <text:p>5.30</text:p>
          </table:table-cell>
          <table:table-cell office:value-type="float" office:value="5.73" calcext:value-type="float">
            <text:p>5.73</text:p>
          </table:table-cell>
          <table:table-cell table:formula="of:=([.B158]-[.C158])/[.C158]" office:value-type="float" office:value="-0.0744416545946475" calcext:value-type="float">
            <text:p>-0.0744416546</text:p>
          </table:table-cell>
          <table:table-cell table:formula="of:=[.B158]/[.C158]" office:value-type="float" office:value="0.925558345405353" calcext:value-type="float">
            <text:p>0.9255583454</text:p>
          </table:table-cell>
          <table:table-cell/>
          <table:table-cell table:style-name="ce3" office:value-type="float" office:value="5.66500892789206" calcext:value-type="float">
            <text:p>5.67</text:p>
          </table:table-cell>
          <table:table-cell table:style-name="ce3" office:value-type="float" office:value="4.37" calcext:value-type="float">
            <text:p>4.37</text:p>
          </table:table-cell>
          <table:table-cell table:formula="of:=([.G158]-[.H158])/[.H158]" office:value-type="float" office:value="0.296340715764773" calcext:value-type="float">
            <text:p>0.2963407158</text:p>
          </table:table-cell>
          <table:table-cell table:formula="of:=[.G158]/[.H158]" office:value-type="float" office:value="1.29634071576477" calcext:value-type="float">
            <text:p>1.2963407158</text:p>
          </table:table-cell>
          <table:table-cell/>
          <table:table-cell table:style-name="ce3" office:value-type="float" office:value="3.34018647449061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formula="of:=[.M158]*SQRT(17)*[.$N$147]/[.$N$148]" office:value-type="float" office:value="3.29848450049413" calcext:value-type="float">
            <text:p>3.2984845005</text:p>
          </table:table-cell>
          <table:table-cell table:formula="of:=([.L158]-[.M158])/[.M158]" office:value-type="float" office:value="2.34018647449061" calcext:value-type="float">
            <text:p>2.3401864745</text:p>
          </table:table-cell>
          <table:table-cell table:formula="of:=[.L158]/[.M158]" office:value-type="float" office:value="3.34018647449061" calcext:value-type="float">
            <text:p>3.3401864745</text:p>
          </table:table-cell>
          <table:table-cell/>
          <table:table-cell office:value-type="float" office:value="5.08185276657592E-018" calcext:value-type="float">
            <text:p>5.08185276657592E-018</text:p>
          </table:table-cell>
          <table:table-cell office:value-type="float" office:value="4.40101359414698E-018" calcext:value-type="float">
            <text:p>4.40101359414698E-018</text:p>
          </table:table-cell>
          <table:table-cell table:formula="of:=([.S158]*1E+018-[.H158])/[.H158]" office:value-type="float" office:value="0.00709693229908035" calcext:value-type="float">
            <text:p>0.0070969323</text:p>
          </table:table-cell>
          <table:table-cell table:style-name="ce10" table:formula="of:=([.S158]*1E+018)/[.H158]" office:value-type="float" office:value="1.00709693229908" calcext:value-type="float">
            <text:p>1.0070969323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74.6" calcext:value-type="float">
            <text:p>74.6</text:p>
          </table:table-cell>
          <table:table-cell table:style-name="ce3" office:value-type="float" office:value="5.93772434362923" calcext:value-type="float">
            <text:p>5.94</text:p>
          </table:table-cell>
          <table:table-cell/>
          <table:table-cell table:formula="of:=([.B159]-[.C159])/[.C159]" office:value-type="string" office:string-value="" calcext:value-type="error">
            <text:p>#DIV/0!</text:p>
          </table:table-cell>
          <table:table-cell table:formula="of:=[.B159]/[.C159]" office:value-type="string" office:string-value="" calcext:value-type="error">
            <text:p>#DIV/0!</text:p>
          </table:table-cell>
          <table:table-cell/>
          <table:table-cell table:style-name="ce3" office:value-type="float" office:value="5.92021027778796" calcext:value-type="float">
            <text:p>5.92</text:p>
          </table:table-cell>
          <table:table-cell table:style-name="ce3"/>
          <table:table-cell table:formula="of:=([.G159]-[.H159])/[.H159]" office:value-type="string" office:string-value="" calcext:value-type="error">
            <text:p>#DIV/0!</text:p>
          </table:table-cell>
          <table:table-cell table:formula="of:=[.G159]/[.H159]" office:value-type="string" office:string-value="" calcext:value-type="error">
            <text:p>#DIV/0!</text:p>
          </table:table-cell>
          <table:table-cell/>
          <table:table-cell table:style-name="ce3" office:value-type="float" office:value="3.4906575696017" calcext:value-type="float">
            <text:p>3.49</text:p>
          </table:table-cell>
          <table:table-cell table:number-columns-repeated="2"/>
          <table:table-cell table:formula="of:=([.L159]-[.M159])/[.M159]" office:value-type="string" office:string-value="" calcext:value-type="error">
            <text:p>#DIV/0!</text:p>
          </table:table-cell>
          <table:table-cell table:formula="of:=[.L159]/[.M159]" office:value-type="string" office:string-value="" calcext:value-type="error">
            <text:p>#DIV/0!</text:p>
          </table:table-cell>
          <table:table-cell/>
          <table:table-cell office:value-type="float" office:value="5.31078368310405E-018" calcext:value-type="float">
            <text:p>5.31078368310405E-018</text:p>
          </table:table-cell>
          <table:table-cell office:value-type="float" office:value="4.59927358357199E-018" calcext:value-type="float">
            <text:p>4.59927358357199E-018</text:p>
          </table:table-cell>
          <table:table-cell table:formula="of:=([.S159]*1E+018-[.H159])/[.H159]" office:value-type="string" office:string-value="" calcext:value-type="error">
            <text:p>#DIV/0!</text:p>
          </table:table-cell>
          <table:table-cell table:style-name="ce10" table:formula="of:=([.S159]*1E+018)/[.H159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89.6" calcext:value-type="float">
            <text:p>89.6</text:p>
          </table:table-cell>
          <table:table-cell table:style-name="ce3" office:value-type="float" office:value="6.61050206023723" calcext:value-type="float">
            <text:p>6.61</text:p>
          </table:table-cell>
          <table:table-cell office:value-type="float" office:value="6.95" calcext:value-type="float">
            <text:p>6.95</text:p>
          </table:table-cell>
          <table:table-cell table:formula="of:=([.B160]-[.C160])/[.C160]" office:value-type="float" office:value="-0.0488486244262979" calcext:value-type="float">
            <text:p>-0.0488486244</text:p>
          </table:table-cell>
          <table:table-cell table:formula="of:=[.B160]/[.C160]" office:value-type="float" office:value="0.951151375573702" calcext:value-type="float">
            <text:p>0.9511513756</text:p>
          </table:table-cell>
          <table:table-cell/>
          <table:table-cell table:style-name="ce3" office:value-type="float" office:value="6.12977962293764" calcext:value-type="float">
            <text:p>6.13</text:p>
          </table:table-cell>
          <table:table-cell table:style-name="ce3" office:value-type="float" office:value="4.73" calcext:value-type="float">
            <text:p>4.73</text:p>
          </table:table-cell>
          <table:table-cell table:formula="of:=([.G160]-[.H160])/[.H160]" office:value-type="float" office:value="0.295936495335653" calcext:value-type="float">
            <text:p>0.2959364953</text:p>
          </table:table-cell>
          <table:table-cell table:formula="of:=[.G160]/[.H160]" office:value-type="float" office:value="1.29593649533565" calcext:value-type="float">
            <text:p>1.2959364953</text:p>
          </table:table-cell>
          <table:table-cell/>
          <table:table-cell table:style-name="ce3" office:value-type="float" office:value="3.61422325167686" calcext:value-type="float">
            <text:p>3.61</text:p>
          </table:table-cell>
          <table:table-cell office:value-type="float" office:value="1.09" calcext:value-type="float">
            <text:p>1.09</text:p>
          </table:table-cell>
          <table:table-cell table:formula="of:=[.M160]*SQRT(17)*[.$N$147]/[.$N$148]" office:value-type="float" office:value="3.5953481055386" calcext:value-type="float">
            <text:p>3.5953481055</text:p>
          </table:table-cell>
          <table:table-cell table:formula="of:=([.L160]-[.M160])/[.M160]" office:value-type="float" office:value="2.31580114832739" calcext:value-type="float">
            <text:p>2.3158011483</text:p>
          </table:table-cell>
          <table:table-cell table:formula="of:=[.L160]/[.M160]" office:value-type="float" office:value="3.31580114832739" calcext:value-type="float">
            <text:p>3.3158011483</text:p>
          </table:table-cell>
          <table:table-cell/>
          <table:table-cell office:value-type="float" office:value="5.49877995460061E-018" calcext:value-type="float">
            <text:p>5.49877995460061E-018</text:p>
          </table:table-cell>
          <table:table-cell office:value-type="float" office:value="4.76208313050477E-018" calcext:value-type="float">
            <text:p>4.76208313050477E-018</text:p>
          </table:table-cell>
          <table:table-cell table:formula="of:=([.S160]*1E+018-[.H160])/[.H160]" office:value-type="float" office:value="0.00678290285513102" calcext:value-type="float">
            <text:p>0.0067829029</text:p>
          </table:table-cell>
          <table:table-cell table:style-name="ce10" table:formula="of:=([.S160]*1E+018)/[.H160]" office:value-type="float" office:value="1.00678290285513" calcext:value-type="float">
            <text:p>1.0067829029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style-name="ce3" office:value-type="float" office:value="7.30831765792937" calcext:value-type="float">
            <text:p>7.31</text:p>
          </table:table-cell>
          <table:table-cell/>
          <table:table-cell table:formula="of:=([.B161]-[.C161])/[.C161]" office:value-type="string" office:string-value="" calcext:value-type="error">
            <text:p>#DIV/0!</text:p>
          </table:table-cell>
          <table:table-cell table:formula="of:=[.B161]/[.C161]" office:value-type="string" office:string-value="" calcext:value-type="error">
            <text:p>#DIV/0!</text:p>
          </table:table-cell>
          <table:table-cell/>
          <table:table-cell table:style-name="ce3" office:value-type="float" office:value="6.28247989337896" calcext:value-type="float">
            <text:p>6.28</text:p>
          </table:table-cell>
          <table:table-cell table:style-name="ce3"/>
          <table:table-cell table:formula="of:=([.G161]-[.H161])/[.H161]" office:value-type="string" office:string-value="" calcext:value-type="error">
            <text:p>#DIV/0!</text:p>
          </table:table-cell>
          <table:table-cell table:formula="of:=[.G161]/[.H161]" office:value-type="string" office:string-value="" calcext:value-type="error">
            <text:p>#DIV/0!</text:p>
          </table:table-cell>
          <table:table-cell/>
          <table:table-cell table:style-name="ce3" office:value-type="float" office:value="3.70425795144016" calcext:value-type="float">
            <text:p>3.70</text:p>
          </table:table-cell>
          <table:table-cell table:number-columns-repeated="2"/>
          <table:table-cell table:formula="of:=([.L161]-[.M161])/[.M161]" office:value-type="string" office:string-value="" calcext:value-type="error">
            <text:p>#DIV/0!</text:p>
          </table:table-cell>
          <table:table-cell table:formula="of:=[.L161]/[.M161]" office:value-type="string" office:string-value="" calcext:value-type="error">
            <text:p>#DIV/0!</text:p>
          </table:table-cell>
          <table:table-cell/>
          <table:table-cell office:value-type="float" office:value="5.63576125536757E-018" calcext:value-type="float">
            <text:p>5.63576125536757E-018</text:p>
          </table:table-cell>
          <table:table-cell office:value-type="float" office:value="4.8807124168124E-018" calcext:value-type="float">
            <text:p>4.8807124168124E-018</text:p>
          </table:table-cell>
          <table:table-cell table:formula="of:=([.S161]*1E+018-[.H161])/[.H161]" office:value-type="string" office:string-value="" calcext:value-type="error">
            <text:p>#DIV/0!</text:p>
          </table:table-cell>
          <table:table-cell table:style-name="ce10" table:formula="of:=([.S161]*1E+018)/[.H161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8.04277642417149" calcext:value-type="float">
            <text:p>8.04</text:p>
          </table:table-cell>
          <table:table-cell office:value-type="float" office:value="8.29" calcext:value-type="float">
            <text:p>8.29</text:p>
          </table:table-cell>
          <table:table-cell table:formula="of:=([.B162]-[.C162])/[.C162]" office:value-type="float" office:value="-0.029821902994995" calcext:value-type="float">
            <text:p>-0.029821903</text:p>
          </table:table-cell>
          <table:table-cell table:formula="of:=[.B162]/[.C162]" office:value-type="float" office:value="0.970178097005005" calcext:value-type="float">
            <text:p>0.970178097</text:p>
          </table:table-cell>
          <table:table-cell/>
          <table:table-cell table:style-name="ce3" office:value-type="float" office:value="6.38921600806724" calcext:value-type="float">
            <text:p>6.39</text:p>
          </table:table-cell>
          <table:table-cell table:style-name="ce3" office:value-type="float" office:value="4.94" calcext:value-type="float">
            <text:p>4.94</text:p>
          </table:table-cell>
          <table:table-cell table:formula="of:=([.G162]-[.H162])/[.H162]" office:value-type="float" office:value="0.293363564386081" calcext:value-type="float">
            <text:p>0.2933635644</text:p>
          </table:table-cell>
          <table:table-cell table:formula="of:=[.G162]/[.H162]" office:value-type="float" office:value="1.29336356438608" calcext:value-type="float">
            <text:p>1.2933635644</text:p>
          </table:table-cell>
          <table:table-cell/>
          <table:table-cell table:style-name="ce3" office:value-type="float" office:value="3.76719139623423" calcext:value-type="float">
            <text:p>3.77</text:p>
          </table:table-cell>
          <table:table-cell office:value-type="float" office:value="1.14" calcext:value-type="float">
            <text:p>1.14</text:p>
          </table:table-cell>
          <table:table-cell table:formula="of:=[.M162]*SQRT(17)*[.$N$147]/[.$N$148]" office:value-type="float" office:value="3.76027233056331" calcext:value-type="float">
            <text:p>3.7602723306</text:p>
          </table:table-cell>
          <table:table-cell table:formula="of:=([.L162]-[.M162])/[.M162]" office:value-type="float" office:value="2.30455385634582" calcext:value-type="float">
            <text:p>2.3045538563</text:p>
          </table:table-cell>
          <table:table-cell table:formula="of:=[.L162]/[.M162]" office:value-type="float" office:value="3.30455385634582" calcext:value-type="float">
            <text:p>3.3045538563</text:p>
          </table:table-cell>
          <table:table-cell/>
          <table:table-cell office:value-type="float" office:value="5.73150995172911E-018" calcext:value-type="float">
            <text:p>5.73150995172911E-018</text:p>
          </table:table-cell>
          <table:table-cell office:value-type="float" office:value="4.96363322024073E-018" calcext:value-type="float">
            <text:p>4.96363322024073E-018</text:p>
          </table:table-cell>
          <table:table-cell table:formula="of:=([.S162]*1E+018-[.H162])/[.H162]" office:value-type="float" office:value="0.0047840526803097" calcext:value-type="float">
            <text:p>0.0047840527</text:p>
          </table:table-cell>
          <table:table-cell table:style-name="ce10" table:formula="of:=([.S162]*1E+018)/[.H162]" office:value-type="float" office:value="1.00478405268031" calcext:value-type="float">
            <text:p>1.0047840527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154.8" calcext:value-type="float">
            <text:p>154.8</text:p>
          </table:table-cell>
          <table:table-cell table:style-name="ce3" office:value-type="float" office:value="8.80315116442158" calcext:value-type="float">
            <text:p>8.80</text:p>
          </table:table-cell>
          <table:table-cell/>
          <table:table-cell table:formula="of:=([.B163]-[.C163])/[.C163]" office:value-type="string" office:string-value="" calcext:value-type="error">
            <text:p>#DIV/0!</text:p>
          </table:table-cell>
          <table:table-cell table:formula="of:=[.B163]/[.C163]" office:value-type="string" office:string-value="" calcext:value-type="error">
            <text:p>#DIV/0!</text:p>
          </table:table-cell>
          <table:table-cell/>
          <table:table-cell table:style-name="ce3" office:value-type="float" office:value="6.44530395489306" calcext:value-type="float">
            <text:p>6.45</text:p>
          </table:table-cell>
          <table:table-cell table:style-name="ce3"/>
          <table:table-cell table:formula="of:=([.G163]-[.H163])/[.H163]" office:value-type="string" office:string-value="" calcext:value-type="error">
            <text:p>#DIV/0!</text:p>
          </table:table-cell>
          <table:table-cell table:formula="of:=[.G163]/[.H163]" office:value-type="string" office:string-value="" calcext:value-type="error">
            <text:p>#DIV/0!</text:p>
          </table:table-cell>
          <table:table-cell/>
          <table:table-cell table:style-name="ce3" office:value-type="float" office:value="3.80026181214252" calcext:value-type="float">
            <text:p>3.80</text:p>
          </table:table-cell>
          <table:table-cell table:number-columns-repeated="2"/>
          <table:table-cell table:formula="of:=([.L163]-[.M163])/[.M163]" office:value-type="string" office:string-value="" calcext:value-type="error">
            <text:p>#DIV/0!</text:p>
          </table:table-cell>
          <table:table-cell table:formula="of:=[.L163]/[.M163]" office:value-type="string" office:string-value="" calcext:value-type="error">
            <text:p>#DIV/0!</text:p>
          </table:table-cell>
          <table:table-cell/>
          <table:table-cell office:value-type="float" office:value="5.78182420390002E-018" calcext:value-type="float">
            <text:p>5.78182420390002E-018</text:p>
          </table:table-cell>
          <table:table-cell office:value-type="float" office:value="5.00720664079315E-018" calcext:value-type="float">
            <text:p>5.00720664079315E-018</text:p>
          </table:table-cell>
          <table:table-cell table:formula="of:=([.S163]*1E+018-[.H163])/[.H163]" office:value-type="string" office:string-value="" calcext:value-type="error">
            <text:p>#DIV/0!</text:p>
          </table:table-cell>
          <table:table-cell table:style-name="ce10" table:formula="of:=([.S163]*1E+018)/[.H163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185.8" calcext:value-type="float">
            <text:p>185.8</text:p>
          </table:table-cell>
          <table:table-cell table:style-name="ce3" office:value-type="float" office:value="9.6152926770969" calcext:value-type="float">
            <text:p>9.62</text:p>
          </table:table-cell>
          <table:table-cell office:value-type="float" office:value="9.76" calcext:value-type="float">
            <text:p>9.76</text:p>
          </table:table-cell>
          <table:table-cell table:formula="of:=([.B164]-[.C164])/[.C164]" office:value-type="float" office:value="-0.0148265699695799" calcext:value-type="float">
            <text:p>-0.01482657</text:p>
          </table:table-cell>
          <table:table-cell table:formula="of:=[.B164]/[.C164]" office:value-type="float" office:value="0.98517343003042" calcext:value-type="float">
            <text:p>0.98517343</text:p>
          </table:table-cell>
          <table:table-cell/>
          <table:table-cell table:style-name="ce3" office:value-type="float" office:value="6.47005658938243" calcext:value-type="float">
            <text:p>6.47</text:p>
          </table:table-cell>
          <table:table-cell table:style-name="ce3" office:value-type="float" office:value="4.99" calcext:value-type="float">
            <text:p>4.99</text:p>
          </table:table-cell>
          <table:table-cell table:formula="of:=([.G164]-[.H164])/[.H164]" office:value-type="float" office:value="0.296604526930347" calcext:value-type="float">
            <text:p>0.2966045269</text:p>
          </table:table-cell>
          <table:table-cell table:formula="of:=[.G164]/[.H164]" office:value-type="float" office:value="1.29660452693035" calcext:value-type="float">
            <text:p>1.2966045269</text:p>
          </table:table-cell>
          <table:table-cell/>
          <table:table-cell table:style-name="ce3" office:value-type="float" office:value="3.81485639018852" calcext:value-type="float">
            <text:p>3.81</text:p>
          </table:table-cell>
          <table:table-cell office:value-type="float" office:value="1.15" calcext:value-type="float">
            <text:p>1.15</text:p>
          </table:table-cell>
          <table:table-cell table:formula="of:=[.M164]*SQRT(17)*[.$N$147]/[.$N$148]" office:value-type="float" office:value="3.79325717556825" calcext:value-type="float">
            <text:p>3.7932571756</text:p>
          </table:table-cell>
          <table:table-cell table:formula="of:=([.L164]-[.M164])/[.M164]" office:value-type="float" office:value="2.31726642625089" calcext:value-type="float">
            <text:p>2.3172664263</text:p>
          </table:table-cell>
          <table:table-cell table:formula="of:=[.L164]/[.M164]" office:value-type="float" office:value="3.31726642625089" calcext:value-type="float">
            <text:p>3.3172664263</text:p>
          </table:table-cell>
          <table:table-cell/>
          <table:table-cell office:value-type="float" office:value="5.80402880157337E-018" calcext:value-type="float">
            <text:p>5.80402880157337E-018</text:p>
          </table:table-cell>
          <table:table-cell office:value-type="float" office:value="5.02643638645909E-018" calcext:value-type="float">
            <text:p>5.02643638645909E-018</text:p>
          </table:table-cell>
          <table:table-cell table:formula="of:=([.S164]*1E+018-[.H164])/[.H164]" office:value-type="float" office:value="0.0073018810539258" calcext:value-type="float">
            <text:p>0.0073018811</text:p>
          </table:table-cell>
          <table:table-cell table:style-name="ce10" table:formula="of:=([.S164]*1E+018)/[.H164]" office:value-type="float" office:value="1.00730188105393" calcext:value-type="float">
            <text:p>1.0073018811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222.9" calcext:value-type="float">
            <text:p>222.9</text:p>
          </table:table-cell>
          <table:table-cell table:style-name="ce3" office:value-type="float" office:value="10.5471215940391" calcext:value-type="float">
            <text:p>10.55</text:p>
          </table:table-cell>
          <table:table-cell/>
          <table:table-cell table:formula="of:=([.B165]-[.C165])/[.C165]" office:value-type="string" office:string-value="" calcext:value-type="error">
            <text:p>#DIV/0!</text:p>
          </table:table-cell>
          <table:table-cell table:formula="of:=[.B165]/[.C165]" office:value-type="string" office:string-value="" calcext:value-type="error">
            <text:p>#DIV/0!</text:p>
          </table:table-cell>
          <table:table-cell/>
          <table:table-cell table:style-name="ce3" office:value-type="float" office:value="6.50885590718768" calcext:value-type="float">
            <text:p>6.51</text:p>
          </table:table-cell>
          <table:table-cell table:style-name="ce3"/>
          <table:table-cell table:formula="of:=([.G165]-[.H165])/[.H165]" office:value-type="string" office:string-value="" calcext:value-type="error">
            <text:p>#DIV/0!</text:p>
          </table:table-cell>
          <table:table-cell table:formula="of:=[.G165]/[.H165]" office:value-type="string" office:string-value="" calcext:value-type="error">
            <text:p>#DIV/0!</text:p>
          </table:table-cell>
          <table:table-cell/>
          <table:table-cell table:style-name="ce3" office:value-type="float" office:value="3.8377331337563" calcext:value-type="float">
            <text:p>3.84</text:p>
          </table:table-cell>
          <table:table-cell table:number-columns-repeated="2"/>
          <table:table-cell table:formula="of:=([.L165]-[.M165])/[.M165]" office:value-type="string" office:string-value="" calcext:value-type="error">
            <text:p>#DIV/0!</text:p>
          </table:table-cell>
          <table:table-cell table:formula="of:=[.L165]/[.M165]" office:value-type="string" office:string-value="" calcext:value-type="error">
            <text:p>#DIV/0!</text:p>
          </table:table-cell>
          <table:table-cell/>
          <table:table-cell office:value-type="float" office:value="5.8388341166293E-018" calcext:value-type="float">
            <text:p>5.8388341166293E-018</text:p>
          </table:table-cell>
          <table:table-cell office:value-type="float" office:value="5.05657867348424E-018" calcext:value-type="float">
            <text:p>5.05657867348424E-018</text:p>
          </table:table-cell>
          <table:table-cell table:formula="of:=([.S165]*1E+018-[.H165])/[.H165]" office:value-type="string" office:string-value="" calcext:value-type="error">
            <text:p>#DIV/0!</text:p>
          </table:table-cell>
          <table:table-cell table:style-name="ce10" table:formula="of:=([.S165]*1E+018)/[.H165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267.5" calcext:value-type="float">
            <text:p>267.5</text:p>
          </table:table-cell>
          <table:table-cell table:style-name="ce3" office:value-type="float" office:value="11.7263101656854" calcext:value-type="float">
            <text:p>11.73</text:p>
          </table:table-cell>
          <table:table-cell office:value-type="float" office:value="11.89" calcext:value-type="float">
            <text:p>11.89</text:p>
          </table:table-cell>
          <table:table-cell table:formula="of:=([.B166]-[.C166])/[.C166]" office:value-type="float" office:value="-0.0137670171837343" calcext:value-type="float">
            <text:p>-0.0137670172</text:p>
          </table:table-cell>
          <table:table-cell table:formula="of:=[.B166]/[.C166]" office:value-type="float" office:value="0.986232982816266" calcext:value-type="float">
            <text:p>0.9862329828</text:p>
          </table:table-cell>
          <table:table-cell/>
          <table:table-cell table:style-name="ce3" office:value-type="float" office:value="6.62504402427681" calcext:value-type="float">
            <text:p>6.63</text:p>
          </table:table-cell>
          <table:table-cell table:style-name="ce3" office:value-type="float" office:value="5.14" calcext:value-type="float">
            <text:p>5.14</text:p>
          </table:table-cell>
          <table:table-cell table:formula="of:=([.G166]-[.H166])/[.H166]" office:value-type="float" office:value="0.288919070870975" calcext:value-type="float">
            <text:p>0.2889190709</text:p>
          </table:table-cell>
          <table:table-cell table:formula="of:=[.G166]/[.H166]" office:value-type="float" office:value="1.28891907087097" calcext:value-type="float">
            <text:p>1.2889190709</text:p>
          </table:table-cell>
          <table:table-cell/>
          <table:table-cell table:style-name="ce3" office:value-type="float" office:value="3.9062396413607" calcext:value-type="float">
            <text:p>3.91</text:p>
          </table:table-cell>
          <table:table-cell office:value-type="float" office:value="1.18" calcext:value-type="float">
            <text:p>1.18</text:p>
          </table:table-cell>
          <table:table-cell table:formula="of:=[.M166]*SQRT(17)*[.$N$147]/[.$N$148]" office:value-type="float" office:value="3.89221171058307" calcext:value-type="float">
            <text:p>3.8922117106</text:p>
          </table:table-cell>
          <table:table-cell table:formula="of:=([.L166]-[.M166])/[.M166]" office:value-type="float" office:value="2.31037257742432" calcext:value-type="float">
            <text:p>2.3103725774</text:p>
          </table:table-cell>
          <table:table-cell table:formula="of:=[.L166]/[.M166]" office:value-type="float" office:value="3.31037257742432" calcext:value-type="float">
            <text:p>3.3103725774</text:p>
          </table:table-cell>
          <table:table-cell/>
          <table:table-cell office:value-type="float" office:value="5.94306182602716E-018" calcext:value-type="float">
            <text:p>5.94306182602716E-018</text:p>
          </table:table-cell>
          <table:table-cell office:value-type="float" office:value="5.14684251760105E-018" calcext:value-type="float">
            <text:p>5.14684251760105E-018</text:p>
          </table:table-cell>
          <table:table-cell table:formula="of:=([.S166]*1E+018-[.H166])/[.H166]" office:value-type="float" office:value="0.00133122910526296" calcext:value-type="float">
            <text:p>0.0013312291</text:p>
          </table:table-cell>
          <table:table-cell table:style-name="ce10" table:formula="of:=([.S166]*1E+018)/[.H166]" office:value-type="float" office:value="1.00133122910526" calcext:value-type="float">
            <text:p>1.0013312291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office:value-type="float" office:value="13.318602430223" calcext:value-type="float">
            <text:p>13.32</text:p>
          </table:table-cell>
          <table:table-cell/>
          <table:table-cell table:formula="of:=([.B167]-[.C167])/[.C167]" office:value-type="string" office:string-value="" calcext:value-type="error">
            <text:p>#DIV/0!</text:p>
          </table:table-cell>
          <table:table-cell table:formula="of:=[.B167]/[.C167]" office:value-type="string" office:string-value="" calcext:value-type="error">
            <text:p>#DIV/0!</text:p>
          </table:table-cell>
          <table:table-cell/>
          <table:table-cell table:style-name="ce3" office:value-type="float" office:value="6.87894004843213" calcext:value-type="float">
            <text:p>6.88</text:p>
          </table:table-cell>
          <table:table-cell table:style-name="ce3"/>
          <table:table-cell table:formula="of:=([.G167]-[.H167])/[.H167]" office:value-type="string" office:string-value="" calcext:value-type="error">
            <text:p>#DIV/0!</text:p>
          </table:table-cell>
          <table:table-cell table:formula="of:=[.G167]/[.H167]" office:value-type="string" office:string-value="" calcext:value-type="error">
            <text:p>#DIV/0!</text:p>
          </table:table-cell>
          <table:table-cell/>
          <table:table-cell table:style-name="ce3" office:value-type="float" office:value="4.05594109401598" calcext:value-type="float">
            <text:p>4.06</text:p>
          </table:table-cell>
          <table:table-cell table:number-columns-repeated="2"/>
          <table:table-cell table:formula="of:=([.L167]-[.M167])/[.M167]" office:value-type="string" office:string-value="" calcext:value-type="error">
            <text:p>#DIV/0!</text:p>
          </table:table-cell>
          <table:table-cell table:formula="of:=[.L167]/[.M167]" office:value-type="string" office:string-value="" calcext:value-type="error">
            <text:p>#DIV/0!</text:p>
          </table:table-cell>
          <table:table-cell/>
          <table:table-cell office:value-type="float" office:value="6.17082178707923E-018" calcext:value-type="float">
            <text:p>6.17082178707923E-018</text:p>
          </table:table-cell>
          <table:table-cell office:value-type="float" office:value="5.3440884298371E-018" calcext:value-type="float">
            <text:p>5.3440884298371E-018</text:p>
          </table:table-cell>
          <table:table-cell table:formula="of:=([.S167]*1E+018-[.H167])/[.H167]" office:value-type="string" office:string-value="" calcext:value-type="error">
            <text:p>#DIV/0!</text:p>
          </table:table-cell>
          <table:table-cell table:style-name="ce10" table:formula="of:=([.S167]*1E+018)/[.H167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385.2" calcext:value-type="float">
            <text:p>385.2</text:p>
          </table:table-cell>
          <table:table-cell table:style-name="ce3" office:value-type="float" office:value="15.4797528571011" calcext:value-type="float">
            <text:p>15.48</text:p>
          </table:table-cell>
          <table:table-cell office:value-type="float" office:value="15.71" calcext:value-type="float">
            <text:p>15.71</text:p>
          </table:table-cell>
          <table:table-cell table:formula="of:=([.B168]-[.C168])/[.C168]" office:value-type="float" office:value="-0.0146560880266646" calcext:value-type="float">
            <text:p>-0.014656088</text:p>
          </table:table-cell>
          <table:table-cell table:formula="of:=[.B168]/[.C168]" office:value-type="float" office:value="0.985343911973335" calcext:value-type="float">
            <text:p>0.985343912</text:p>
          </table:table-cell>
          <table:table-cell/>
          <table:table-cell table:style-name="ce3" office:value-type="float" office:value="7.30528893349677" calcext:value-type="float">
            <text:p>7.31</text:p>
          </table:table-cell>
          <table:table-cell table:style-name="ce3" office:value-type="float" office:value="5.7" calcext:value-type="float">
            <text:p>5.70</text:p>
          </table:table-cell>
          <table:table-cell table:formula="of:=([.G168]-[.H168])/[.H168]" office:value-type="float" office:value="0.281629637455574" calcext:value-type="float">
            <text:p>0.2816296375</text:p>
          </table:table-cell>
          <table:table-cell table:formula="of:=[.G168]/[.H168]" office:value-type="float" office:value="1.28162963745557" calcext:value-type="float">
            <text:p>1.2816296375</text:p>
          </table:table-cell>
          <table:table-cell/>
          <table:table-cell table:style-name="ce3" office:value-type="float" office:value="4.30732371272563" calcext:value-type="float">
            <text:p>4.31</text:p>
          </table:table-cell>
          <table:table-cell office:value-type="float" office:value="1.31" calcext:value-type="float">
            <text:p>1.31</text:p>
          </table:table-cell>
          <table:table-cell table:formula="of:=[.M168]*SQRT(17)*[.$N$147]/[.$N$148]" office:value-type="float" office:value="4.32101469564731" calcext:value-type="float">
            <text:p>4.3210146956</text:p>
          </table:table-cell>
          <table:table-cell table:formula="of:=([.L168]-[.M168])/[.M168]" office:value-type="float" office:value="2.28803336849285" calcext:value-type="float">
            <text:p>2.2880333685</text:p>
          </table:table-cell>
          <table:table-cell table:formula="of:=[.L168]/[.M168]" office:value-type="float" office:value="3.28803336849285" calcext:value-type="float">
            <text:p>3.2880333685</text:p>
          </table:table-cell>
          <table:table-cell/>
          <table:table-cell office:value-type="float" office:value="6.55328230720739E-018" calcext:value-type="float">
            <text:p>6.55328230720739E-018</text:p>
          </table:table-cell>
          <table:table-cell office:value-type="float" office:value="5.6753089562127E-018" calcext:value-type="float">
            <text:p>5.6753089562127E-018</text:p>
          </table:table-cell>
          <table:table-cell table:formula="of:=([.S168]*1E+018-[.H168])/[.H168]" office:value-type="float" office:value="-0.00433176206794733" calcext:value-type="float">
            <text:p>-0.0043317621</text:p>
          </table:table-cell>
          <table:table-cell table:style-name="ce10" table:formula="of:=([.S168]*1E+018)/[.H168]" office:value-type="float" office:value="0.995668237932053" calcext:value-type="float">
            <text:p>0.9956682379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style-name="ce3" office:value-type="float" office:value="18.2795393392362" calcext:value-type="float">
            <text:p>18.28</text:p>
          </table:table-cell>
          <table:table-cell/>
          <table:table-cell table:formula="of:=([.B169]-[.C169])/[.C169]" office:value-type="string" office:string-value="" calcext:value-type="error">
            <text:p>#DIV/0!</text:p>
          </table:table-cell>
          <table:table-cell table:formula="of:=[.B169]/[.C169]" office:value-type="string" office:string-value="" calcext:value-type="error">
            <text:p>#DIV/0!</text:p>
          </table:table-cell>
          <table:table-cell/>
          <table:table-cell table:style-name="ce3" office:value-type="float" office:value="7.8798880465307" calcext:value-type="float">
            <text:p>7.88</text:p>
          </table:table-cell>
          <table:table-cell table:style-name="ce3"/>
          <table:table-cell table:formula="of:=([.G169]-[.H169])/[.H169]" office:value-type="string" office:string-value="" calcext:value-type="error">
            <text:p>#DIV/0!</text:p>
          </table:table-cell>
          <table:table-cell table:formula="of:=[.G169]/[.H169]" office:value-type="string" office:string-value="" calcext:value-type="error">
            <text:p>#DIV/0!</text:p>
          </table:table-cell>
          <table:table-cell/>
          <table:table-cell table:style-name="ce3" office:value-type="float" office:value="4.64611720979508" calcext:value-type="float">
            <text:p>4.65</text:p>
          </table:table-cell>
          <table:table-cell table:number-columns-repeated="2"/>
          <table:table-cell table:formula="of:=([.L169]-[.M169])/[.M169]" office:value-type="string" office:string-value="" calcext:value-type="error">
            <text:p>#DIV/0!</text:p>
          </table:table-cell>
          <table:table-cell table:formula="of:=[.L169]/[.M169]" office:value-type="string" office:string-value="" calcext:value-type="error">
            <text:p>#DIV/0!</text:p>
          </table:table-cell>
          <table:table-cell/>
          <table:table-cell office:value-type="float" office:value="7.06873217311433E-018" calcext:value-type="float">
            <text:p>7.06873217311433E-018</text:p>
          </table:table-cell>
          <table:table-cell office:value-type="float" office:value="6.12170163446539E-018" calcext:value-type="float">
            <text:p>6.12170163446539E-018</text:p>
          </table:table-cell>
          <table:table-cell table:formula="of:=([.S169]*1E+018-[.H169])/[.H169]" office:value-type="string" office:string-value="" calcext:value-type="error">
            <text:p>#DIV/0!</text:p>
          </table:table-cell>
          <table:table-cell table:style-name="ce10" table:formula="of:=([.S169]*1E+018)/[.H169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554.7" calcext:value-type="float">
            <text:p>554.7</text:p>
          </table:table-cell>
          <table:table-cell table:style-name="ce3" office:value-type="float" office:value="21.7162987768525" calcext:value-type="float">
            <text:p>21.72</text:p>
          </table:table-cell>
          <table:table-cell office:value-type="float" office:value="21.7" calcext:value-type="float">
            <text:p>21.7</text:p>
          </table:table-cell>
          <table:table-cell table:formula="of:=([.B170]-[.C170])/[.C170]" office:value-type="float" office:value="0.000751095707488542" calcext:value-type="float">
            <text:p>0.0007510957</text:p>
          </table:table-cell>
          <table:table-cell table:formula="of:=[.B170]/[.C170]" office:value-type="float" office:value="1.00075109570749" calcext:value-type="float">
            <text:p>1.0007510957</text:p>
          </table:table-cell>
          <table:table-cell/>
          <table:table-cell table:style-name="ce3" office:value-type="float" office:value="8.55143000415669" calcext:value-type="float">
            <text:p>8.55</text:p>
          </table:table-cell>
          <table:table-cell table:style-name="ce3" office:value-type="float" office:value="6.58" calcext:value-type="float">
            <text:p>6.58</text:p>
          </table:table-cell>
          <table:table-cell table:formula="of:=([.G170]-[.H170])/[.H170]" office:value-type="float" office:value="0.299609423124117" calcext:value-type="float">
            <text:p>0.2996094231</text:p>
          </table:table-cell>
          <table:table-cell table:formula="of:=[.G170]/[.H170]" office:value-type="float" office:value="1.29960942312412" calcext:value-type="float">
            <text:p>1.2996094231</text:p>
          </table:table-cell>
          <table:table-cell/>
          <table:table-cell table:style-name="ce3" office:value-type="float" office:value="5.04206987155901" calcext:value-type="float">
            <text:p>5.04</text:p>
          </table:table-cell>
          <table:table-cell office:value-type="float" office:value="1.51" calcext:value-type="float">
            <text:p>1.51</text:p>
          </table:table-cell>
          <table:table-cell table:formula="of:=[.M170]*SQRT(17)*[.$N$147]/[.$N$148]" office:value-type="float" office:value="4.98071159574613" calcext:value-type="float">
            <text:p>4.9807115957</text:p>
          </table:table-cell>
          <table:table-cell table:formula="of:=([.L170]-[.M170])/[.M170]" office:value-type="float" office:value="2.33911912023776" calcext:value-type="float">
            <text:p>2.3391191202</text:p>
          </table:table-cell>
          <table:table-cell table:formula="of:=[.L170]/[.M170]" office:value-type="float" office:value="3.33911912023775" calcext:value-type="float">
            <text:p>3.3391191202</text:p>
          </table:table-cell>
          <table:table-cell/>
          <table:table-cell office:value-type="float" office:value="7.67114558475626E-018" calcext:value-type="float">
            <text:p>7.67114558475626E-018</text:p>
          </table:table-cell>
          <table:table-cell office:value-type="float" office:value="6.64340695252775E-018" calcext:value-type="float">
            <text:p>6.64340695252775E-018</text:p>
          </table:table-cell>
          <table:table-cell table:formula="of:=([.S170]*1E+018-[.H170])/[.H170]" office:value-type="float" office:value="0.00963631497382227" calcext:value-type="float">
            <text:p>0.009636315</text:p>
          </table:table-cell>
          <table:table-cell table:style-name="ce10" table:formula="of:=([.S170]*1E+018)/[.H170]" office:value-type="float" office:value="1.00963631497382" calcext:value-type="float">
            <text:p>1.009636315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665.6" calcext:value-type="float">
            <text:p>665.6</text:p>
          </table:table-cell>
          <table:table-cell table:style-name="ce3" office:value-type="float" office:value="25.7337940420025" calcext:value-type="float">
            <text:p>25.73</text:p>
          </table:table-cell>
          <table:table-cell/>
          <table:table-cell table:formula="of:=([.B171]-[.C171])/[.C171]" office:value-type="string" office:string-value="" calcext:value-type="error">
            <text:p>#DIV/0!</text:p>
          </table:table-cell>
          <table:table-cell table:formula="of:=[.B171]/[.C171]" office:value-type="string" office:string-value="" calcext:value-type="error">
            <text:p>#DIV/0!</text:p>
          </table:table-cell>
          <table:table-cell/>
          <table:table-cell table:style-name="ce3" office:value-type="float" office:value="9.2574202481485" calcext:value-type="float">
            <text:p>9.26</text:p>
          </table:table-cell>
          <table:table-cell table:style-name="ce3"/>
          <table:table-cell table:formula="of:=([.G171]-[.H171])/[.H171]" office:value-type="string" office:string-value="" calcext:value-type="error">
            <text:p>#DIV/0!</text:p>
          </table:table-cell>
          <table:table-cell table:formula="of:=[.G171]/[.H171]" office:value-type="string" office:string-value="" calcext:value-type="error">
            <text:p>#DIV/0!</text:p>
          </table:table-cell>
          <table:table-cell/>
          <table:table-cell table:style-name="ce3" office:value-type="float" office:value="5.45833383409106" calcext:value-type="float">
            <text:p>5.46</text:p>
          </table:table-cell>
          <table:table-cell table:number-columns-repeated="2"/>
          <table:table-cell table:formula="of:=([.L171]-[.M171])/[.M171]" office:value-type="string" office:string-value="" calcext:value-type="error">
            <text:p>#DIV/0!</text:p>
          </table:table-cell>
          <table:table-cell table:formula="of:=[.L171]/[.M171]" office:value-type="string" office:string-value="" calcext:value-type="error">
            <text:p>#DIV/0!</text:p>
          </table:table-cell>
          <table:table-cell/>
          <table:table-cell office:value-type="float" office:value="8.30446117530033E-018" calcext:value-type="float">
            <text:p>8.30446117530033E-018</text:p>
          </table:table-cell>
          <table:table-cell office:value-type="float" office:value="7.19187434255166E-018" calcext:value-type="float">
            <text:p>7.19187434255166E-018</text:p>
          </table:table-cell>
          <table:table-cell table:formula="of:=([.S171]*1E+018-[.H171])/[.H171]" office:value-type="string" office:string-value="" calcext:value-type="error">
            <text:p>#DIV/0!</text:p>
          </table:table-cell>
          <table:table-cell table:style-name="ce10" table:formula="of:=([.S171]*1E+018)/[.H171]" office:value-type="string" office:string-value="" calcext:value-type="error">
            <text:p>#DIV/0!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>
          <table:table-cell office:value-type="float" office:value="798.7" calcext:value-type="float">
            <text:p>798.7</text:p>
          </table:table-cell>
          <table:table-cell table:style-name="ce3" office:value-type="float" office:value="30.2178061261835" calcext:value-type="float">
            <text:p>30.22</text:p>
          </table:table-cell>
          <table:table-cell office:value-type="float" office:value="30.17" calcext:value-type="float">
            <text:p>30.17</text:p>
          </table:table-cell>
          <table:table-cell table:formula="of:=([.B172]-[.C172])/[.C172]" office:value-type="float" office:value="0.00158455837532313" calcext:value-type="float">
            <text:p>0.0015845584</text:p>
          </table:table-cell>
          <table:table-cell table:formula="of:=[.B172]/[.C172]" office:value-type="float" office:value="1.00158455837532" calcext:value-type="float">
            <text:p>1.0015845584</text:p>
          </table:table-cell>
          <table:table-cell/>
          <table:table-cell table:style-name="ce3" office:value-type="float" office:value="9.93182667959297" calcext:value-type="float">
            <text:p>9.93</text:p>
          </table:table-cell>
          <table:table-cell table:style-name="ce3" office:value-type="float" office:value="7.64" calcext:value-type="float">
            <text:p>7.64</text:p>
          </table:table-cell>
          <table:table-cell table:formula="of:=([.G172]-[.H172])/[.H172]" office:value-type="float" office:value="0.299977314082849" calcext:value-type="float">
            <text:p>0.2999773141</text:p>
          </table:table-cell>
          <table:table-cell table:formula="of:=[.G172]/[.H172]" office:value-type="float" office:value="1.29997731408285" calcext:value-type="float">
            <text:p>1.2999773141</text:p>
          </table:table-cell>
          <table:table-cell/>
          <table:table-cell table:style-name="ce3" office:value-type="float" office:value="5.85597543877225" calcext:value-type="float">
            <text:p>5.86</text:p>
          </table:table-cell>
          <table:table-cell office:value-type="float" office:value="1.76" calcext:value-type="float">
            <text:p>1.76</text:p>
          </table:table-cell>
          <table:table-cell table:formula="of:=[.M172]*SQRT(17)*[.$N$147]/[.$N$148]" office:value-type="float" office:value="5.80533272086967" calcext:value-type="float">
            <text:p>5.8053327209</text:p>
          </table:table-cell>
          <table:table-cell table:formula="of:=([.L172]-[.M172])/[.M172]" office:value-type="float" office:value="2.32725877202969" calcext:value-type="float">
            <text:p>2.327258772</text:p>
          </table:table-cell>
          <table:table-cell table:formula="of:=[.L172]/[.M172]" office:value-type="float" office:value="3.32725877202969" calcext:value-type="float">
            <text:p>3.327258772</text:p>
          </table:table-cell>
          <table:table-cell/>
          <table:table-cell office:value-type="float" office:value="8.90944419175392E-018" calcext:value-type="float">
            <text:p>8.90944419175392E-018</text:p>
          </table:table-cell>
          <table:table-cell office:value-type="float" office:value="7.71580500365861E-018" calcext:value-type="float">
            <text:p>7.71580500365861E-018</text:p>
          </table:table-cell>
          <table:table-cell table:formula="of:=([.S172]*1E+018-[.H172])/[.H172]" office:value-type="float" office:value="0.00992212089772385" calcext:value-type="float">
            <text:p>0.0099221209</text:p>
          </table:table-cell>
          <table:table-cell table:style-name="ce10" table:formula="of:=([.S172]*1E+018)/[.H172]" office:value-type="float" office:value="1.00992212089772" calcext:value-type="float">
            <text:p>1.0099221209</text:p>
          </table:table-cell>
          <table:table-cell table:formula="of:=(0.5/0.49)" office:value-type="float" office:value="1.02040816326531" calcext:value-type="float">
            <text:p>1.0204081633</text:p>
          </table:table-cell>
          <table:table-cell table:number-columns-repeated="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NEP tota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-R / R</text:p>
          </table:table-cell>
          <table:table-cell office:value-type="string" calcext:value-type="string">
            <text:p>M/R</text:p>
          </table:table-cell>
          <table:table-cell table:number-columns-repeated="20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.86880266037466" calcext:value-type="float">
            <text:p>5.8688026604</text:p>
          </table:table-cell>
          <table:table-cell office:value-type="float" office:value="4.54" calcext:value-type="float">
            <text:p>4.54</text:p>
          </table:table-cell>
          <table:table-cell table:formula="of:=([.B177]-[.C177])/[.C177]" office:value-type="float" office:value="0.292687810655212" calcext:value-type="float">
            <text:p>0.2926878107</text:p>
          </table:table-cell>
          <table:table-cell table:formula="of:=[.B177]/[.C177]" office:value-type="float" office:value="1.29268781065521" calcext:value-type="float">
            <text:p>1.2926878107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36994492060669" calcext:value-type="float">
            <text:p>6.3699449206</text:p>
          </table:table-cell>
          <table:table-cell office:value-type="float" office:value="4.96" calcext:value-type="float">
            <text:p>4.96</text:p>
          </table:table-cell>
          <table:table-cell table:formula="of:=([.B178]-[.C178])/[.C178]" office:value-type="float" office:value="0.284263088831994" calcext:value-type="float">
            <text:p>0.2842630888</text:p>
          </table:table-cell>
          <table:table-cell table:formula="of:=[.B178]/[.C178]" office:value-type="float" office:value="1.28426308883199" calcext:value-type="float">
            <text:p>1.2842630888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95248721590453" calcext:value-type="float">
            <text:p>6.9524872159</text:p>
          </table:table-cell>
          <table:table-cell office:value-type="float" office:value="5.42" calcext:value-type="float">
            <text:p>5.42</text:p>
          </table:table-cell>
          <table:table-cell table:formula="of:=([.B179]-[.C179])/[.C179]" office:value-type="float" office:value="0.282746718801574" calcext:value-type="float">
            <text:p>0.2827467188</text:p>
          </table:table-cell>
          <table:table-cell table:formula="of:=[.B179]/[.C179]" office:value-type="float" office:value="1.28274671880157" calcext:value-type="float">
            <text:p>1.2827467188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54359866387393" calcext:value-type="float">
            <text:p>7.5435986639</text:p>
          </table:table-cell>
          <table:table-cell office:value-type="float" office:value="5.96" calcext:value-type="float">
            <text:p>5.96</text:p>
          </table:table-cell>
          <table:table-cell table:formula="of:=([.B180]-[.C180])/[.C180]" office:value-type="float" office:value="0.265704473804351" calcext:value-type="float">
            <text:p>0.2657044738</text:p>
          </table:table-cell>
          <table:table-cell table:formula="of:=[.B180]/[.C180]" office:value-type="float" office:value="1.26570447380435" calcext:value-type="float">
            <text:p>1.2657044738</text:p>
          </table:table-cell>
          <table:table-cell table:number-columns-repeated="20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8.16343773905996" calcext:value-type="float">
            <text:p>8.1634377391</text:p>
          </table:table-cell>
          <table:table-cell office:value-type="float" office:value="6.43" calcext:value-type="float">
            <text:p>6.43</text:p>
          </table:table-cell>
          <table:table-cell table:formula="of:=([.B181]-[.C181])/[.C181]" office:value-type="float" office:value="0.269585962528765" calcext:value-type="float">
            <text:p>0.2695859625</text:p>
          </table:table-cell>
          <table:table-cell table:formula="of:=[.B181]/[.C181]" office:value-type="float" office:value="1.26958596252877" calcext:value-type="float">
            <text:p>1.2695859625</text:p>
          </table:table-cell>
          <table:table-cell table:number-columns-repeated="20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8.78569538858407" calcext:value-type="float">
            <text:p>8.7856953886</text:p>
          </table:table-cell>
          <table:table-cell office:value-type="float" office:value="7.09" calcext:value-type="float">
            <text:p>7.09</text:p>
          </table:table-cell>
          <table:table-cell table:formula="of:=([.B182]-[.C182])/[.C182]" office:value-type="float" office:value="0.239167191619756" calcext:value-type="float">
            <text:p>0.2391671916</text:p>
          </table:table-cell>
          <table:table-cell table:formula="of:=[.B182]/[.C182]" office:value-type="float" office:value="1.23916719161976" calcext:value-type="float">
            <text:p>1.2391671916</text:p>
          </table:table-cell>
          <table:table-cell table:number-columns-repeated="20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9.47774858911138" calcext:value-type="float">
            <text:p>9.4777485891</text:p>
          </table:table-cell>
          <table:table-cell office:value-type="float" office:value="7.56" calcext:value-type="float">
            <text:p>7.56</text:p>
          </table:table-cell>
          <table:table-cell table:formula="of:=([.B183]-[.C183])/[.C183]" office:value-type="float" office:value="0.253670448295156" calcext:value-type="float">
            <text:p>0.2536704483</text:p>
          </table:table-cell>
          <table:table-cell table:formula="of:=[.B183]/[.C183]" office:value-type="float" office:value="1.25367044829516" calcext:value-type="float">
            <text:p>1.2536704483</text:p>
          </table:table-cell>
          <table:table-cell table:number-columns-repeated="20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0.1316568264966" calcext:value-type="float">
            <text:p>10.1316568265</text:p>
          </table:table-cell>
          <table:table-cell office:value-type="float" office:value="8.16" calcext:value-type="float">
            <text:p>8.16</text:p>
          </table:table-cell>
          <table:table-cell table:formula="of:=([.B184]-[.C184])/[.C184]" office:value-type="float" office:value="0.24162461109027" calcext:value-type="float">
            <text:p>0.2416246111</text:p>
          </table:table-cell>
          <table:table-cell table:formula="of:=[.B184]/[.C184]" office:value-type="float" office:value="1.24162461109027" calcext:value-type="float">
            <text:p>1.2416246111</text:p>
          </table:table-cell>
          <table:table-cell table:number-columns-repeated="20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0.7682979903482" calcext:value-type="float">
            <text:p>10.7682979903</text:p>
          </table:table-cell>
          <table:table-cell office:value-type="float" office:value="8.77" calcext:value-type="float">
            <text:p>8.77</text:p>
          </table:table-cell>
          <table:table-cell table:formula="of:=([.B185]-[.C185])/[.C185]" office:value-type="float" office:value="0.227856099241528" calcext:value-type="float">
            <text:p>0.2278560992</text:p>
          </table:table-cell>
          <table:table-cell table:formula="of:=[.B185]/[.C185]" office:value-type="float" office:value="1.22785609924153" calcext:value-type="float">
            <text:p>1.2278560992</text:p>
          </table:table-cell>
          <table:table-cell table:number-columns-repeated="20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.371883194474" calcext:value-type="float">
            <text:p>11.3718831945</text:p>
          </table:table-cell>
          <table:table-cell office:value-type="float" office:value="9.44" calcext:value-type="float">
            <text:p>9.44</text:p>
          </table:table-cell>
          <table:table-cell table:formula="of:=([.B186]-[.C186])/[.C186]" office:value-type="float" office:value="0.204648643482415" calcext:value-type="float">
            <text:p>0.2046486435</text:p>
          </table:table-cell>
          <table:table-cell table:formula="of:=[.B186]/[.C186]" office:value-type="float" office:value="1.20464864348242" calcext:value-type="float">
            <text:p>1.2046486435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9666137385805" calcext:value-type="float">
            <text:p>11.9666137386</text:p>
          </table:table-cell>
          <table:table-cell office:value-type="float" office:value="9.99" calcext:value-type="float">
            <text:p>9.99</text:p>
          </table:table-cell>
          <table:table-cell table:formula="of:=([.B187]-[.C187])/[.C187]" office:value-type="float" office:value="0.197859233091141" calcext:value-type="float">
            <text:p>0.1978592331</text:p>
          </table:table-cell>
          <table:table-cell table:formula="of:=[.B187]/[.C187]" office:value-type="float" office:value="1.19785923309114" calcext:value-type="float">
            <text:p>1.1978592331</text:p>
          </table:table-cell>
          <table:table-cell table:number-columns-repeated="20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2.5457521475989" calcext:value-type="float">
            <text:p>12.5457521476</text:p>
          </table:table-cell>
          <table:table-cell office:value-type="float" office:value="10.61" calcext:value-type="float">
            <text:p>10.61</text:p>
          </table:table-cell>
          <table:table-cell table:formula="of:=([.B188]-[.C188])/[.C188]" office:value-type="float" office:value="0.182446008256258" calcext:value-type="float">
            <text:p>0.1824460083</text:p>
          </table:table-cell>
          <table:table-cell table:formula="of:=[.B188]/[.C188]" office:value-type="float" office:value="1.18244600825626" calcext:value-type="float">
            <text:p>1.1824460083</text:p>
          </table:table-cell>
          <table:table-cell table:number-columns-repeated="20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3.1518036752545" calcext:value-type="float">
            <text:p>13.1518036753</text:p>
          </table:table-cell>
          <table:table-cell office:value-type="float" office:value="11.27" calcext:value-type="float">
            <text:p>11.27</text:p>
          </table:table-cell>
          <table:table-cell table:formula="of:=([.B189]-[.C189])/[.C189]" office:value-type="float" office:value="0.166974594077595" calcext:value-type="float">
            <text:p>0.1669745941</text:p>
          </table:table-cell>
          <table:table-cell table:formula="of:=[.B189]/[.C189]" office:value-type="float" office:value="1.1669745940776" calcext:value-type="float">
            <text:p>1.1669745941</text:p>
          </table:table-cell>
          <table:table-cell table:number-columns-repeated="20"/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13.882653799771" calcext:value-type="float">
            <text:p>13.8826537998</text:p>
          </table:table-cell>
          <table:table-cell office:value-type="float" office:value="12.07" calcext:value-type="float">
            <text:p>12.07</text:p>
          </table:table-cell>
          <table:table-cell table:formula="of:=([.B190]-[.C190])/[.C190]" office:value-type="float" office:value="0.150178442400248" calcext:value-type="float">
            <text:p>0.1501784424</text:p>
          </table:table-cell>
          <table:table-cell table:formula="of:=[.B190]/[.C190]" office:value-type="float" office:value="1.15017844240025" calcext:value-type="float">
            <text:p>1.1501784424</text:p>
          </table:table-cell>
          <table:table-cell table:number-columns-repeated="20"/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14.8974076659393" calcext:value-type="float">
            <text:p>14.8974076659</text:p>
          </table:table-cell>
          <table:table-cell office:value-type="float" office:value="13.24" calcext:value-type="float">
            <text:p>13.24</text:p>
          </table:table-cell>
          <table:table-cell table:formula="of:=([.B191]-[.C191])/[.C191]" office:value-type="float" office:value="0.125181847880612" calcext:value-type="float">
            <text:p>0.1251818479</text:p>
          </table:table-cell>
          <table:table-cell table:formula="of:=[.B191]/[.C191]" office:value-type="float" office:value="1.12518184788061" calcext:value-type="float">
            <text:p>1.1251818479</text:p>
          </table:table-cell>
          <table:table-cell table:number-columns-repeated="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.3834679274171" calcext:value-type="float">
            <text:p>16.3834679274</text:p>
          </table:table-cell>
          <table:table-cell office:value-type="float" office:value="14.66" calcext:value-type="float">
            <text:p>14.66</text:p>
          </table:table-cell>
          <table:table-cell table:formula="of:=([.B192]-[.C192])/[.C192]" office:value-type="float" office:value="0.117562614421357" calcext:value-type="float">
            <text:p>0.1175626144</text:p>
          </table:table-cell>
          <table:table-cell table:formula="of:=[.B192]/[.C192]" office:value-type="float" office:value="1.11756261442136" calcext:value-type="float">
            <text:p>1.1175626144</text:p>
          </table:table-cell>
          <table:table-cell table:number-columns-repeated="20"/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18.5016488517521" calcext:value-type="float">
            <text:p>18.5016488518</text:p>
          </table:table-cell>
          <table:table-cell office:value-type="float" office:value="16.98" calcext:value-type="float">
            <text:p>16.98</text:p>
          </table:table-cell>
          <table:table-cell table:formula="of:=([.B193]-[.C193])/[.C193]" office:value-type="float" office:value="0.0896141844376973" calcext:value-type="float">
            <text:p>0.0896141844</text:p>
          </table:table-cell>
          <table:table-cell table:formula="of:=[.B193]/[.C193]" office:value-type="float" office:value="1.0896141844377" calcext:value-type="float">
            <text:p>1.0896141844</text:p>
          </table:table-cell>
          <table:table-cell table:number-columns-repeated="20"/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21.299134377585" calcext:value-type="float">
            <text:p>21.2991343776</text:p>
          </table:table-cell>
          <table:table-cell office:value-type="float" office:value="19.65" calcext:value-type="float">
            <text:p>19.65</text:p>
          </table:table-cell>
          <table:table-cell table:formula="of:=([.B194]-[.C194])/[.C194]" office:value-type="float" office:value="0.0839254136175572" calcext:value-type="float">
            <text:p>0.0839254136</text:p>
          </table:table-cell>
          <table:table-cell table:formula="of:=[.B194]/[.C194]" office:value-type="float" office:value="1.08392541361756" calcext:value-type="float">
            <text:p>1.0839254136</text:p>
          </table:table-cell>
          <table:table-cell table:number-columns-repeated="20"/>
        </table:table-row>
        <table:table-row table:style-name="ro1">
          <table:table-cell office:value-type="float" office:value="554.7" calcext:value-type="float">
            <text:p>554.7</text:p>
          </table:table-cell>
          <table:table-cell office:value-type="float" office:value="24.7466053081221" calcext:value-type="float">
            <text:p>24.7466053081</text:p>
          </table:table-cell>
          <table:table-cell office:value-type="float" office:value="22.94" calcext:value-type="float">
            <text:p>22.94</text:p>
          </table:table-cell>
          <table:table-cell table:formula="of:=([.B195]-[.C195])/[.C195]" office:value-type="float" office:value="0.0787535007899781" calcext:value-type="float">
            <text:p>0.0787535008</text:p>
          </table:table-cell>
          <table:table-cell table:formula="of:=[.B195]/[.C195]" office:value-type="float" office:value="1.07875350078998" calcext:value-type="float">
            <text:p>1.0787535008</text:p>
          </table:table-cell>
          <table:table-cell table:number-columns-repeated="20"/>
        </table:table-row>
        <table:table-row table:style-name="ro1">
          <table:table-cell office:value-type="float" office:value="665.6" calcext:value-type="float">
            <text:p>665.6</text:p>
          </table:table-cell>
          <table:table-cell office:value-type="float" office:value="28.7626687094311" calcext:value-type="float">
            <text:p>28.7626687094</text:p>
          </table:table-cell>
          <table:table-cell office:value-type="float" office:value="26.93" calcext:value-type="float">
            <text:p>26.93</text:p>
          </table:table-cell>
          <table:table-cell table:formula="of:=([.B196]-[.C196])/[.C196]" office:value-type="float" office:value="0.0680530527081731" calcext:value-type="float">
            <text:p>0.0680530527</text:p>
          </table:table-cell>
          <table:table-cell table:formula="of:=[.B196]/[.C196]" office:value-type="float" office:value="1.06805305270817" calcext:value-type="float">
            <text:p>1.0680530527</text:p>
          </table:table-cell>
          <table:table-cell table:number-columns-repeated="20"/>
        </table:table-row>
        <table:table-row table:style-name="ro1">
          <table:table-cell office:value-type="float" office:value="798.7" calcext:value-type="float">
            <text:p>798.7</text:p>
          </table:table-cell>
          <table:table-cell office:value-type="float" office:value="33.2139683741671" calcext:value-type="float">
            <text:p>33.2139683742</text:p>
          </table:table-cell>
          <table:table-cell office:value-type="float" office:value="31.39" calcext:value-type="float">
            <text:p>31.39</text:p>
          </table:table-cell>
          <table:table-cell table:formula="of:=([.B197]-[.C197])/[.C197]" office:value-type="float" office:value="0.0581066700913381" calcext:value-type="float">
            <text:p>0.0581066701</text:p>
          </table:table-cell>
          <table:table-cell table:formula="of:=[.B197]/[.C197]" office:value-type="float" office:value="1.05810667009134" calcext:value-type="float">
            <text:p>1.0581066701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2">
          <table:table-cell table:style-name="ce1" office:value-type="string" calcext:value-type="string">
            <text:p>-----------------------------------------------------------------------------------------------------------------------------------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After correction to factor of 2 on Bose noise.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MB = 2.7K</text:p>
          </table:table-cell>
          <table:table-cell office:value-type="string" calcext:value-type="string">
            <text:p>PR = 30K</text:p>
          </table:table-cell>
          <table:table-cell office:value-type="string" calcext:value-type="string">
            <text:p>SR, stop = 4K</text:p>
          </table:table-cell>
          <table:table-cell office:value-type="string" calcext:value-type="string">
            <text:p>Db = 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irror emiision = 1.5% at 150 GHz, scales as root(GHz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5% bands</text:p>
          </table:table-cell>
          <table:table-cell office:value-type="string" calcext:value-type="string">
            <text:p>Thru-put = lambda^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t_effeciency = 0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afety = 2</text:p>
          </table:table-cell>
          <table:table-cell office:value-type="string" calcext:value-type="string">
            <text:p>thermal power, n = 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oop gain ~ 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_b = 100mK</text:p>
          </table:table-cell>
          <table:table-cell office:value-type="string" calcext:value-type="string">
            <text:p>T_c = 200mK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No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_Opt</text:p>
          </table:table-cell>
          <table:table-cell table:number-columns-repeated="4"/>
          <table:table-cell office:value-type="string" calcext:value-type="string">
            <text:p>NEP_photon</text:p>
          </table:table-cell>
          <table:table-cell table:number-columns-repeated="4"/>
          <table:table-cell office:value-type="string" calcext:value-type="string">
            <text:p>NEP_photon</text:p>
          </table:table-cell>
          <table:table-cell table:number-columns-repeated="4"/>
          <table:table-cell office:value-type="string" calcext:value-type="string">
            <text:p>NEP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/>
          <table:table-cell office:value-type="float" office:value="0.000000000000125719111277682" calcext:value-type="float">
            <text:p>1.25719111277682E-013</text:p>
          </table:table-cell>
          <table:table-cell table:formula="of:=[.C216]*1000000000000" office:value-type="float" office:value="0.125719111277682" calcext:value-type="float">
            <text:p>0.1257191113</text:p>
          </table:table-cell>
          <table:table-cell office:value-type="float" office:value="0.1257" calcext:value-type="float">
            <text:p>0.1257</text:p>
          </table:table-cell>
          <table:table-cell table:formula="of:=[.D216]/[.E216]" office:value-type="float" office:value="1.00015203880415" calcext:value-type="float">
            <text:p>1.0001520388</text:p>
          </table:table-cell>
          <table:table-cell/>
          <table:table-cell office:value-type="float" office:value="2.54993571633949E-018" calcext:value-type="float">
            <text:p>2.54993571633949E-018</text:p>
          </table:table-cell>
          <table:table-cell table:formula="of:=[.H216]*1E+018" office:value-type="float" office:value="2.54993571633949" calcext:value-type="float">
            <text:p>2.5499357163</text:p>
          </table:table-cell>
          <table:table-cell office:value-type="float" office:value="3.09" calcext:value-type="float">
            <text:p>3.09</text:p>
          </table:table-cell>
          <table:table-cell table:formula="of:=[.I216]/[.J216]" office:value-type="float" office:value="0.825221914672974" calcext:value-type="float">
            <text:p>0.8252219147</text:p>
          </table:table-cell>
          <table:table-cell/>
          <table:table-cell office:value-type="float" office:value="3.0890358022107E-018" calcext:value-type="float">
            <text:p>3.0890358022107E-018</text:p>
          </table:table-cell>
          <table:table-cell table:formula="of:=[.M216]*1E+018" office:value-type="float" office:value="3.0890358022107" calcext:value-type="float">
            <text:p>3.0890358022</text:p>
          </table:table-cell>
          <table:table-cell office:value-type="float" office:value="3.09" calcext:value-type="float">
            <text:p>3.09</text:p>
          </table:table-cell>
          <table:table-cell table:formula="of:=[.N216]/[.O216]" office:value-type="float" office:value="0.999687961880484" calcext:value-type="float">
            <text:p>0.9996879619</text:p>
          </table:table-cell>
          <table:table-cell/>
          <table:table-cell office:value-type="float" office:value="4.25374289644204E-018" calcext:value-type="float">
            <text:p>4.25374289644204E-018</text:p>
          </table:table-cell>
          <table:table-cell table:formula="of:=[.R216]*1E+018" office:value-type="float" office:value="4.25374289644204" calcext:value-type="float">
            <text:p>4.2537428964</text:p>
          </table:table-cell>
          <table:table-cell office:value-type="float" office:value="4.22" calcext:value-type="float">
            <text:p>4.22</text:p>
          </table:table-cell>
          <table:table-cell table:formula="of:=[.S216]/[.T216]" office:value-type="float" office:value="1.00799594702418" calcext:value-type="float">
            <text:p>1.00799594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000000000000145465116084422" calcext:value-type="float">
            <text:p>1.45465116084422E-013</text:p>
          </table:table-cell>
          <table:table-cell table:formula="of:=[.C217]*1000000000000" office:value-type="float" office:value="0.145465116084422" calcext:value-type="float">
            <text:p>0.1454651161</text:p>
          </table:table-cell>
          <table:table-cell office:value-type="float" office:value="0.1464" calcext:value-type="float">
            <text:p>0.1464</text:p>
          </table:table-cell>
          <table:table-cell table:formula="of:=[.D217]/[.E217]" office:value-type="float" office:value="0.993614180904523" calcext:value-type="float">
            <text:p>0.9936141809</text:p>
          </table:table-cell>
          <table:table-cell/>
          <table:table-cell office:value-type="float" office:value="2.86841011130237E-018" calcext:value-type="float">
            <text:p>2.86841011130237E-018</text:p>
          </table:table-cell>
          <table:table-cell table:formula="of:=[.H217]*1E+018" office:value-type="float" office:value="2.86841011130237" calcext:value-type="float">
            <text:p>2.8684101113</text:p>
          </table:table-cell>
          <table:table-cell office:value-type="float" office:value="3.43" calcext:value-type="float">
            <text:p>3.43</text:p>
          </table:table-cell>
          <table:table-cell table:formula="of:=[.I217]/[.J217]" office:value-type="float" office:value="0.836271169475908" calcext:value-type="float">
            <text:p>0.8362711695</text:p>
          </table:table-cell>
          <table:table-cell/>
          <table:table-cell office:value-type="float" office:value="3.41196178685223E-018" calcext:value-type="float">
            <text:p>3.41196178685223E-018</text:p>
          </table:table-cell>
          <table:table-cell table:formula="of:=[.M217]*1E+018" office:value-type="float" office:value="3.41196178685223" calcext:value-type="float">
            <text:p>3.4119617869</text:p>
          </table:table-cell>
          <table:table-cell office:value-type="float" office:value="3.43" calcext:value-type="float">
            <text:p>3.43</text:p>
          </table:table-cell>
          <table:table-cell table:formula="of:=[.N217]/[.O217]" office:value-type="float" office:value="0.994741045729513" calcext:value-type="float">
            <text:p>0.9947410457</text:p>
          </table:table-cell>
          <table:table-cell/>
          <table:table-cell office:value-type="float" office:value="4.64103878336112E-018" calcext:value-type="float">
            <text:p>4.64103878336112E-018</text:p>
          </table:table-cell>
          <table:table-cell table:formula="of:=[.R217]*1E+018" office:value-type="float" office:value="4.64103878336112" calcext:value-type="float">
            <text:p>4.6410387834</text:p>
          </table:table-cell>
          <table:table-cell office:value-type="float" office:value="4.62" calcext:value-type="float">
            <text:p>4.62</text:p>
          </table:table-cell>
          <table:table-cell table:formula="of:=[.S217]/[.T217]" office:value-type="float" office:value="1.00455384921236" calcext:value-type="float">
            <text:p>1.004553849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000000000000169642150125583" calcext:value-type="float">
            <text:p>1.69642150125583E-013</text:p>
          </table:table-cell>
          <table:table-cell table:formula="of:=[.C218]*1000000000000" office:value-type="float" office:value="0.169642150125583" calcext:value-type="float">
            <text:p>0.1696421501</text:p>
          </table:table-cell>
          <table:table-cell office:value-type="float" office:value="0.1695" calcext:value-type="float">
            <text:p>0.1695</text:p>
          </table:table-cell>
          <table:table-cell table:formula="of:=[.D218]/[.E218]" office:value-type="float" office:value="1.00083864380875" calcext:value-type="float">
            <text:p>1.0008386438</text:p>
          </table:table-cell>
          <table:table-cell/>
          <table:table-cell office:value-type="float" office:value="3.25346948284049E-018" calcext:value-type="float">
            <text:p>3.25346948284049E-018</text:p>
          </table:table-cell>
          <table:table-cell table:formula="of:=[.H218]*1E+018" office:value-type="float" office:value="3.25346948284049" calcext:value-type="float">
            <text:p>3.2534694828</text:p>
          </table:table-cell>
          <table:table-cell office:value-type="float" office:value="3.8" calcext:value-type="float">
            <text:p>3.8</text:p>
          </table:table-cell>
          <table:table-cell table:formula="of:=[.I218]/[.J218]" office:value-type="float" office:value="0.856176179694867" calcext:value-type="float">
            <text:p>0.8561761797</text:p>
          </table:table-cell>
          <table:table-cell/>
          <table:table-cell office:value-type="float" office:value="3.7978277798165E-018" calcext:value-type="float">
            <text:p>3.7978277798165E-018</text:p>
          </table:table-cell>
          <table:table-cell table:formula="of:=[.M218]*1E+018" office:value-type="float" office:value="3.7978277798165" calcext:value-type="float">
            <text:p>3.7978277798</text:p>
          </table:table-cell>
          <table:table-cell office:value-type="float" office:value="3.8" calcext:value-type="float">
            <text:p>3.8</text:p>
          </table:table-cell>
          <table:table-cell table:formula="of:=[.N218]/[.O218]" office:value-type="float" office:value="0.999428363109606" calcext:value-type="float">
            <text:p>0.9994283631</text:p>
          </table:table-cell>
          <table:table-cell/>
          <table:table-cell office:value-type="float" office:value="5.0960420572014E-018" calcext:value-type="float">
            <text:p>5.0960420572014E-018</text:p>
          </table:table-cell>
          <table:table-cell table:formula="of:=[.R218]*1E+018" office:value-type="float" office:value="5.0960420572014" calcext:value-type="float">
            <text:p>5.0960420572</text:p>
          </table:table-cell>
          <table:table-cell office:value-type="float" office:value="5.05" calcext:value-type="float">
            <text:p>5.05</text:p>
          </table:table-cell>
          <table:table-cell table:formula="of:=[.S218]/[.T218]" office:value-type="float" office:value="1.00911723904978" calcext:value-type="float">
            <text:p>1.0091172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000000000000194870855570316" calcext:value-type="float">
            <text:p>1.94870855570316E-013</text:p>
          </table:table-cell>
          <table:table-cell table:formula="of:=[.C219]*1000000000000" office:value-type="float" office:value="0.194870855570316" calcext:value-type="float">
            <text:p>0.1948708556</text:p>
          </table:table-cell>
          <table:table-cell office:value-type="float" office:value="0.1972" calcext:value-type="float">
            <text:p>0.1972</text:p>
          </table:table-cell>
          <table:table-cell table:formula="of:=[.D219]/[.E219]" office:value-type="float" office:value="0.988188922770365" calcext:value-type="float">
            <text:p>0.9881889228</text:p>
          </table:table-cell>
          <table:table-cell/>
          <table:table-cell office:value-type="float" office:value="3.67470126618755E-018" calcext:value-type="float">
            <text:p>3.67470126618755E-018</text:p>
          </table:table-cell>
          <table:table-cell table:formula="of:=[.H219]*1E+018" office:value-type="float" office:value="3.67470126618755" calcext:value-type="float">
            <text:p>3.6747012662</text:p>
          </table:table-cell>
          <table:table-cell office:value-type="float" office:value="4.26" calcext:value-type="float">
            <text:p>4.26</text:p>
          </table:table-cell>
          <table:table-cell table:formula="of:=[.I219]/[.J219]" office:value-type="float" office:value="0.862605931029942" calcext:value-type="float">
            <text:p>0.862605931</text:p>
          </table:table-cell>
          <table:table-cell/>
          <table:table-cell office:value-type="float" office:value="4.21009683254382E-018" calcext:value-type="float">
            <text:p>4.21009683254382E-018</text:p>
          </table:table-cell>
          <table:table-cell table:formula="of:=[.M219]*1E+018" office:value-type="float" office:value="4.21009683254382" calcext:value-type="float">
            <text:p>4.2100968325</text:p>
          </table:table-cell>
          <table:table-cell office:value-type="float" office:value="4.26" calcext:value-type="float">
            <text:p>4.26</text:p>
          </table:table-cell>
          <table:table-cell table:formula="of:=[.N219]/[.O219]" office:value-type="float" office:value="0.988285641442211" calcext:value-type="float">
            <text:p>0.9882856414</text:p>
          </table:table-cell>
          <table:table-cell/>
          <table:table-cell office:value-type="float" office:value="5.56702844748153E-018" calcext:value-type="float">
            <text:p>5.56702844748153E-018</text:p>
          </table:table-cell>
          <table:table-cell table:formula="of:=[.R219]*1E+018" office:value-type="float" office:value="5.56702844748153" calcext:value-type="float">
            <text:p>5.5670284475</text:p>
          </table:table-cell>
          <table:table-cell office:value-type="float" office:value="5.57" calcext:value-type="float">
            <text:p>5.57</text:p>
          </table:table-cell>
          <table:table-cell table:formula="of:=[.S219]/[.T219]" office:value-type="float" office:value="0.999466507626845" calcext:value-type="float">
            <text:p>0.9994665076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/>
          <table:table-cell office:value-type="float" office:value="0.000000000000221678205123635" calcext:value-type="float">
            <text:p>2.21678205123635E-013</text:p>
          </table:table-cell>
          <table:table-cell table:formula="of:=[.C220]*1000000000000" office:value-type="float" office:value="0.221678205123635" calcext:value-type="float">
            <text:p>0.2216782051</text:p>
          </table:table-cell>
          <table:table-cell office:value-type="float" office:value="0.2215" calcext:value-type="float">
            <text:p>0.2215</text:p>
          </table:table-cell>
          <table:table-cell table:formula="of:=[.D220]/[.E220]" office:value-type="float" office:value="1.00080453780422" calcext:value-type="float">
            <text:p>1.0008045378</text:p>
          </table:table-cell>
          <table:table-cell/>
          <table:table-cell office:value-type="float" office:value="4.14967312496077E-018" calcext:value-type="float">
            <text:p>4.14967312496077E-018</text:p>
          </table:table-cell>
          <table:table-cell table:formula="of:=[.H220]*1E+018" office:value-type="float" office:value="4.14967312496077" calcext:value-type="float">
            <text:p>4.149673125</text:p>
          </table:table-cell>
          <table:table-cell office:value-type="float" office:value="4.68" calcext:value-type="float">
            <text:p>4.68</text:p>
          </table:table-cell>
          <table:table-cell table:formula="of:=[.I220]/[.J220]" office:value-type="float" office:value="0.886682291658283" calcext:value-type="float">
            <text:p>0.8866822917</text:p>
          </table:table-cell>
          <table:table-cell/>
          <table:table-cell office:value-type="float" office:value="4.66617124350101E-018" calcext:value-type="float">
            <text:p>4.66617124350101E-018</text:p>
          </table:table-cell>
          <table:table-cell table:formula="of:=[.M220]*1E+018" office:value-type="float" office:value="4.66617124350101" calcext:value-type="float">
            <text:p>4.6661712435</text:p>
          </table:table-cell>
          <table:table-cell office:value-type="float" office:value="4.68" calcext:value-type="float">
            <text:p>4.68</text:p>
          </table:table-cell>
          <table:table-cell table:formula="of:=[.N220]/[.O220]" office:value-type="float" office:value="0.997045137500215" calcext:value-type="float">
            <text:p>0.9970451375</text:p>
          </table:table-cell>
          <table:table-cell/>
          <table:table-cell office:value-type="float" office:value="6.07199810400112E-018" calcext:value-type="float">
            <text:p>6.07199810400112E-018</text:p>
          </table:table-cell>
          <table:table-cell table:formula="of:=[.R220]*1E+018" office:value-type="float" office:value="6.07199810400112" calcext:value-type="float">
            <text:p>6.071998104</text:p>
          </table:table-cell>
          <table:table-cell office:value-type="float" office:value="6.03" calcext:value-type="float">
            <text:p>6.03</text:p>
          </table:table-cell>
          <table:table-cell table:formula="of:=[.S220]/[.T220]" office:value-type="float" office:value="1.00696485970168" calcext:value-type="float">
            <text:p>1.0069648597</text:p>
          </table:table-cell>
          <table:table-cell table:number-columns-repeated="4"/>
        </table:table-row>
        <table:table-row table:style-name="ro1">
          <table:table-cell office:value-type="float" office:value="51.8" calcext:value-type="float">
            <text:p>51.8</text:p>
          </table:table-cell>
          <table:table-cell/>
          <table:table-cell office:value-type="float" office:value="0.000000000000248180755919839" calcext:value-type="float">
            <text:p>2.48180755919839E-013</text:p>
          </table:table-cell>
          <table:table-cell table:formula="of:=[.C221]*1000000000000" office:value-type="float" office:value="0.248180755919839" calcext:value-type="float">
            <text:p>0.2481807559</text:p>
          </table:table-cell>
          <table:table-cell office:value-type="float" office:value="0.2556" calcext:value-type="float">
            <text:p>0.2556</text:p>
          </table:table-cell>
          <table:table-cell table:formula="of:=[.D221]/[.E221]" office:value-type="float" office:value="0.970973223473547" calcext:value-type="float">
            <text:p>0.9709732235</text:p>
          </table:table-cell>
          <table:table-cell/>
          <table:table-cell office:value-type="float" office:value="4.66834664749295E-018" calcext:value-type="float">
            <text:p>4.66834664749295E-018</text:p>
          </table:table-cell>
          <table:table-cell table:formula="of:=[.H221]*1E+018" office:value-type="float" office:value="4.66834664749295" calcext:value-type="float">
            <text:p>4.6683466475</text:p>
          </table:table-cell>
          <table:table-cell office:value-type="float" office:value="5.27" calcext:value-type="float">
            <text:p>5.27</text:p>
          </table:table-cell>
          <table:table-cell table:formula="of:=[.I221]/[.J221]" office:value-type="float" office:value="0.885834278461661" calcext:value-type="float">
            <text:p>0.8858342785</text:p>
          </table:table-cell>
          <table:table-cell/>
          <table:table-cell office:value-type="float" office:value="5.15490665751499E-018" calcext:value-type="float">
            <text:p>5.15490665751499E-018</text:p>
          </table:table-cell>
          <table:table-cell table:formula="of:=[.M221]*1E+018" office:value-type="float" office:value="5.15490665751499" calcext:value-type="float">
            <text:p>5.1549066575</text:p>
          </table:table-cell>
          <table:table-cell office:value-type="float" office:value="5.27" calcext:value-type="float">
            <text:p>5.27</text:p>
          </table:table-cell>
          <table:table-cell table:formula="of:=[.N221]/[.O221]" office:value-type="float" office:value="0.978160656074951" calcext:value-type="float">
            <text:p>0.9781606561</text:p>
          </table:table-cell>
          <table:table-cell/>
          <table:table-cell office:value-type="float" office:value="6.59380580436215E-018" calcext:value-type="float">
            <text:p>6.59380580436215E-018</text:p>
          </table:table-cell>
          <table:table-cell table:formula="of:=[.R221]*1E+018" office:value-type="float" office:value="6.59380580436215" calcext:value-type="float">
            <text:p>6.5938058044</text:p>
          </table:table-cell>
          <table:table-cell office:value-type="float" office:value="6.67" calcext:value-type="float">
            <text:p>6.67</text:p>
          </table:table-cell>
          <table:table-cell table:formula="of:=[.S221]/[.T221]" office:value-type="float" office:value="0.988576582363142" calcext:value-type="float">
            <text:p>0.9885765824</text:p>
          </table:table-cell>
          <table:table-cell table:number-columns-repeated="4"/>
        </table:table-row>
        <table:table-row table:style-name="ro1">
          <table:table-cell office:value-type="float" office:value="62.2" calcext:value-type="float">
            <text:p>62.2</text:p>
          </table:table-cell>
          <table:table-cell/>
          <table:table-cell office:value-type="float" office:value="0.000000000000277643758261291" calcext:value-type="float">
            <text:p>2.77643758261291E-013</text:p>
          </table:table-cell>
          <table:table-cell table:formula="of:=[.C222]*1000000000000" office:value-type="float" office:value="0.277643758261291" calcext:value-type="float">
            <text:p>0.2776437583</text:p>
          </table:table-cell>
          <table:table-cell office:value-type="float" office:value="0.2769" calcext:value-type="float">
            <text:p>0.2769</text:p>
          </table:table-cell>
          <table:table-cell table:formula="of:=[.D222]/[.E222]" office:value-type="float" office:value="1.00268601755613" calcext:value-type="float">
            <text:p>1.0026860176</text:p>
          </table:table-cell>
          <table:table-cell/>
          <table:table-cell office:value-type="float" office:value="5.26975560867666E-018" calcext:value-type="float">
            <text:p>5.26975560867666E-018</text:p>
          </table:table-cell>
          <table:table-cell table:formula="of:=[.H222]*1E+018" office:value-type="float" office:value="5.26975560867666" calcext:value-type="float">
            <text:p>5.2697556087</text:p>
          </table:table-cell>
          <table:table-cell office:value-type="float" office:value="5.73" calcext:value-type="float">
            <text:p>5.73</text:p>
          </table:table-cell>
          <table:table-cell table:formula="of:=[.I222]/[.J222]" office:value-type="float" office:value="0.919678116697498" calcext:value-type="float">
            <text:p>0.9196781167</text:p>
          </table:table-cell>
          <table:table-cell/>
          <table:table-cell office:value-type="float" office:value="5.72006667565767E-018" calcext:value-type="float">
            <text:p>5.72006667565767E-018</text:p>
          </table:table-cell>
          <table:table-cell table:formula="of:=[.M222]*1E+018" office:value-type="float" office:value="5.72006667565767" calcext:value-type="float">
            <text:p>5.7200666757</text:p>
          </table:table-cell>
          <table:table-cell office:value-type="float" office:value="5.73" calcext:value-type="float">
            <text:p>5.73</text:p>
          </table:table-cell>
          <table:table-cell table:formula="of:=[.N222]/[.O222]" office:value-type="float" office:value="0.998266435542351" calcext:value-type="float">
            <text:p>0.9982664355</text:p>
          </table:table-cell>
          <table:table-cell/>
          <table:table-cell office:value-type="float" office:value="7.1858533040351E-018" calcext:value-type="float">
            <text:p>7.1858533040351E-018</text:p>
          </table:table-cell>
          <table:table-cell table:formula="of:=[.R222]*1E+018" office:value-type="float" office:value="7.1858533040351" calcext:value-type="float">
            <text:p>7.185853304</text:p>
          </table:table-cell>
          <table:table-cell office:value-type="float" office:value="7.14" calcext:value-type="float">
            <text:p>7.14</text:p>
          </table:table-cell>
          <table:table-cell table:formula="of:=[.S222]/[.T222]" office:value-type="float" office:value="1.00642203137747" calcext:value-type="float">
            <text:p>1.0064220314</text:p>
          </table:table-cell>
          <table:table-cell table:number-columns-repeated="4"/>
        </table:table-row>
        <table:table-row table:style-name="ro1">
          <table:table-cell office:value-type="float" office:value="74.6" calcext:value-type="float">
            <text:p>74.6</text:p>
          </table:table-cell>
          <table:table-cell/>
          <table:table-cell office:value-type="float" office:value="0.000000000000303061040926106" calcext:value-type="float">
            <text:p>3.03061040926106E-013</text:p>
          </table:table-cell>
          <table:table-cell table:formula="of:=[.C223]*1000000000000" office:value-type="float" office:value="0.303061040926106" calcext:value-type="float">
            <text:p>0.3030610409</text:p>
          </table:table-cell>
          <table:table-cell office:value-type="float" office:value="0.3027" calcext:value-type="float">
            <text:p>0.3027</text:p>
          </table:table-cell>
          <table:table-cell table:formula="of:=[.D223]/[.E223]" office:value-type="float" office:value="1.00119273513745" calcext:value-type="float">
            <text:p>1.0011927351</text:p>
          </table:table-cell>
          <table:table-cell/>
          <table:table-cell office:value-type="float" office:value="5.89937824657313E-018" calcext:value-type="float">
            <text:p>5.89937824657313E-018</text:p>
          </table:table-cell>
          <table:table-cell table:formula="of:=[.H223]*1E+018" office:value-type="float" office:value="5.89937824657313" calcext:value-type="float">
            <text:p>5.8993782466</text:p>
          </table:table-cell>
          <table:table-cell office:value-type="float" office:value="6.32" calcext:value-type="float">
            <text:p>6.32</text:p>
          </table:table-cell>
          <table:table-cell table:formula="of:=[.I223]/[.J223]" office:value-type="float" office:value="0.933445925090686" calcext:value-type="float">
            <text:p>0.9334459251</text:p>
          </table:table-cell>
          <table:table-cell/>
          <table:table-cell office:value-type="float" office:value="6.30275765722891E-018" calcext:value-type="float">
            <text:p>6.30275765722891E-018</text:p>
          </table:table-cell>
          <table:table-cell table:formula="of:=[.M223]*1E+018" office:value-type="float" office:value="6.30275765722891" calcext:value-type="float">
            <text:p>6.3027576572</text:p>
          </table:table-cell>
          <table:table-cell office:value-type="float" office:value="6.32" calcext:value-type="float">
            <text:p>6.32</text:p>
          </table:table-cell>
          <table:table-cell table:formula="of:=[.N223]/[.O223]" office:value-type="float" office:value="0.997271781207106" calcext:value-type="float">
            <text:p>0.9972717812</text:p>
          </table:table-cell>
          <table:table-cell/>
          <table:table-cell office:value-type="float" office:value="7.7703642812968E-018" calcext:value-type="float">
            <text:p>7.7703642812968E-018</text:p>
          </table:table-cell>
          <table:table-cell table:formula="of:=[.R223]*1E+018" office:value-type="float" office:value="7.7703642812968" calcext:value-type="float">
            <text:p>7.7703642813</text:p>
          </table:table-cell>
          <table:table-cell office:value-type="float" office:value="7.73" calcext:value-type="float">
            <text:p>7.73</text:p>
          </table:table-cell>
          <table:table-cell table:formula="of:=[.S223]/[.T223]" office:value-type="float" office:value="1.00522176989609" calcext:value-type="float">
            <text:p>1.0052217699</text:p>
          </table:table-cell>
          <table:table-cell table:number-columns-repeated="4"/>
        </table:table-row>
        <table:table-row table:style-name="ro1">
          <table:table-cell office:value-type="float" office:value="89.6" calcext:value-type="float">
            <text:p>89.6</text:p>
          </table:table-cell>
          <table:table-cell/>
          <table:table-cell office:value-type="float" office:value="0.000000000000324718833306155" calcext:value-type="float">
            <text:p>3.24718833306155E-013</text:p>
          </table:table-cell>
          <table:table-cell table:formula="of:=[.C224]*1000000000000" office:value-type="float" office:value="0.324718833306155" calcext:value-type="float">
            <text:p>0.3247188333</text:p>
          </table:table-cell>
          <table:table-cell office:value-type="float" office:value="0.3252" calcext:value-type="float">
            <text:p>0.3252</text:p>
          </table:table-cell>
          <table:table-cell table:formula="of:=[.D224]/[.E224]" office:value-type="float" office:value="0.998520397620404" calcext:value-type="float">
            <text:p>0.9985203976</text:p>
          </table:table-cell>
          <table:table-cell/>
          <table:table-cell office:value-type="float" office:value="6.56700010712748E-018" calcext:value-type="float">
            <text:p>6.56700010712748E-018</text:p>
          </table:table-cell>
          <table:table-cell table:formula="of:=[.H224]*1E+018" office:value-type="float" office:value="6.56700010712748" calcext:value-type="float">
            <text:p>6.5670001071</text:p>
          </table:table-cell>
          <table:table-cell office:value-type="float" office:value="6.95" calcext:value-type="float">
            <text:p>6.95</text:p>
          </table:table-cell>
          <table:table-cell table:formula="of:=[.I224]/[.J224]" office:value-type="float" office:value="0.944892101744961" calcext:value-type="float">
            <text:p>0.9448921017</text:p>
          </table:table-cell>
          <table:table-cell/>
          <table:table-cell office:value-type="float" office:value="6.91714829109933E-018" calcext:value-type="float">
            <text:p>6.91714829109933E-018</text:p>
          </table:table-cell>
          <table:table-cell table:formula="of:=[.M224]*1E+018" office:value-type="float" office:value="6.91714829109933" calcext:value-type="float">
            <text:p>6.9171482911</text:p>
          </table:table-cell>
          <table:table-cell office:value-type="float" office:value="6.95" calcext:value-type="float">
            <text:p>6.95</text:p>
          </table:table-cell>
          <table:table-cell table:formula="of:=[.N224]/[.O224]" office:value-type="float" office:value="0.995273135409976" calcext:value-type="float">
            <text:p>0.9952731354</text:p>
          </table:table-cell>
          <table:table-cell/>
          <table:table-cell office:value-type="float" office:value="8.36545941784158E-018" calcext:value-type="float">
            <text:p>8.36545941784158E-018</text:p>
          </table:table-cell>
          <table:table-cell table:formula="of:=[.R224]*1E+018" office:value-type="float" office:value="8.36545941784158" calcext:value-type="float">
            <text:p>8.3654594178</text:p>
          </table:table-cell>
          <table:table-cell office:value-type="float" office:value="8.34" calcext:value-type="float">
            <text:p>8.34</text:p>
          </table:table-cell>
          <table:table-cell table:formula="of:=[.S224]/[.T224]" office:value-type="float" office:value="1.0030526879906" calcext:value-type="float">
            <text:p>1.003052688</text:p>
          </table:table-cell>
          <table:table-cell table:number-columns-repeated="4"/>
        </table:table-row>
        <table:table-row table:style-name="ro1">
          <table:table-cell office:value-type="float" office:value="107.5" calcext:value-type="float">
            <text:p>107.5</text:p>
          </table:table-cell>
          <table:table-cell/>
          <table:table-cell office:value-type="float" office:value="0.000000000000340930965656572" calcext:value-type="float">
            <text:p>3.40930965656572E-013</text:p>
          </table:table-cell>
          <table:table-cell table:formula="of:=[.C225]*1000000000000" office:value-type="float" office:value="0.340930965656572" calcext:value-type="float">
            <text:p>0.3409309657</text:p>
          </table:table-cell>
          <table:table-cell office:value-type="float" office:value="0.3465" calcext:value-type="float">
            <text:p>0.3465</text:p>
          </table:table-cell>
          <table:table-cell table:formula="of:=[.D225]/[.E225]" office:value-type="float" office:value="0.983927750812619" calcext:value-type="float">
            <text:p>0.9839277508</text:p>
          </table:table-cell>
          <table:table-cell/>
          <table:table-cell office:value-type="float" office:value="7.25945335956634E-018" calcext:value-type="float">
            <text:p>7.25945335956634E-018</text:p>
          </table:table-cell>
          <table:table-cell table:formula="of:=[.H225]*1E+018" office:value-type="float" office:value="7.25945335956634" calcext:value-type="float">
            <text:p>7.2594533596</text:p>
          </table:table-cell>
          <table:table-cell office:value-type="float" office:value="7.66" calcext:value-type="float">
            <text:p>7.66</text:p>
          </table:table-cell>
          <table:table-cell table:formula="of:=[.I225]/[.J225]" office:value-type="float" office:value="0.947709315870279" calcext:value-type="float">
            <text:p>0.9477093159</text:p>
          </table:table-cell>
          <table:table-cell/>
          <table:table-cell office:value-type="float" office:value="7.55345371994193E-018" calcext:value-type="float">
            <text:p>7.55345371994193E-018</text:p>
          </table:table-cell>
          <table:table-cell table:formula="of:=[.M225]*1E+018" office:value-type="float" office:value="7.55345371994193" calcext:value-type="float">
            <text:p>7.5534537199</text:p>
          </table:table-cell>
          <table:table-cell office:value-type="float" office:value="7.66" calcext:value-type="float">
            <text:p>7.66</text:p>
          </table:table-cell>
          <table:table-cell table:formula="of:=[.N225]/[.O225]" office:value-type="float" office:value="0.986090563961087" calcext:value-type="float">
            <text:p>0.986090564</text:p>
          </table:table-cell>
          <table:table-cell/>
          <table:table-cell office:value-type="float" office:value="8.96084393993198E-018" calcext:value-type="float">
            <text:p>8.96084393993198E-018</text:p>
          </table:table-cell>
          <table:table-cell table:formula="of:=[.R225]*1E+018" office:value-type="float" office:value="8.96084393993198" calcext:value-type="float">
            <text:p>8.9608439399</text:p>
          </table:table-cell>
          <table:table-cell office:value-type="float" office:value="9.02" calcext:value-type="float">
            <text:p>9.02</text:p>
          </table:table-cell>
          <table:table-cell table:formula="of:=[.S225]/[.T225]" office:value-type="float" office:value="0.993441678484698" calcext:value-type="float">
            <text:p>0.993441678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.000000000000352507394841651" calcext:value-type="float">
            <text:p>3.52507394841651E-013</text:p>
          </table:table-cell>
          <table:table-cell table:formula="of:=[.C226]*1000000000000" office:value-type="float" office:value="0.352507394841651" calcext:value-type="float">
            <text:p>0.3525073948</text:p>
          </table:table-cell>
          <table:table-cell office:value-type="float" office:value="0.3538" calcext:value-type="float">
            <text:p>0.3538</text:p>
          </table:table-cell>
          <table:table-cell table:formula="of:=[.D226]/[.E226]" office:value-type="float" office:value="0.996346508879738" calcext:value-type="float">
            <text:p>0.9963465089</text:p>
          </table:table-cell>
          <table:table-cell/>
          <table:table-cell office:value-type="float" office:value="7.98882145440505E-018" calcext:value-type="float">
            <text:p>7.98882145440505E-018</text:p>
          </table:table-cell>
          <table:table-cell table:formula="of:=[.H226]*1E+018" office:value-type="float" office:value="7.98882145440505" calcext:value-type="float">
            <text:p>7.9888214544</text:p>
          </table:table-cell>
          <table:table-cell office:value-type="float" office:value="8.29" calcext:value-type="float">
            <text:p>8.29</text:p>
          </table:table-cell>
          <table:table-cell table:formula="of:=[.I226]/[.J226]" office:value-type="float" office:value="0.963669656743673" calcext:value-type="float">
            <text:p>0.9636696567</text:p>
          </table:table-cell>
          <table:table-cell/>
          <table:table-cell office:value-type="float" office:value="8.22808814441088E-018" calcext:value-type="float">
            <text:p>8.22808814441088E-018</text:p>
          </table:table-cell>
          <table:table-cell table:formula="of:=[.M226]*1E+018" office:value-type="float" office:value="8.22808814441088" calcext:value-type="float">
            <text:p>8.2280881444</text:p>
          </table:table-cell>
          <table:table-cell office:value-type="float" office:value="8.29" calcext:value-type="float">
            <text:p>8.29</text:p>
          </table:table-cell>
          <table:table-cell table:formula="of:=[.N226]/[.O226]" office:value-type="float" office:value="0.992531742389733" calcext:value-type="float">
            <text:p>0.9925317424</text:p>
          </table:table-cell>
          <table:table-cell/>
          <table:table-cell office:value-type="float" office:value="9.57784311064287E-018" calcext:value-type="float">
            <text:p>9.57784311064287E-018</text:p>
          </table:table-cell>
          <table:table-cell table:formula="of:=[.R226]*1E+018" office:value-type="float" office:value="9.57784311064287" calcext:value-type="float">
            <text:p>9.5778431106</text:p>
          </table:table-cell>
          <table:table-cell office:value-type="float" office:value="9.58" calcext:value-type="float">
            <text:p>9.58</text:p>
          </table:table-cell>
          <table:table-cell table:formula="of:=[.S226]/[.T226]" office:value-type="float" office:value="0.999774854973159" calcext:value-type="float">
            <text:p>0.999774855</text:p>
          </table:table-cell>
          <table:table-cell table:number-columns-repeated="4"/>
        </table:table-row>
        <table:table-row table:style-name="ro1">
          <table:table-cell office:value-type="float" office:value="154.8" calcext:value-type="float">
            <text:p>154.8</text:p>
          </table:table-cell>
          <table:table-cell/>
          <table:table-cell office:value-type="float" office:value="0.000000000000358761624922282" calcext:value-type="float">
            <text:p>3.58761624922282E-013</text:p>
          </table:table-cell>
          <table:table-cell table:formula="of:=[.C227]*1000000000000" office:value-type="float" office:value="0.358761624922282" calcext:value-type="float">
            <text:p>0.3587616249</text:p>
          </table:table-cell>
          <table:table-cell office:value-type="float" office:value="0.3593" calcext:value-type="float">
            <text:p>0.3593</text:p>
          </table:table-cell>
          <table:table-cell table:formula="of:=[.D227]/[.E227]" office:value-type="float" office:value="0.998501600117678" calcext:value-type="float">
            <text:p>0.9985016001</text:p>
          </table:table-cell>
          <table:table-cell/>
          <table:table-cell office:value-type="float" office:value="8.74557467944188E-018" calcext:value-type="float">
            <text:p>8.74557467944188E-018</text:p>
          </table:table-cell>
          <table:table-cell table:formula="of:=[.H227]*1E+018" office:value-type="float" office:value="8.74557467944188" calcext:value-type="float">
            <text:p>8.7455746794</text:p>
          </table:table-cell>
          <table:table-cell office:value-type="float" office:value="8.99" calcext:value-type="float">
            <text:p>8.99</text:p>
          </table:table-cell>
          <table:table-cell table:formula="of:=[.I227]/[.J227]" office:value-type="float" office:value="0.97281142151745" calcext:value-type="float">
            <text:p>0.9728114215</text:p>
          </table:table-cell>
          <table:table-cell/>
          <table:table-cell office:value-type="float" office:value="8.9349586010103E-018" calcext:value-type="float">
            <text:p>8.9349586010103E-018</text:p>
          </table:table-cell>
          <table:table-cell table:formula="of:=[.M227]*1E+018" office:value-type="float" office:value="8.9349586010103" calcext:value-type="float">
            <text:p>8.934958601</text:p>
          </table:table-cell>
          <table:table-cell office:value-type="float" office:value="8.99" calcext:value-type="float">
            <text:p>8.99</text:p>
          </table:table-cell>
          <table:table-cell table:formula="of:=[.N227]/[.O227]" office:value-type="float" office:value="0.993877486208042" calcext:value-type="float">
            <text:p>0.9938774862</text:p>
          </table:table-cell>
          <table:table-cell/>
          <table:table-cell office:value-type="float" office:value="1.02124871137041E-017" calcext:value-type="float">
            <text:p>1.02124871137041E-017</text:p>
          </table:table-cell>
          <table:table-cell table:formula="of:=[.R227]*1E+018" office:value-type="float" office:value="10.2124871137041" calcext:value-type="float">
            <text:p>10.2124871137</text:p>
          </table:table-cell>
          <table:table-cell office:value-type="float" office:value="10.22" calcext:value-type="float">
            <text:p>10.22</text:p>
          </table:table-cell>
          <table:table-cell table:formula="of:=[.S227]/[.T227]" office:value-type="float" office:value="0.999264883924077" calcext:value-type="float">
            <text:p>0.9992648839</text:p>
          </table:table-cell>
          <table:table-cell table:number-columns-repeated="4"/>
        </table:table-row>
        <table:table-row table:style-name="ro1">
          <table:table-cell office:value-type="float" office:value="185.8" calcext:value-type="float">
            <text:p>185.8</text:p>
          </table:table-cell>
          <table:table-cell/>
          <table:table-cell office:value-type="float" office:value="0.000000000000361812733567943" calcext:value-type="float">
            <text:p>3.61812733567943E-013</text:p>
          </table:table-cell>
          <table:table-cell table:formula="of:=[.C228]*1000000000000" office:value-type="float" office:value="0.361812733567943" calcext:value-type="float">
            <text:p>0.3618127336</text:p>
          </table:table-cell>
          <table:table-cell office:value-type="float" office:value="0.3615" calcext:value-type="float">
            <text:p>0.3615</text:p>
          </table:table-cell>
          <table:table-cell table:formula="of:=[.D228]/[.E228]" office:value-type="float" office:value="1.00086509977301" calcext:value-type="float">
            <text:p>1.0008650998</text:p>
          </table:table-cell>
          <table:table-cell/>
          <table:table-cell office:value-type="float" office:value="9.55722113443693E-018" calcext:value-type="float">
            <text:p>9.55722113443693E-018</text:p>
          </table:table-cell>
          <table:table-cell table:formula="of:=[.H228]*1E+018" office:value-type="float" office:value="9.55722113443693" calcext:value-type="float">
            <text:p>9.5572211344</text:p>
          </table:table-cell>
          <table:table-cell office:value-type="float" office:value="9.76" calcext:value-type="float">
            <text:p>9.76</text:p>
          </table:table-cell>
          <table:table-cell table:formula="of:=[.I228]/[.J228]" office:value-type="float" office:value="0.97922347688903" calcext:value-type="float">
            <text:p>0.9792234769</text:p>
          </table:table-cell>
          <table:table-cell/>
          <table:table-cell office:value-type="float" office:value="9.70448636770394E-018" calcext:value-type="float">
            <text:p>9.70448636770394E-018</text:p>
          </table:table-cell>
          <table:table-cell table:formula="of:=[.M228]*1E+018" office:value-type="float" office:value="9.70448636770394" calcext:value-type="float">
            <text:p>9.7044863677</text:p>
          </table:table-cell>
          <table:table-cell office:value-type="float" office:value="9.76" calcext:value-type="float">
            <text:p>9.76</text:p>
          </table:table-cell>
          <table:table-cell table:formula="of:=[.N228]/[.O228]" office:value-type="float" office:value="0.994312127838519" calcext:value-type="float">
            <text:p>0.9943121278</text:p>
          </table:table-cell>
          <table:table-cell/>
          <table:table-cell office:value-type="float" office:value="1.09016976991138E-017" calcext:value-type="float">
            <text:p>1.09016976991138E-017</text:p>
          </table:table-cell>
          <table:table-cell table:formula="of:=[.R228]*1E+018" office:value-type="float" office:value="10.9016976991138" calcext:value-type="float">
            <text:p>10.9016976991</text:p>
          </table:table-cell>
          <table:table-cell office:value-type="float" office:value="10.9" calcext:value-type="float">
            <text:p>10.9</text:p>
          </table:table-cell>
          <table:table-cell table:formula="of:=[.S228]/[.T228]" office:value-type="float" office:value="1.00015575221228" calcext:value-type="float">
            <text:p>1.0001557522</text:p>
          </table:table-cell>
          <table:table-cell table:number-columns-repeated="4"/>
        </table:table-row>
        <table:table-row table:style-name="ro1">
          <table:table-cell office:value-type="float" office:value="222.9" calcext:value-type="float">
            <text:p>222.9</text:p>
          </table:table-cell>
          <table:table-cell/>
          <table:table-cell office:value-type="float" office:value="0.00000000000036679850044046" calcext:value-type="float">
            <text:p>3.6679850044046E-013</text:p>
          </table:table-cell>
          <table:table-cell table:formula="of:=[.C229]*1000000000000" office:value-type="float" office:value="0.36679850044046" calcext:value-type="float">
            <text:p>0.3667985004</text:p>
          </table:table-cell>
          <table:table-cell office:value-type="float" office:value="0.3655" calcext:value-type="float">
            <text:p>0.3655</text:p>
          </table:table-cell>
          <table:table-cell table:formula="of:=[.D229]/[.E229]" office:value-type="float" office:value="1.00355266878375" calcext:value-type="float">
            <text:p>1.0035526688</text:p>
          </table:table-cell>
          <table:table-cell/>
          <table:table-cell office:value-type="float" office:value="1.04933808573434E-017" calcext:value-type="float">
            <text:p>1.04933808573434E-017</text:p>
          </table:table-cell>
          <table:table-cell table:formula="of:=[.H229]*1E+018" office:value-type="float" office:value="10.4933808573434" calcext:value-type="float">
            <text:p>10.4933808573</text:p>
          </table:table-cell>
          <table:table-cell office:value-type="float" office:value="10.65" calcext:value-type="float">
            <text:p>10.65</text:p>
          </table:table-cell>
          <table:table-cell table:formula="of:=[.I229]/[.J229]" office:value-type="float" office:value="0.985293977215339" calcext:value-type="float">
            <text:p>0.9852939772</text:p>
          </table:table-cell>
          <table:table-cell/>
          <table:table-cell office:value-type="float" office:value="1.06084745010283E-017" calcext:value-type="float">
            <text:p>1.06084745010283E-017</text:p>
          </table:table-cell>
          <table:table-cell table:formula="of:=[.M229]*1E+018" office:value-type="float" office:value="10.6084745010283" calcext:value-type="float">
            <text:p>10.608474501</text:p>
          </table:table-cell>
          <table:table-cell office:value-type="float" office:value="10.65" calcext:value-type="float">
            <text:p>10.65</text:p>
          </table:table-cell>
          <table:table-cell table:formula="of:=[.N229]/[.O229]" office:value-type="float" office:value="0.996100892115329" calcext:value-type="float">
            <text:p>0.9961008921</text:p>
          </table:table-cell>
          <table:table-cell/>
          <table:table-cell office:value-type="float" office:value="1.17281977196832E-017" calcext:value-type="float">
            <text:p>1.17281977196832E-017</text:p>
          </table:table-cell>
          <table:table-cell table:formula="of:=[.R229]*1E+018" office:value-type="float" office:value="11.7281977196832" calcext:value-type="float">
            <text:p>11.7281977197</text:p>
          </table:table-cell>
          <table:table-cell office:value-type="float" office:value="11.72" calcext:value-type="float">
            <text:p>11.72</text:p>
          </table:table-cell>
          <table:table-cell table:formula="of:=[.S229]/[.T229]" office:value-type="float" office:value="1.00069946413679" calcext:value-type="float">
            <text:p>1.0006994641</text:p>
          </table:table-cell>
          <table:table-cell table:number-columns-repeated="4"/>
        </table:table-row>
        <table:table-row table:style-name="ro1">
          <table:table-cell office:value-type="float" office:value="267.5" calcext:value-type="float">
            <text:p>267.5</text:p>
          </table:table-cell>
          <table:table-cell/>
          <table:table-cell office:value-type="float" office:value="0.000000000000380988033959518" calcext:value-type="float">
            <text:p>3.80988033959518E-013</text:p>
          </table:table-cell>
          <table:table-cell table:formula="of:=[.C230]*1000000000000" office:value-type="float" office:value="0.380988033959518" calcext:value-type="float">
            <text:p>0.380988034</text:p>
          </table:table-cell>
          <table:table-cell office:value-type="float" office:value="0.3839" calcext:value-type="float">
            <text:p>0.3839</text:p>
          </table:table-cell>
          <table:table-cell table:formula="of:=[.D230]/[.E230]" office:value-type="float" office:value="0.992414779785148" calcext:value-type="float">
            <text:p>0.9924147798</text:p>
          </table:table-cell>
          <table:table-cell/>
          <table:table-cell office:value-type="float" office:value="1.16822718817649E-017" calcext:value-type="float">
            <text:p>1.16822718817649E-017</text:p>
          </table:table-cell>
          <table:table-cell table:formula="of:=[.H230]*1E+018" office:value-type="float" office:value="11.6822718817649" calcext:value-type="float">
            <text:p>11.6822718818</text:p>
          </table:table-cell>
          <table:table-cell office:value-type="float" office:value="11.89" calcext:value-type="float">
            <text:p>11.89</text:p>
          </table:table-cell>
          <table:table-cell table:formula="of:=[.I230]/[.J230]" office:value-type="float" office:value="0.982529174244312" calcext:value-type="float">
            <text:p>0.9825291742</text:p>
          </table:table-cell>
          <table:table-cell/>
          <table:table-cell office:value-type="float" office:value="1.17753022899814E-017" calcext:value-type="float">
            <text:p>1.17753022899814E-017</text:p>
          </table:table-cell>
          <table:table-cell table:formula="of:=[.M230]*1E+018" office:value-type="float" office:value="11.7753022899814" calcext:value-type="float">
            <text:p>11.77530229</text:p>
          </table:table-cell>
          <table:table-cell office:value-type="float" office:value="11.89" calcext:value-type="float">
            <text:p>11.89</text:p>
          </table:table-cell>
          <table:table-cell table:formula="of:=[.N230]/[.O230]" office:value-type="float" office:value="0.990353430612393" calcext:value-type="float">
            <text:p>0.9903534306</text:p>
          </table:table-cell>
          <table:table-cell/>
          <table:table-cell office:value-type="float" office:value="1.28311771667376E-017" calcext:value-type="float">
            <text:p>1.28311771667376E-017</text:p>
          </table:table-cell>
          <table:table-cell table:formula="of:=[.R230]*1E+018" office:value-type="float" office:value="12.8311771667376" calcext:value-type="float">
            <text:p>12.8311771667</text:p>
          </table:table-cell>
          <table:table-cell office:value-type="float" office:value="12.9" calcext:value-type="float">
            <text:p>12.9</text:p>
          </table:table-cell>
          <table:table-cell table:formula="of:=[.S230]/[.T230]" office:value-type="float" office:value="0.994664896646325" calcext:value-type="float">
            <text:p>0.994664896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0.000000000000411916660082996" calcext:value-type="float">
            <text:p>4.11916660082996E-013</text:p>
          </table:table-cell>
          <table:table-cell table:formula="of:=[.C231]*1000000000000" office:value-type="float" office:value="0.411916660082996" calcext:value-type="float">
            <text:p>0.4119166601</text:p>
          </table:table-cell>
          <table:table-cell office:value-type="float" office:value="0.4084" calcext:value-type="float">
            <text:p>0.4084</text:p>
          </table:table-cell>
          <table:table-cell table:formula="of:=[.D231]/[.E231]" office:value-type="float" office:value="1.00861082292604" calcext:value-type="float">
            <text:p>1.0086108229</text:p>
          </table:table-cell>
          <table:table-cell/>
          <table:table-cell office:value-type="float" office:value="1.32878575413999E-017" calcext:value-type="float">
            <text:p>1.32878575413999E-017</text:p>
          </table:table-cell>
          <table:table-cell table:formula="of:=[.H231]*1E+018" office:value-type="float" office:value="13.2878575413999" calcext:value-type="float">
            <text:p>13.2878575414</text:p>
          </table:table-cell>
          <table:table-cell office:value-type="float" office:value="13.38" calcext:value-type="float">
            <text:p>13.38</text:p>
          </table:table-cell>
          <table:table-cell table:formula="of:=[.I231]/[.J231]" office:value-type="float" office:value="0.993113418639755" calcext:value-type="float">
            <text:p>0.9931134186</text:p>
          </table:table-cell>
          <table:table-cell/>
          <table:table-cell office:value-type="float" office:value="1.33675356948168E-017" calcext:value-type="float">
            <text:p>1.33675356948168E-017</text:p>
          </table:table-cell>
          <table:table-cell table:formula="of:=[.M231]*1E+018" office:value-type="float" office:value="13.3675356948168" calcext:value-type="float">
            <text:p>13.3675356948</text:p>
          </table:table-cell>
          <table:table-cell office:value-type="float" office:value="13.38" calcext:value-type="float">
            <text:p>13.38</text:p>
          </table:table-cell>
          <table:table-cell table:formula="of:=[.N231]/[.O231]" office:value-type="float" office:value="0.999068437579731" calcext:value-type="float">
            <text:p>0.9990684376</text:p>
          </table:table-cell>
          <table:table-cell/>
          <table:table-cell office:value-type="float" office:value="1.43801388293716E-017" calcext:value-type="float">
            <text:p>1.43801388293716E-017</text:p>
          </table:table-cell>
          <table:table-cell table:formula="of:=[.R231]*1E+018" office:value-type="float" office:value="14.3801388293716" calcext:value-type="float">
            <text:p>14.3801388294</text:p>
          </table:table-cell>
          <table:table-cell office:value-type="float" office:value="14.34" calcext:value-type="float">
            <text:p>14.34</text:p>
          </table:table-cell>
          <table:table-cell table:formula="of:=[.S231]/[.T231]" office:value-type="float" office:value="1.00279908154614" calcext:value-type="float">
            <text:p>1.0027990815</text:p>
          </table:table-cell>
          <table:table-cell table:number-columns-repeated="4"/>
        </table:table-row>
        <table:table-row table:style-name="ro1">
          <table:table-cell office:value-type="float" office:value="385.2" calcext:value-type="float">
            <text:p>385.2</text:p>
          </table:table-cell>
          <table:table-cell/>
          <table:table-cell office:value-type="float" office:value="0.000000000000465637370081166" calcext:value-type="float">
            <text:p>4.65637370081166E-013</text:p>
          </table:table-cell>
          <table:table-cell table:formula="of:=[.C232]*1000000000000" office:value-type="float" office:value="0.465637370081166" calcext:value-type="float">
            <text:p>0.4656373701</text:p>
          </table:table-cell>
          <table:table-cell office:value-type="float" office:value="0.4712" calcext:value-type="float">
            <text:p>0.4712</text:p>
          </table:table-cell>
          <table:table-cell table:formula="of:=[.D232]/[.E232]" office:value-type="float" office:value="0.98819475823677" calcext:value-type="float">
            <text:p>0.9881947582</text:p>
          </table:table-cell>
          <table:table-cell/>
          <table:table-cell office:value-type="float" office:value="1.54620549436121E-017" calcext:value-type="float">
            <text:p>1.54620549436121E-017</text:p>
          </table:table-cell>
          <table:table-cell table:formula="of:=[.H232]*1E+018" office:value-type="float" office:value="15.4620549436121" calcext:value-type="float">
            <text:p>15.4620549436</text:p>
          </table:table-cell>
          <table:table-cell office:value-type="float" office:value="15.71" calcext:value-type="float">
            <text:p>15.71</text:p>
          </table:table-cell>
          <table:table-cell table:formula="of:=[.I232]/[.J232]" office:value-type="float" office:value="0.984217373877282" calcext:value-type="float">
            <text:p>0.9842173739</text:p>
          </table:table-cell>
          <table:table-cell/>
          <table:table-cell office:value-type="float" office:value="1.55348687271191E-017" calcext:value-type="float">
            <text:p>1.55348687271191E-017</text:p>
          </table:table-cell>
          <table:table-cell table:formula="of:=[.M232]*1E+018" office:value-type="float" office:value="15.5348687271191" calcext:value-type="float">
            <text:p>15.5348687271</text:p>
          </table:table-cell>
          <table:table-cell office:value-type="float" office:value="15.71" calcext:value-type="float">
            <text:p>15.71</text:p>
          </table:table-cell>
          <table:table-cell table:formula="of:=[.N232]/[.O232]" office:value-type="float" office:value="0.988852242337309" calcext:value-type="float">
            <text:p>0.9888522423</text:p>
          </table:table-cell>
          <table:table-cell/>
          <table:table-cell office:value-type="float" office:value="1.65259360015013E-017" calcext:value-type="float">
            <text:p>1.65259360015013E-017</text:p>
          </table:table-cell>
          <table:table-cell table:formula="of:=[.R232]*1E+018" office:value-type="float" office:value="16.5259360015013" calcext:value-type="float">
            <text:p>16.5259360015</text:p>
          </table:table-cell>
          <table:table-cell office:value-type="float" office:value="16.66" calcext:value-type="float">
            <text:p>16.66</text:p>
          </table:table-cell>
          <table:table-cell table:formula="of:=[.S232]/[.T232]" office:value-type="float" office:value="0.991952941266585" calcext:value-type="float">
            <text:p>0.9919529413</text:p>
          </table:table-cell>
          <table:table-cell table:number-columns-repeated="4"/>
        </table:table-row>
        <table:table-row table:style-name="ro1">
          <table:table-cell office:value-type="float" office:value="462.2" calcext:value-type="float">
            <text:p>462.2</text:p>
          </table:table-cell>
          <table:table-cell/>
          <table:table-cell office:value-type="float" office:value="0.000000000000542530523968376" calcext:value-type="float">
            <text:p>5.42530523968376E-013</text:p>
          </table:table-cell>
          <table:table-cell table:formula="of:=[.C233]*1000000000000" office:value-type="float" office:value="0.542530523968376" calcext:value-type="float">
            <text:p>0.542530524</text:p>
          </table:table-cell>
          <table:table-cell office:value-type="float" office:value="0.5408" calcext:value-type="float">
            <text:p>0.5408</text:p>
          </table:table-cell>
          <table:table-cell table:formula="of:=[.D233]/[.E233]" office:value-type="float" office:value="1.00319993337348" calcext:value-type="float">
            <text:p>1.0031999334</text:p>
          </table:table-cell>
          <table:table-cell/>
          <table:table-cell office:value-type="float" office:value="1.82714208213186E-017" calcext:value-type="float">
            <text:p>1.82714208213186E-017</text:p>
          </table:table-cell>
          <table:table-cell table:formula="of:=[.H233]*1E+018" office:value-type="float" office:value="18.2714208213186" calcext:value-type="float">
            <text:p>18.2714208213</text:p>
          </table:table-cell>
          <table:table-cell office:value-type="float" office:value="18.4" calcext:value-type="float">
            <text:p>18.4</text:p>
          </table:table-cell>
          <table:table-cell table:formula="of:=[.I233]/[.J233]" office:value-type="float" office:value="0.993012001158621" calcext:value-type="float">
            <text:p>0.9930120012</text:p>
          </table:table-cell>
          <table:table-cell/>
          <table:table-cell office:value-type="float" office:value="1.83410896042796E-017" calcext:value-type="float">
            <text:p>1.83410896042796E-017</text:p>
          </table:table-cell>
          <table:table-cell table:formula="of:=[.M233]*1E+018" office:value-type="float" office:value="18.3410896042796" calcext:value-type="float">
            <text:p>18.3410896043</text:p>
          </table:table-cell>
          <table:table-cell office:value-type="float" office:value="18.4" calcext:value-type="float">
            <text:p>18.4</text:p>
          </table:table-cell>
          <table:table-cell table:formula="of:=[.N233]/[.O233]" office:value-type="float" office:value="0.996798348058673" calcext:value-type="float">
            <text:p>0.9967983481</text:p>
          </table:table-cell>
          <table:table-cell/>
          <table:table-cell office:value-type="float" office:value="1.93245205571497E-017" calcext:value-type="float">
            <text:p>1.93245205571497E-017</text:p>
          </table:table-cell>
          <table:table-cell table:formula="of:=[.R233]*1E+018" office:value-type="float" office:value="19.3245205571497" calcext:value-type="float">
            <text:p>19.3245205571</text:p>
          </table:table-cell>
          <table:table-cell office:value-type="float" office:value="19.34" calcext:value-type="float">
            <text:p>19.34</text:p>
          </table:table-cell>
          <table:table-cell table:formula="of:=[.S233]/[.T233]" office:value-type="float" office:value="0.99919961515769" calcext:value-type="float">
            <text:p>0.9991996152</text:p>
          </table:table-cell>
          <table:table-cell table:number-columns-repeated="4"/>
        </table:table-row>
        <table:table-row table:style-name="ro1">
          <table:table-cell office:value-type="float" office:value="554.7" calcext:value-type="float">
            <text:p>554.7</text:p>
          </table:table-cell>
          <table:table-cell/>
          <table:table-cell office:value-type="float" office:value="0.000000000000639347382436254" calcext:value-type="float">
            <text:p>6.39347382436254E-013</text:p>
          </table:table-cell>
          <table:table-cell table:formula="of:=[.C234]*1000000000000" office:value-type="float" office:value="0.639347382436254" calcext:value-type="float">
            <text:p>0.6393473824</text:p>
          </table:table-cell>
          <table:table-cell office:value-type="float" office:value="0.6286" calcext:value-type="float">
            <text:p>0.6286</text:p>
          </table:table-cell>
          <table:table-cell table:formula="of:=[.D234]/[.E234]" office:value-type="float" office:value="1.01709733126989" calcext:value-type="float">
            <text:p>1.0170973313</text:p>
          </table:table-cell>
          <table:table-cell/>
          <table:table-cell office:value-type="float" office:value="2.17134250863051E-017" calcext:value-type="float">
            <text:p>2.17134250863051E-017</text:p>
          </table:table-cell>
          <table:table-cell table:formula="of:=[.H234]*1E+018" office:value-type="float" office:value="21.7134250863051" calcext:value-type="float">
            <text:p>21.7134250863</text:p>
          </table:table-cell>
          <table:table-cell office:value-type="float" office:value="21.7" calcext:value-type="float">
            <text:p>21.7</text:p>
          </table:table-cell>
          <table:table-cell table:formula="of:=[.I234]/[.J234]" office:value-type="float" office:value="1.00061866757166" calcext:value-type="float">
            <text:p>1.0006186676</text:p>
          </table:table-cell>
          <table:table-cell/>
          <table:table-cell office:value-type="float" office:value="2.17813018208204E-017" calcext:value-type="float">
            <text:p>2.17813018208204E-017</text:p>
          </table:table-cell>
          <table:table-cell table:formula="of:=[.M234]*1E+018" office:value-type="float" office:value="21.7813018208204" calcext:value-type="float">
            <text:p>21.7813018208</text:p>
          </table:table-cell>
          <table:table-cell office:value-type="float" office:value="21.7" calcext:value-type="float">
            <text:p>21.7</text:p>
          </table:table-cell>
          <table:table-cell table:formula="of:=[.N234]/[.O234]" office:value-type="float" office:value="1.00374662768758" calcext:value-type="float">
            <text:p>1.0037466277</text:p>
          </table:table-cell>
          <table:table-cell/>
          <table:table-cell office:value-type="float" office:value="2.27619137330885E-017" calcext:value-type="float">
            <text:p>2.27619137330885E-017</text:p>
          </table:table-cell>
          <table:table-cell table:formula="of:=[.R234]*1E+018" office:value-type="float" office:value="22.7619137330885" calcext:value-type="float">
            <text:p>22.7619137331</text:p>
          </table:table-cell>
          <table:table-cell office:value-type="float" office:value="22.62" calcext:value-type="float">
            <text:p>22.62</text:p>
          </table:table-cell>
          <table:table-cell table:formula="of:=[.S234]/[.T234]" office:value-type="float" office:value="1.00627381667058" calcext:value-type="float">
            <text:p>1.0062738167</text:p>
          </table:table-cell>
          <table:table-cell table:number-columns-repeated="4"/>
        </table:table-row>
        <table:table-row table:style-name="ro1">
          <table:table-cell office:value-type="float" office:value="665.6" calcext:value-type="float">
            <text:p>665.6</text:p>
          </table:table-cell>
          <table:table-cell/>
          <table:table-cell office:value-type="float" office:value="0.000000000000749430255869281" calcext:value-type="float">
            <text:p>7.49430255869281E-013</text:p>
          </table:table-cell>
          <table:table-cell table:formula="of:=[.C235]*1000000000000" office:value-type="float" office:value="0.749430255869281" calcext:value-type="float">
            <text:p>0.7494302559</text:p>
          </table:table-cell>
          <table:table-cell office:value-type="float" office:value="0.7365" calcext:value-type="float">
            <text:p>0.7365</text:p>
          </table:table-cell>
          <table:table-cell table:formula="of:=[.D235]/[.E235]" office:value-type="float" office:value="1.0175563555591" calcext:value-type="float">
            <text:p>1.0175563556</text:p>
          </table:table-cell>
          <table:table-cell/>
          <table:table-cell office:value-type="float" office:value="2.57330395180144E-017" calcext:value-type="float">
            <text:p>2.57330395180144E-017</text:p>
          </table:table-cell>
          <table:table-cell table:formula="of:=[.H235]*1E+018" office:value-type="float" office:value="25.7330395180144" calcext:value-type="float">
            <text:p>25.733039518</text:p>
          </table:table-cell>
          <table:table-cell office:value-type="float" office:value="25.7" calcext:value-type="float">
            <text:p>25.7</text:p>
          </table:table-cell>
          <table:table-cell table:formula="of:=[.I235]/[.J235]" office:value-type="float" office:value="1.00128558435854" calcext:value-type="float">
            <text:p>1.0012855844</text:p>
          </table:table-cell>
          <table:table-cell/>
          <table:table-cell office:value-type="float" office:value="2.57986826763947E-017" calcext:value-type="float">
            <text:p>2.57986826763947E-017</text:p>
          </table:table-cell>
          <table:table-cell table:formula="of:=[.M235]*1E+018" office:value-type="float" office:value="25.7986826763947" calcext:value-type="float">
            <text:p>25.7986826764</text:p>
          </table:table-cell>
          <table:table-cell office:value-type="float" office:value="25.7" calcext:value-type="float">
            <text:p>25.7</text:p>
          </table:table-cell>
          <table:table-cell table:formula="of:=[.N235]/[.O235]" office:value-type="float" office:value="1.00383979285582" calcext:value-type="float">
            <text:p>1.0038397929</text:p>
          </table:table-cell>
          <table:table-cell/>
          <table:table-cell office:value-type="float" office:value="2.6773258014241E-017" calcext:value-type="float">
            <text:p>2.6773258014241E-017</text:p>
          </table:table-cell>
          <table:table-cell table:formula="of:=[.R235]*1E+018" office:value-type="float" office:value="26.773258014241" calcext:value-type="float">
            <text:p>26.7732580142</text:p>
          </table:table-cell>
          <table:table-cell office:value-type="float" office:value="26.62" calcext:value-type="float">
            <text:p>26.62</text:p>
          </table:table-cell>
          <table:table-cell table:formula="of:=[.S235]/[.T235]" office:value-type="float" office:value="1.0057572507228" calcext:value-type="float">
            <text:p>1.0057572507</text:p>
          </table:table-cell>
          <table:table-cell table:number-columns-repeated="4"/>
        </table:table-row>
        <table:table-row table:style-name="ro1">
          <table:table-cell office:value-type="float" office:value="798.7" calcext:value-type="float">
            <text:p>798.7</text:p>
          </table:table-cell>
          <table:table-cell/>
          <table:table-cell office:value-type="float" office:value="0.000000000000862644319539802" calcext:value-type="float">
            <text:p>8.62644319539802E-013</text:p>
          </table:table-cell>
          <table:table-cell table:formula="of:=[.C236]*1000000000000" office:value-type="float" office:value="0.862644319539802" calcext:value-type="float">
            <text:p>0.8626443195</text:p>
          </table:table-cell>
          <table:table-cell office:value-type="float" office:value="0.8477" calcext:value-type="float">
            <text:p>0.8477</text:p>
          </table:table-cell>
          <table:table-cell table:formula="of:=[.D236]/[.E236]" office:value-type="float" office:value="1.01762925509001" calcext:value-type="float">
            <text:p>1.0176292551</text:p>
          </table:table-cell>
          <table:table-cell/>
          <table:table-cell office:value-type="float" office:value="3.02176661754451E-017" calcext:value-type="float">
            <text:p>3.02176661754451E-017</text:p>
          </table:table-cell>
          <table:table-cell table:formula="of:=[.H236]*1E+018" office:value-type="float" office:value="30.2176661754451" calcext:value-type="float">
            <text:p>30.2176661754</text:p>
          </table:table-cell>
          <table:table-cell office:value-type="float" office:value="30.17" calcext:value-type="float">
            <text:p>30.17</text:p>
          </table:table-cell>
          <table:table-cell table:formula="of:=[.I236]/[.J236]" office:value-type="float" office:value="1.0015799196369" calcext:value-type="float">
            <text:p>1.0015799196</text:p>
          </table:table-cell>
          <table:table-cell/>
          <table:table-cell office:value-type="float" office:value="3.02794869952062E-017" calcext:value-type="float">
            <text:p>3.02794869952062E-017</text:p>
          </table:table-cell>
          <table:table-cell table:formula="of:=[.M236]*1E+018" office:value-type="float" office:value="30.2794869952062" calcext:value-type="float">
            <text:p>30.2794869952</text:p>
          </table:table-cell>
          <table:table-cell office:value-type="float" office:value="30.17" calcext:value-type="float">
            <text:p>30.17</text:p>
          </table:table-cell>
          <table:table-cell table:formula="of:=[.N236]/[.O236]" office:value-type="float" office:value="1.00362900216129" calcext:value-type="float">
            <text:p>1.0036290022</text:p>
          </table:table-cell>
          <table:table-cell/>
          <table:table-cell office:value-type="float" office:value="3.12387777071255E-017" calcext:value-type="float">
            <text:p>3.12387777071255E-017</text:p>
          </table:table-cell>
          <table:table-cell table:formula="of:=[.R236]*1E+018" office:value-type="float" office:value="31.2387777071255" calcext:value-type="float">
            <text:p>31.2387777071</text:p>
          </table:table-cell>
          <table:table-cell office:value-type="float" office:value="31.08" calcext:value-type="float">
            <text:p>31.08</text:p>
          </table:table-cell>
          <table:table-cell table:formula="of:=[.S236]/[.T236]" office:value-type="float" office:value="1.00510867783544" calcext:value-type="float">
            <text:p>1.0051086778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NEP phonon</text:p>
          </table:table-cell>
          <table:table-cell table:number-columns-repeated="4"/>
          <table:table-cell office:value-type="string" calcext:value-type="string">
            <text:p>NET_total</text:p>
          </table:table-cell>
          <table:table-cell table:number-columns-repeated="4"/>
          <table:table-cell office:value-type="string" calcext:value-type="string">
            <text:p>NEP johns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/R</text:p>
          </table:table-cell>
          <table:table-cell office:value-type="string" calcext:value-type="string">
            <text:p>R*sqrt(17/2)</text:p>
          </table:table-cell>
          <table:table-cell office:value-type="string" calcext:value-type="string">
            <text:p>M/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15111320194448E-018" calcext:value-type="float">
            <text:p>2.15111320194448E-018</text:p>
          </table:table-cell>
          <table:table-cell table:formula="of:=[.C241]*1E+018" office:value-type="float" office:value="2.15111320194448" calcext:value-type="float">
            <text:p>2.1511132019</text:p>
          </table:table-cell>
          <table:table-cell office:value-type="float" office:value="2.15" calcext:value-type="float">
            <text:p>2.15</text:p>
          </table:table-cell>
          <table:table-cell table:formula="of:=[.D241]/[.E241]" office:value-type="float" office:value="1.00051776834627" calcext:value-type="float">
            <text:p>1.0005177683</text:p>
          </table:table-cell>
          <table:table-cell/>
          <table:table-cell office:value-type="float" office:value="0.0000678797715205696" calcext:value-type="float">
            <text:p>6.78797715205696E-005</text:p>
          </table:table-cell>
          <table:table-cell table:formula="of:=[.H241]*1000000" office:value-type="float" office:value="67.8797715205696" calcext:value-type="float">
            <text:p>67.8797715206</text:p>
          </table:table-cell>
          <table:table-cell office:value-type="float" office:value="68.08" calcext:value-type="float">
            <text:p>68.08</text:p>
          </table:table-cell>
          <table:table-cell table:formula="of:=[.I241]/[.J241]" office:value-type="float" office:value="0.997058923627639" calcext:value-type="float">
            <text:p>0.9970589236</text:p>
          </table:table-cell>
          <table:table-cell/>
          <table:table-cell office:value-type="float" office:value="1.17838501321511E-018" calcext:value-type="float">
            <text:p>1.17838501321511E-018</text:p>
          </table:table-cell>
          <table:table-cell table:formula="of:=[.M241]*1E+018" office:value-type="float" office:value="1.17838501321511" calcext:value-type="float">
            <text:p>1.1783850132</text:p>
          </table:table-cell>
          <table:table-cell office:value-type="float" office:value="0.4" calcext:value-type="float">
            <text:p>0.4</text:p>
          </table:table-cell>
          <table:table-cell table:formula="of:=[.N241]/[.O241]" office:value-type="float" office:value="2.94596253303777" calcext:value-type="float">
            <text:p>2.945962533</text:p>
          </table:table-cell>
          <table:table-cell table:formula="of:=[.O241]*SQRT(17/2)" office:value-type="float" office:value="1.16619037896906" calcext:value-type="float">
            <text:p>1.166190379</text:p>
          </table:table-cell>
          <table:table-cell table:formula="of:=[.N241]/[.Q241]" office:value-type="float" office:value="1.01045681259764" calcext:value-type="float">
            <text:p>1.01045681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1388645302748E-018" calcext:value-type="float">
            <text:p>2.31388645302748E-018</text:p>
          </table:table-cell>
          <table:table-cell table:formula="of:=[.C242]*1E+018" office:value-type="float" office:value="2.31388645302748" calcext:value-type="float">
            <text:p>2.313886453</text:p>
          </table:table-cell>
          <table:table-cell office:value-type="float" office:value="2.32" calcext:value-type="float">
            <text:p>2.32</text:p>
          </table:table-cell>
          <table:table-cell table:formula="of:=[.D242]/[.E242]" office:value-type="float" office:value="0.99736485044288" calcext:value-type="float">
            <text:p>0.9973648504</text:p>
          </table:table-cell>
          <table:table-cell/>
          <table:table-cell office:value-type="float" office:value="0.0000624927256822817" calcext:value-type="float">
            <text:p>6.24927256822817E-005</text:p>
          </table:table-cell>
          <table:table-cell table:formula="of:=[.H242]*1000000" office:value-type="float" office:value="62.4927256822817" calcext:value-type="float">
            <text:p>62.4927256823</text:p>
          </table:table-cell>
          <table:table-cell office:value-type="float" office:value="62.49" calcext:value-type="float">
            <text:p>62.49</text:p>
          </table:table-cell>
          <table:table-cell table:formula="of:=[.I242]/[.J242]" office:value-type="float" office:value="1.00004361789537" calcext:value-type="float">
            <text:p>1.0000436179</text:p>
          </table:table-cell>
          <table:table-cell/>
          <table:table-cell office:value-type="float" office:value="1.26755259372883E-018" calcext:value-type="float">
            <text:p>1.26755259372883E-018</text:p>
          </table:table-cell>
          <table:table-cell table:formula="of:=[.M242]*1E+018" office:value-type="float" office:value="1.26755259372883" calcext:value-type="float">
            <text:p>1.2675525937</text:p>
          </table:table-cell>
          <table:table-cell office:value-type="float" office:value="0.44" calcext:value-type="float">
            <text:p>0.44</text:p>
          </table:table-cell>
          <table:table-cell table:formula="of:=[.N242]/[.O242]" office:value-type="float" office:value="2.88080134938371" calcext:value-type="float">
            <text:p>2.8808013494</text:p>
          </table:table-cell>
          <table:table-cell table:formula="of:=[.O242]*SQRT(17/2)" office:value-type="float" office:value="1.28280941686597" calcext:value-type="float">
            <text:p>1.2828094169</text:p>
          </table:table-cell>
          <table:table-cell table:formula="of:=[.N242]/[.Q242]" office:value-type="float" office:value="0.988106710991871" calcext:value-type="float">
            <text:p>0.9881067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4987885005813E-018" calcext:value-type="float">
            <text:p>2.4987885005813E-018</text:p>
          </table:table-cell>
          <table:table-cell table:formula="of:=[.C243]*1E+018" office:value-type="float" office:value="2.4987885005813" calcext:value-type="float">
            <text:p>2.4987885006</text:p>
          </table:table-cell>
          <table:table-cell office:value-type="float" office:value="2.5" calcext:value-type="float">
            <text:p>2.5</text:p>
          </table:table-cell>
          <table:table-cell table:formula="of:=[.D243]/[.E243]" office:value-type="float" office:value="0.999515400232519" calcext:value-type="float">
            <text:p>0.9995154002</text:p>
          </table:table-cell>
          <table:table-cell/>
          <table:table-cell office:value-type="float" office:value="0.00005720277098794" calcext:value-type="float">
            <text:p>5.720277098794E-005</text:p>
          </table:table-cell>
          <table:table-cell table:formula="of:=[.H243]*1000000" office:value-type="float" office:value="57.20277098794" calcext:value-type="float">
            <text:p>57.2027709879</text:p>
          </table:table-cell>
          <table:table-cell office:value-type="float" office:value="57.44" calcext:value-type="float">
            <text:p>57.44</text:p>
          </table:table-cell>
          <table:table-cell table:formula="of:=[.I243]/[.J243]" office:value-type="float" office:value="0.995869968452995" calcext:value-type="float">
            <text:p>0.9958699685</text:p>
          </table:table-cell>
          <table:table-cell/>
          <table:table-cell office:value-type="float" office:value="1.36884238245462E-018" calcext:value-type="float">
            <text:p>1.36884238245462E-018</text:p>
          </table:table-cell>
          <table:table-cell table:formula="of:=[.M243]*1E+018" office:value-type="float" office:value="1.36884238245462" calcext:value-type="float">
            <text:p>1.3688423825</text:p>
          </table:table-cell>
          <table:table-cell office:value-type="float" office:value="0.47" calcext:value-type="float">
            <text:p>0.47</text:p>
          </table:table-cell>
          <table:table-cell table:formula="of:=[.N243]/[.O243]" office:value-type="float" office:value="2.91243060096727" calcext:value-type="float">
            <text:p>2.912430601</text:p>
          </table:table-cell>
          <table:table-cell table:formula="of:=[.O243]*SQRT(17/2)" office:value-type="float" office:value="1.37027369528865" calcext:value-type="float">
            <text:p>1.3702736953</text:p>
          </table:table-cell>
          <table:table-cell table:formula="of:=[.N243]/[.Q243]" office:value-type="float" office:value="0.998955454783266" calcext:value-type="float">
            <text:p>0.9989554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6781571705832E-018" calcext:value-type="float">
            <text:p>2.6781571705832E-018</text:p>
          </table:table-cell>
          <table:table-cell table:formula="of:=[.C244]*1E+018" office:value-type="float" office:value="2.6781571705832" calcext:value-type="float">
            <text:p>2.6781571706</text:p>
          </table:table-cell>
          <table:table-cell office:value-type="float" office:value="2.69" calcext:value-type="float">
            <text:p>2.69</text:p>
          </table:table-cell>
          <table:table-cell table:formula="of:=[.D244]/[.E244]" office:value-type="float" office:value="0.995597461183346" calcext:value-type="float">
            <text:p>0.9955974612</text:p>
          </table:table-cell>
          <table:table-cell/>
          <table:table-cell office:value-type="float" office:value="0.0000526730011308843" calcext:value-type="float">
            <text:p>0.000052673</text:p>
          </table:table-cell>
          <table:table-cell table:formula="of:=[.H244]*1000000" office:value-type="float" office:value="52.6730011308843" calcext:value-type="float">
            <text:p>52.6730011309</text:p>
          </table:table-cell>
          <table:table-cell office:value-type="float" office:value="52.65" calcext:value-type="float">
            <text:p>52.65</text:p>
          </table:table-cell>
          <table:table-cell table:formula="of:=[.I244]/[.J244]" office:value-type="float" office:value="1.0004368685828" calcext:value-type="float">
            <text:p>1.0004368686</text:p>
          </table:table-cell>
          <table:table-cell/>
          <table:table-cell office:value-type="float" office:value="1.46710097357828E-018" calcext:value-type="float">
            <text:p>1.46710097357828E-018</text:p>
          </table:table-cell>
          <table:table-cell table:formula="of:=[.M244]*1E+018" office:value-type="float" office:value="1.46710097357828" calcext:value-type="float">
            <text:p>1.4671009736</text:p>
          </table:table-cell>
          <table:table-cell office:value-type="float" office:value="0.51" calcext:value-type="float">
            <text:p>0.51</text:p>
          </table:table-cell>
          <table:table-cell table:formula="of:=[.N244]/[.O244]" office:value-type="float" office:value="2.87666857564368" calcext:value-type="float">
            <text:p>2.8766685756</text:p>
          </table:table-cell>
          <table:table-cell table:formula="of:=[.O244]*SQRT(17/2)" office:value-type="float" office:value="1.48689273318555" calcext:value-type="float">
            <text:p>1.4868927332</text:p>
          </table:table-cell>
          <table:table-cell table:formula="of:=[.N244]/[.Q244]" office:value-type="float" office:value="0.986689181293614" calcext:value-type="float">
            <text:p>0.98668918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5643346659711E-018" calcext:value-type="float">
            <text:p>2.85643346659711E-018</text:p>
          </table:table-cell>
          <table:table-cell table:formula="of:=[.C245]*1E+018" office:value-type="float" office:value="2.85643346659711" calcext:value-type="float">
            <text:p>2.8564334666</text:p>
          </table:table-cell>
          <table:table-cell office:value-type="float" office:value="2.85" calcext:value-type="float">
            <text:p>2.85</text:p>
          </table:table-cell>
          <table:table-cell table:formula="of:=[.D245]/[.E245]" office:value-type="float" office:value="1.00225735670074" calcext:value-type="float">
            <text:p>1.0022573567</text:p>
          </table:table-cell>
          <table:table-cell/>
          <table:table-cell office:value-type="float" office:value="0.0000486524855269636" calcext:value-type="float">
            <text:p>4.86524855269636E-005</text:p>
          </table:table-cell>
          <table:table-cell table:formula="of:=[.H245]*1000000" office:value-type="float" office:value="48.6524855269636" calcext:value-type="float">
            <text:p>48.652485527</text:p>
          </table:table-cell>
          <table:table-cell office:value-type="float" office:value="48.88" calcext:value-type="float">
            <text:p>48.88</text:p>
          </table:table-cell>
          <table:table-cell table:formula="of:=[.I245]/[.J245]" office:value-type="float" office:value="0.995345448587635" calcext:value-type="float">
            <text:p>0.9953454486</text:p>
          </table:table-cell>
          <table:table-cell/>
          <table:table-cell office:value-type="float" office:value="1.56476115959006E-018" calcext:value-type="float">
            <text:p>1.56476115959006E-018</text:p>
          </table:table-cell>
          <table:table-cell table:formula="of:=[.M245]*1E+018" office:value-type="float" office:value="1.56476115959006" calcext:value-type="float">
            <text:p>1.5647611596</text:p>
          </table:table-cell>
          <table:table-cell office:value-type="float" office:value="0.54" calcext:value-type="float">
            <text:p>0.54</text:p>
          </table:table-cell>
          <table:table-cell table:formula="of:=[.N245]/[.O245]" office:value-type="float" office:value="2.8977058510927" calcext:value-type="float">
            <text:p>2.8977058511</text:p>
          </table:table-cell>
          <table:table-cell table:formula="of:=[.O245]*SQRT(17/2)" office:value-type="float" office:value="1.57435701160823" calcext:value-type="float">
            <text:p>1.5743570116</text:p>
          </table:table-cell>
          <table:table-cell table:formula="of:=[.N245]/[.Q245]" office:value-type="float" office:value="0.993904907243134" calcext:value-type="float">
            <text:p>0.99390490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0223632928746E-018" calcext:value-type="float">
            <text:p>3.0223632928746E-018</text:p>
          </table:table-cell>
          <table:table-cell table:formula="of:=[.C246]*1E+018" office:value-type="float" office:value="3.0223632928746" calcext:value-type="float">
            <text:p>3.0223632929</text:p>
          </table:table-cell>
          <table:table-cell office:value-type="float" office:value="3.07" calcext:value-type="float">
            <text:p>3.07</text:p>
          </table:table-cell>
          <table:table-cell table:formula="of:=[.D246]/[.E246]" office:value-type="float" office:value="0.984483157288144" calcext:value-type="float">
            <text:p>0.9844831573</text:p>
          </table:table-cell>
          <table:table-cell/>
          <table:table-cell office:value-type="float" office:value="0.0000452452289871298" calcext:value-type="float">
            <text:p>4.52452289871298E-005</text:p>
          </table:table-cell>
          <table:table-cell table:formula="of:=[.H246]*1000000" office:value-type="float" office:value="45.2452289871298" calcext:value-type="float">
            <text:p>45.2452289871</text:p>
          </table:table-cell>
          <table:table-cell office:value-type="float" office:value="44.93" calcext:value-type="float">
            <text:p>44.93</text:p>
          </table:table-cell>
          <table:table-cell table:formula="of:=[.I246]/[.J246]" office:value-type="float" office:value="1.00701600238437" calcext:value-type="float">
            <text:p>1.0070160024</text:p>
          </table:table-cell>
          <table:table-cell/>
          <table:table-cell office:value-type="float" office:value="1.65565791962762E-018" calcext:value-type="float">
            <text:p>1.65565791962762E-018</text:p>
          </table:table-cell>
          <table:table-cell table:formula="of:=[.M246]*1E+018" office:value-type="float" office:value="1.65565791962762" calcext:value-type="float">
            <text:p>1.6556579196</text:p>
          </table:table-cell>
          <table:table-cell office:value-type="float" office:value="0.58" calcext:value-type="float">
            <text:p>0.58</text:p>
          </table:table-cell>
          <table:table-cell table:formula="of:=[.N246]/[.O246]" office:value-type="float" office:value="2.85458262004762" calcext:value-type="float">
            <text:p>2.85458262</text:p>
          </table:table-cell>
          <table:table-cell table:formula="of:=[.O246]*SQRT(17/2)" office:value-type="float" office:value="1.69097604950514" calcext:value-type="float">
            <text:p>1.6909760495</text:p>
          </table:table-cell>
          <table:table-cell table:formula="of:=[.N246]/[.Q246]" office:value-type="float" office:value="0.979113761021125" calcext:value-type="float">
            <text:p>0.9791137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9673452705251E-018" calcext:value-type="float">
            <text:p>3.19673452705251E-018</text:p>
          </table:table-cell>
          <table:table-cell table:formula="of:=[.C247]*1E+018" office:value-type="float" office:value="3.19673452705251" calcext:value-type="float">
            <text:p>3.1967345271</text:p>
          </table:table-cell>
          <table:table-cell office:value-type="float" office:value="3.19" calcext:value-type="float">
            <text:p>3.19</text:p>
          </table:table-cell>
          <table:table-cell table:formula="of:=[.D247]/[.E247]" office:value-type="float" office:value="1.00211113700706" calcext:value-type="float">
            <text:p>1.002111137</text:p>
          </table:table-cell>
          <table:table-cell/>
          <table:table-cell office:value-type="float" office:value="0.0000420911714804674" calcext:value-type="float">
            <text:p>4.20911714804674E-005</text:p>
          </table:table-cell>
          <table:table-cell table:formula="of:=[.H247]*1000000" office:value-type="float" office:value="42.0911714804674" calcext:value-type="float">
            <text:p>42.0911714805</text:p>
          </table:table-cell>
          <table:table-cell office:value-type="float" office:value="42.37" calcext:value-type="float">
            <text:p>42.37</text:p>
          </table:table-cell>
          <table:table-cell table:formula="of:=[.I247]/[.J247]" office:value-type="float" office:value="0.993419199444594" calcext:value-type="float">
            <text:p>0.9934191994</text:p>
          </table:table-cell>
          <table:table-cell/>
          <table:table-cell office:value-type="float" office:value="1.75117890332356E-018" calcext:value-type="float">
            <text:p>1.75117890332356E-018</text:p>
          </table:table-cell>
          <table:table-cell table:formula="of:=[.M247]*1E+018" office:value-type="float" office:value="1.75117890332356" calcext:value-type="float">
            <text:p>1.7511789033</text:p>
          </table:table-cell>
          <table:table-cell office:value-type="float" office:value="0.6" calcext:value-type="float">
            <text:p>0.6</text:p>
          </table:table-cell>
          <table:table-cell table:formula="of:=[.N247]/[.O247]" office:value-type="float" office:value="2.91863150553927" calcext:value-type="float">
            <text:p>2.9186315055</text:p>
          </table:table-cell>
          <table:table-cell table:formula="of:=[.O247]*SQRT(17/2)" office:value-type="float" office:value="1.74928556845359" calcext:value-type="float">
            <text:p>1.7492855685</text:p>
          </table:table-cell>
          <table:table-cell table:formula="of:=[.N247]/[.Q247]" office:value-type="float" office:value="1.00108234750467" calcext:value-type="float">
            <text:p>1.0010823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33985544221855E-018" calcext:value-type="float">
            <text:p>3.33985544221855E-018</text:p>
          </table:table-cell>
          <table:table-cell table:formula="of:=[.C248]*1E+018" office:value-type="float" office:value="3.33985544221855" calcext:value-type="float">
            <text:p>3.3398554422</text:p>
          </table:table-cell>
          <table:table-cell office:value-type="float" office:value="3.34" calcext:value-type="float">
            <text:p>3.34</text:p>
          </table:table-cell>
          <table:table-cell table:formula="of:=[.D248]/[.E248]" office:value-type="float" office:value="0.999956719227111" calcext:value-type="float">
            <text:p>0.9999567192</text:p>
          </table:table-cell>
          <table:table-cell/>
          <table:table-cell office:value-type="float" office:value="0.0000397157453013201" calcext:value-type="float">
            <text:p>3.97157453013201E-005</text:p>
          </table:table-cell>
          <table:table-cell table:formula="of:=[.H248]*1000000" office:value-type="float" office:value="39.7157453013201" calcext:value-type="float">
            <text:p>39.7157453013</text:p>
          </table:table-cell>
          <table:table-cell office:value-type="float" office:value="39.96" calcext:value-type="float">
            <text:p>39.96</text:p>
          </table:table-cell>
          <table:table-cell table:formula="of:=[.I248]/[.J248]" office:value-type="float" office:value="0.993887520053055" calcext:value-type="float">
            <text:p>0.9938875201</text:p>
          </table:table-cell>
          <table:table-cell/>
          <table:table-cell office:value-type="float" office:value="1.82958088670447E-018" calcext:value-type="float">
            <text:p>1.82958088670447E-018</text:p>
          </table:table-cell>
          <table:table-cell table:formula="of:=[.M248]*1E+018" office:value-type="float" office:value="1.82958088670447" calcext:value-type="float">
            <text:p>1.8295808867</text:p>
          </table:table-cell>
          <table:table-cell office:value-type="float" office:value="0.63" calcext:value-type="float">
            <text:p>0.63</text:p>
          </table:table-cell>
          <table:table-cell table:formula="of:=[.N248]/[.O248]" office:value-type="float" office:value="2.90409664556264" calcext:value-type="float">
            <text:p>2.9040966456</text:p>
          </table:table-cell>
          <table:table-cell table:formula="of:=[.O248]*SQRT(17/2)" office:value-type="float" office:value="1.83674984687627" calcext:value-type="float">
            <text:p>1.8367498469</text:p>
          </table:table-cell>
          <table:table-cell table:formula="of:=[.N248]/[.Q248]" office:value-type="float" office:value="0.996096931662199" calcext:value-type="float">
            <text:p>0.99609693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45713511578478E-018" calcext:value-type="float">
            <text:p>3.45713511578478E-018</text:p>
          </table:table-cell>
          <table:table-cell table:formula="of:=[.C249]*1E+018" office:value-type="float" office:value="3.45713511578478" calcext:value-type="float">
            <text:p>3.4571351158</text:p>
          </table:table-cell>
          <table:table-cell office:value-type="float" office:value="3.46" calcext:value-type="float">
            <text:p>3.46</text:p>
          </table:table-cell>
          <table:table-cell table:formula="of:=[.D249]/[.E249]" office:value-type="float" office:value="0.99917199878173" calcext:value-type="float">
            <text:p>0.9991719988</text:p>
          </table:table-cell>
          <table:table-cell/>
          <table:table-cell office:value-type="float" office:value="0.0000380330147339484" calcext:value-type="float">
            <text:p>0.000038033</text:p>
          </table:table-cell>
          <table:table-cell table:formula="of:=[.H249]*1000000" office:value-type="float" office:value="38.0330147339484" calcext:value-type="float">
            <text:p>38.0330147339</text:p>
          </table:table-cell>
          <table:table-cell office:value-type="float" office:value="38.22" calcext:value-type="float">
            <text:p>38.22</text:p>
          </table:table-cell>
          <table:table-cell table:formula="of:=[.I249]/[.J249]" office:value-type="float" office:value="0.995107659182323" calcext:value-type="float">
            <text:p>0.9951076592</text:p>
          </table:table-cell>
          <table:table-cell/>
          <table:table-cell office:value-type="float" office:value="1.8938269754553E-018" calcext:value-type="float">
            <text:p>1.8938269754553E-018</text:p>
          </table:table-cell>
          <table:table-cell table:formula="of:=[.M249]*1E+018" office:value-type="float" office:value="1.8938269754553" calcext:value-type="float">
            <text:p>1.8938269755</text:p>
          </table:table-cell>
          <table:table-cell office:value-type="float" office:value="0.65" calcext:value-type="float">
            <text:p>0.65</text:p>
          </table:table-cell>
          <table:table-cell table:formula="of:=[.N249]/[.O249]" office:value-type="float" office:value="2.91357996223892" calcext:value-type="float">
            <text:p>2.9135799622</text:p>
          </table:table-cell>
          <table:table-cell table:formula="of:=[.O249]*SQRT(17/2)" office:value-type="float" office:value="1.89505936582472" calcext:value-type="float">
            <text:p>1.8950593658</text:p>
          </table:table-cell>
          <table:table-cell table:formula="of:=[.N249]/[.Q249]" office:value-type="float" office:value="0.999349682447078" calcext:value-type="float">
            <text:p>0.99934968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4238564109778E-018" calcext:value-type="float">
            <text:p>3.54238564109778E-018</text:p>
          </table:table-cell>
          <table:table-cell table:formula="of:=[.C250]*1E+018" office:value-type="float" office:value="3.54238564109778" calcext:value-type="float">
            <text:p>3.5423856411</text:p>
          </table:table-cell>
          <table:table-cell office:value-type="float" office:value="3.57" calcext:value-type="float">
            <text:p>3.57</text:p>
          </table:table-cell>
          <table:table-cell table:formula="of:=[.D250]/[.E250]" office:value-type="float" office:value="0.992264885461562" calcext:value-type="float">
            <text:p>0.9922648855</text:p>
          </table:table-cell>
          <table:table-cell/>
          <table:table-cell office:value-type="float" office:value="0.0000372232034777015" calcext:value-type="float">
            <text:p>3.72232034777015E-005</text:p>
          </table:table-cell>
          <table:table-cell table:formula="of:=[.H250]*1000000" office:value-type="float" office:value="37.2232034777015" calcext:value-type="float">
            <text:p>37.2232034777</text:p>
          </table:table-cell>
          <table:table-cell office:value-type="float" office:value="37.17" calcext:value-type="float">
            <text:p>37.17</text:p>
          </table:table-cell>
          <table:table-cell table:formula="of:=[.I250]/[.J250]" office:value-type="float" office:value="1.0014313553323" calcext:value-type="float">
            <text:p>1.0014313553</text:p>
          </table:table-cell>
          <table:table-cell/>
          <table:table-cell office:value-type="float" office:value="1.94052741934953E-018" calcext:value-type="float">
            <text:p>1.94052741934953E-018</text:p>
          </table:table-cell>
          <table:table-cell table:formula="of:=[.M250]*1E+018" office:value-type="float" office:value="1.94052741934953" calcext:value-type="float">
            <text:p>1.9405274193</text:p>
          </table:table-cell>
          <table:table-cell office:value-type="float" office:value="0.67" calcext:value-type="float">
            <text:p>0.67</text:p>
          </table:table-cell>
          <table:table-cell table:formula="of:=[.N250]/[.O250]" office:value-type="float" office:value="2.8963095811187" calcext:value-type="float">
            <text:p>2.8963095811</text:p>
          </table:table-cell>
          <table:table-cell table:formula="of:=[.O250]*SQRT(17/2)" office:value-type="float" office:value="1.95336888477318" calcext:value-type="float">
            <text:p>1.9533688848</text:p>
          </table:table-cell>
          <table:table-cell table:formula="of:=[.N250]/[.Q250]" office:value-type="float" office:value="0.993425990593098" calcext:value-type="float">
            <text:p>0.99342599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0202506448793E-018" calcext:value-type="float">
            <text:p>3.60202506448793E-018</text:p>
          </table:table-cell>
          <table:table-cell table:formula="of:=[.C251]*1E+018" office:value-type="float" office:value="3.60202506448793" calcext:value-type="float">
            <text:p>3.6020250645</text:p>
          </table:table-cell>
          <table:table-cell office:value-type="float" office:value="3.61" calcext:value-type="float">
            <text:p>3.61</text:p>
          </table:table-cell>
          <table:table-cell table:formula="of:=[.D251]/[.E251]" office:value-type="float" office:value="0.997790876589454" calcext:value-type="float">
            <text:p>0.9977908766</text:p>
          </table:table-cell>
          <table:table-cell/>
          <table:table-cell office:value-type="float" office:value="0.0000375177383725285" calcext:value-type="float">
            <text:p>3.75177383725285E-005</text:p>
          </table:table-cell>
          <table:table-cell table:formula="of:=[.H251]*1000000" office:value-type="float" office:value="37.5177383725285" calcext:value-type="float">
            <text:p>37.5177383725</text:p>
          </table:table-cell>
          <table:table-cell office:value-type="float" office:value="37.61" calcext:value-type="float">
            <text:p>37.61</text:p>
          </table:table-cell>
          <table:table-cell table:formula="of:=[.I251]/[.J251]" office:value-type="float" office:value="0.997546885735934" calcext:value-type="float">
            <text:p>0.9975468857</text:p>
          </table:table-cell>
          <table:table-cell/>
          <table:table-cell office:value-type="float" office:value="1.97319803968518E-018" calcext:value-type="float">
            <text:p>1.97319803968518E-018</text:p>
          </table:table-cell>
          <table:table-cell table:formula="of:=[.M251]*1E+018" office:value-type="float" office:value="1.97319803968518" calcext:value-type="float">
            <text:p>1.9731980397</text:p>
          </table:table-cell>
          <table:table-cell office:value-type="float" office:value="0.68" calcext:value-type="float">
            <text:p>0.68</text:p>
          </table:table-cell>
          <table:table-cell table:formula="of:=[.N251]/[.O251]" office:value-type="float" office:value="2.90176182306645" calcext:value-type="float">
            <text:p>2.9017618231</text:p>
          </table:table-cell>
          <table:table-cell table:formula="of:=[.O251]*SQRT(17/2)" office:value-type="float" office:value="1.9825236442474" calcext:value-type="float">
            <text:p>1.9825236442</text:p>
          </table:table-cell>
          <table:table-cell table:formula="of:=[.N251]/[.Q251]" office:value-type="float" office:value="0.995296094152885" calcext:value-type="float">
            <text:p>0.99529609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3383836455016E-018" calcext:value-type="float">
            <text:p>3.63383836455016E-018</text:p>
          </table:table-cell>
          <table:table-cell table:formula="of:=[.C252]*1E+018" office:value-type="float" office:value="3.63383836455016" calcext:value-type="float">
            <text:p>3.6338383646</text:p>
          </table:table-cell>
          <table:table-cell office:value-type="float" office:value="3.64" calcext:value-type="float">
            <text:p>3.64</text:p>
          </table:table-cell>
          <table:table-cell table:formula="of:=[.D252]/[.E252]" office:value-type="float" office:value="0.998307243008285" calcext:value-type="float">
            <text:p>0.998307243</text:p>
          </table:table-cell>
          <table:table-cell/>
          <table:table-cell office:value-type="float" office:value="0.0000395839144509785" calcext:value-type="float">
            <text:p>3.95839144509785E-005</text:p>
          </table:table-cell>
          <table:table-cell table:formula="of:=[.H252]*1000000" office:value-type="float" office:value="39.5839144509785" calcext:value-type="float">
            <text:p>39.583914451</text:p>
          </table:table-cell>
          <table:table-cell office:value-type="float" office:value="39.63" calcext:value-type="float">
            <text:p>39.63</text:p>
          </table:table-cell>
          <table:table-cell table:formula="of:=[.I252]/[.J252]" office:value-type="float" office:value="0.998837104491004" calcext:value-type="float">
            <text:p>0.9988371045</text:p>
          </table:table-cell>
          <table:table-cell/>
          <table:table-cell office:value-type="float" office:value="1.99062544238085E-018" calcext:value-type="float">
            <text:p>1.99062544238085E-018</text:p>
          </table:table-cell>
          <table:table-cell table:formula="of:=[.M252]*1E+018" office:value-type="float" office:value="1.99062544238085" calcext:value-type="float">
            <text:p>1.9906254424</text:p>
          </table:table-cell>
          <table:table-cell office:value-type="float" office:value="0.68" calcext:value-type="float">
            <text:p>0.68</text:p>
          </table:table-cell>
          <table:table-cell table:formula="of:=[.N252]/[.O252]" office:value-type="float" office:value="2.92739035644242" calcext:value-type="float">
            <text:p>2.9273903564</text:p>
          </table:table-cell>
          <table:table-cell table:formula="of:=[.O252]*SQRT(17/2)" office:value-type="float" office:value="1.9825236442474" calcext:value-type="float">
            <text:p>1.9825236442</text:p>
          </table:table-cell>
          <table:table-cell table:formula="of:=[.N252]/[.Q252]" office:value-type="float" office:value="1.0040866085794" calcext:value-type="float">
            <text:p>1.00408660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4925774274617E-018" calcext:value-type="float">
            <text:p>3.64925774274617E-018</text:p>
          </table:table-cell>
          <table:table-cell table:formula="of:=[.C253]*1E+018" office:value-type="float" office:value="3.64925774274617" calcext:value-type="float">
            <text:p>3.6492577427</text:p>
          </table:table-cell>
          <table:table-cell office:value-type="float" office:value="3.65" calcext:value-type="float">
            <text:p>3.65</text:p>
          </table:table-cell>
          <table:table-cell table:formula="of:=[.D253]/[.E253]" office:value-type="float" office:value="0.999796641848267" calcext:value-type="float">
            <text:p>0.9997966418</text:p>
          </table:table-cell>
          <table:table-cell/>
          <table:table-cell office:value-type="float" office:value="0.000044689408585594" calcext:value-type="float">
            <text:p>4.4689408585594E-005</text:p>
          </table:table-cell>
          <table:table-cell table:formula="of:=[.H253]*1000000" office:value-type="float" office:value="44.689408585594" calcext:value-type="float">
            <text:p>44.6894085856</text:p>
          </table:table-cell>
          <table:table-cell office:value-type="float" office:value="44.61" calcext:value-type="float">
            <text:p>44.61</text:p>
          </table:table-cell>
          <table:table-cell table:formula="of:=[.I253]/[.J253]" office:value-type="float" office:value="1.00178006244326" calcext:value-type="float">
            <text:p>1.0017800624</text:p>
          </table:table-cell>
          <table:table-cell/>
          <table:table-cell office:value-type="float" office:value="1.99907221503924E-018" calcext:value-type="float">
            <text:p>1.99907221503924E-018</text:p>
          </table:table-cell>
          <table:table-cell table:formula="of:=[.M253]*1E+018" office:value-type="float" office:value="1.99907221503924" calcext:value-type="float">
            <text:p>1.999072215</text:p>
          </table:table-cell>
          <table:table-cell office:value-type="float" office:value="0.68" calcext:value-type="float">
            <text:p>0.68</text:p>
          </table:table-cell>
          <table:table-cell table:formula="of:=[.N253]/[.O253]" office:value-type="float" office:value="2.93981208094005" calcext:value-type="float">
            <text:p>2.9398120809</text:p>
          </table:table-cell>
          <table:table-cell table:formula="of:=[.O253]*SQRT(17/2)" office:value-type="float" office:value="1.9825236442474" calcext:value-type="float">
            <text:p>1.9825236442</text:p>
          </table:table-cell>
          <table:table-cell table:formula="of:=[.N253]/[.Q253]" office:value-type="float" office:value="1.00834722493215" calcext:value-type="float">
            <text:p>1.00834722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7431503825428E-018" calcext:value-type="float">
            <text:p>3.67431503825428E-018</text:p>
          </table:table-cell>
          <table:table-cell table:formula="of:=[.C254]*1E+018" office:value-type="float" office:value="3.67431503825428" calcext:value-type="float">
            <text:p>3.6743150383</text:p>
          </table:table-cell>
          <table:table-cell office:value-type="float" office:value="3.67" calcext:value-type="float">
            <text:p>3.67</text:p>
          </table:table-cell>
          <table:table-cell table:formula="of:=[.D254]/[.E254]" office:value-type="float" office:value="1.00117575974231" calcext:value-type="float">
            <text:p>1.0011757597</text:p>
          </table:table-cell>
          <table:table-cell/>
          <table:table-cell office:value-type="float" office:value="0.0000554990870122745" calcext:value-type="float">
            <text:p>5.54990870122745E-005</text:p>
          </table:table-cell>
          <table:table-cell table:formula="of:=[.H254]*1000000" office:value-type="float" office:value="55.4990870122745" calcext:value-type="float">
            <text:p>55.4990870123</text:p>
          </table:table-cell>
          <table:table-cell office:value-type="float" office:value="55.12" calcext:value-type="float">
            <text:p>55.12</text:p>
          </table:table-cell>
          <table:table-cell table:formula="of:=[.I254]/[.J254]" office:value-type="float" office:value="1.0068774857089" calcext:value-type="float">
            <text:p>1.0068774857</text:p>
          </table:table-cell>
          <table:table-cell/>
          <table:table-cell office:value-type="float" office:value="2.01279866210476E-018" calcext:value-type="float">
            <text:p>2.01279866210476E-018</text:p>
          </table:table-cell>
          <table:table-cell table:formula="of:=[.M254]*1E+018" office:value-type="float" office:value="2.01279866210476" calcext:value-type="float">
            <text:p>2.0127986621</text:p>
          </table:table-cell>
          <table:table-cell office:value-type="float" office:value="0.69" calcext:value-type="float">
            <text:p>0.69</text:p>
          </table:table-cell>
          <table:table-cell table:formula="of:=[.N254]/[.O254]" office:value-type="float" office:value="2.91709951029676" calcext:value-type="float">
            <text:p>2.9170995103</text:p>
          </table:table-cell>
          <table:table-cell table:formula="of:=[.O254]*SQRT(17/2)" office:value-type="float" office:value="2.01167840372163" calcext:value-type="float">
            <text:p>2.0116784037</text:p>
          </table:table-cell>
          <table:table-cell table:formula="of:=[.N254]/[.Q254]" office:value-type="float" office:value="1.0005568774716" calcext:value-type="float">
            <text:p>1.0005568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4471079212267E-018" calcext:value-type="float">
            <text:p>3.74471079212267E-018</text:p>
          </table:table-cell>
          <table:table-cell table:formula="of:=[.C255]*1E+018" office:value-type="float" office:value="3.74471079212267" calcext:value-type="float">
            <text:p>3.7447107921</text:p>
          </table:table-cell>
          <table:table-cell office:value-type="float" office:value="3.76" calcext:value-type="float">
            <text:p>3.76</text:p>
          </table:table-cell>
          <table:table-cell table:formula="of:=[.D255]/[.E255]" office:value-type="float" office:value="0.995933721309221" calcext:value-type="float">
            <text:p>0.9959337213</text:p>
          </table:table-cell>
          <table:table-cell/>
          <table:table-cell office:value-type="float" office:value="0.0000784133116468694" calcext:value-type="float">
            <text:p>7.84133116468694E-005</text:p>
          </table:table-cell>
          <table:table-cell table:formula="of:=[.H255]*1000000" office:value-type="float" office:value="78.4133116468695" calcext:value-type="float">
            <text:p>78.4133116469</text:p>
          </table:table-cell>
          <table:table-cell office:value-type="float" office:value="76.41" calcext:value-type="float">
            <text:p>76.41</text:p>
          </table:table-cell>
          <table:table-cell table:formula="of:=[.I255]/[.J255]" office:value-type="float" office:value="1.02621792496885" calcext:value-type="float">
            <text:p>1.026217925</text:p>
          </table:table-cell>
          <table:table-cell/>
          <table:table-cell office:value-type="float" office:value="2.0513616262842E-018" calcext:value-type="float">
            <text:p>2.0513616262842E-018</text:p>
          </table:table-cell>
          <table:table-cell table:formula="of:=[.M255]*1E+018" office:value-type="float" office:value="2.0513616262842" calcext:value-type="float">
            <text:p>2.0513616263</text:p>
          </table:table-cell>
          <table:table-cell office:value-type="float" office:value="0.71" calcext:value-type="float">
            <text:p>0.71</text:p>
          </table:table-cell>
          <table:table-cell table:formula="of:=[.N255]/[.O255]" office:value-type="float" office:value="2.88924172716084" calcext:value-type="float">
            <text:p>2.8892417272</text:p>
          </table:table-cell>
          <table:table-cell table:formula="of:=[.O255]*SQRT(17/2)" office:value-type="float" office:value="2.06998792267008" calcext:value-type="float">
            <text:p>2.0699879227</text:p>
          </table:table-cell>
          <table:table-cell table:formula="of:=[.N255]/[.Q255]" office:value-type="float" office:value="0.991001736685566" calcext:value-type="float">
            <text:p>0.9910017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89374308970023E-018" calcext:value-type="float">
            <text:p>3.89374308970023E-018</text:p>
          </table:table-cell>
          <table:table-cell table:formula="of:=[.C256]*1E+018" office:value-type="float" office:value="3.89374308970023" calcext:value-type="float">
            <text:p>3.8937430897</text:p>
          </table:table-cell>
          <table:table-cell office:value-type="float" office:value="3.87" calcext:value-type="float">
            <text:p>3.87</text:p>
          </table:table-cell>
          <table:table-cell table:formula="of:=[.D256]/[.E256]" office:value-type="float" office:value="1.00613516529722" calcext:value-type="float">
            <text:p>1.0061351653</text:p>
          </table:table-cell>
          <table:table-cell/>
          <table:table-cell office:value-type="float" office:value="0.00013075701388387" calcext:value-type="float">
            <text:p>0.000130757</text:p>
          </table:table-cell>
          <table:table-cell table:formula="of:=[.H256]*1000000" office:value-type="float" office:value="130.75701388387" calcext:value-type="float">
            <text:p>130.7570138839</text:p>
          </table:table-cell>
          <table:table-cell office:value-type="float" office:value="127.81" calcext:value-type="float">
            <text:p>127.81</text:p>
          </table:table-cell>
          <table:table-cell table:formula="of:=[.I256]/[.J256]" office:value-type="float" office:value="1.02305777234856" calcext:value-type="float">
            <text:p>1.0230577723</text:p>
          </table:table-cell>
          <table:table-cell/>
          <table:table-cell office:value-type="float" office:value="2.1330018792433E-018" calcext:value-type="float">
            <text:p>2.1330018792433E-018</text:p>
          </table:table-cell>
          <table:table-cell table:formula="of:=[.M256]*1E+018" office:value-type="float" office:value="2.1330018792433" calcext:value-type="float">
            <text:p>2.1330018792</text:p>
          </table:table-cell>
          <table:table-cell office:value-type="float" office:value="0.73" calcext:value-type="float">
            <text:p>0.73</text:p>
          </table:table-cell>
          <table:table-cell table:formula="of:=[.N256]/[.O256]" office:value-type="float" office:value="2.92192038252507" calcext:value-type="float">
            <text:p>2.9219203825</text:p>
          </table:table-cell>
          <table:table-cell table:formula="of:=[.O256]*SQRT(17/2)" office:value-type="float" office:value="2.12829744161853" calcext:value-type="float">
            <text:p>2.1282974416</text:p>
          </table:table-cell>
          <table:table-cell table:formula="of:=[.N256]/[.Q256]" office:value-type="float" office:value="1.00221042300422" calcext:value-type="float">
            <text:p>1.0022104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13986832910464E-018" calcext:value-type="float">
            <text:p>4.13986832910464E-018</text:p>
          </table:table-cell>
          <table:table-cell table:formula="of:=[.C257]*1E+018" office:value-type="float" office:value="4.13986832910464" calcext:value-type="float">
            <text:p>4.1398683291</text:p>
          </table:table-cell>
          <table:table-cell office:value-type="float" office:value="4.16" calcext:value-type="float">
            <text:p>4.16</text:p>
          </table:table-cell>
          <table:table-cell table:formula="of:=[.D257]/[.E257]" office:value-type="float" office:value="0.99516065603477" calcext:value-type="float">
            <text:p>0.995160656</text:p>
          </table:table-cell>
          <table:table-cell/>
          <table:table-cell office:value-type="float" office:value="0.000265168072666851" calcext:value-type="float">
            <text:p>0.0002651681</text:p>
          </table:table-cell>
          <table:table-cell table:formula="of:=[.H257]*1000000" office:value-type="float" office:value="265.168072666851" calcext:value-type="float">
            <text:p>265.1680726669</text:p>
          </table:table-cell>
          <table:table-cell office:value-type="float" office:value="253.11" calcext:value-type="float">
            <text:p>253.11</text:p>
          </table:table-cell>
          <table:table-cell table:formula="of:=[.I257]/[.J257]" office:value-type="float" office:value="1.04763965337936" calcext:value-type="float">
            <text:p>1.0476396534</text:p>
          </table:table-cell>
          <table:table-cell/>
          <table:table-cell office:value-type="float" office:value="2.26782988049678E-018" calcext:value-type="float">
            <text:p>2.26782988049678E-018</text:p>
          </table:table-cell>
          <table:table-cell table:formula="of:=[.M257]*1E+018" office:value-type="float" office:value="2.26782988049678" calcext:value-type="float">
            <text:p>2.2678298805</text:p>
          </table:table-cell>
          <table:table-cell office:value-type="float" office:value="0.78" calcext:value-type="float">
            <text:p>0.78</text:p>
          </table:table-cell>
          <table:table-cell table:formula="of:=[.N257]/[.O257]" office:value-type="float" office:value="2.9074742057651" calcext:value-type="float">
            <text:p>2.9074742058</text:p>
          </table:table-cell>
          <table:table-cell table:formula="of:=[.O257]*SQRT(17/2)" office:value-type="float" office:value="2.27407123898967" calcext:value-type="float">
            <text:p>2.274071239</text:p>
          </table:table-cell>
          <table:table-cell table:formula="of:=[.N257]/[.Q257]" office:value-type="float" office:value="0.997255425254108" calcext:value-type="float">
            <text:p>0.99725542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46863315360763E-018" calcext:value-type="float">
            <text:p>4.46863315360763E-018</text:p>
          </table:table-cell>
          <table:table-cell table:formula="of:=[.C258]*1E+018" office:value-type="float" office:value="4.46863315360763" calcext:value-type="float">
            <text:p>4.4686331536</text:p>
          </table:table-cell>
          <table:table-cell office:value-type="float" office:value="4.46" calcext:value-type="float">
            <text:p>4.46</text:p>
          </table:table-cell>
          <table:table-cell table:formula="of:=[.D258]/[.E258]" office:value-type="float" office:value="1.00193568466539" calcext:value-type="float">
            <text:p>1.0019356847</text:p>
          </table:table-cell>
          <table:table-cell/>
          <table:table-cell office:value-type="float" office:value="0.000675807648711378" calcext:value-type="float">
            <text:p>0.0006758076</text:p>
          </table:table-cell>
          <table:table-cell table:formula="of:=[.H258]*1000000" office:value-type="float" office:value="675.807648711378" calcext:value-type="float">
            <text:p>675.8076487114</text:p>
          </table:table-cell>
          <table:table-cell office:value-type="float" office:value="637.14" calcext:value-type="float">
            <text:p>637.14</text:p>
          </table:table-cell>
          <table:table-cell table:formula="of:=[.I258]/[.J258]" office:value-type="float" office:value="1.06068940689861" calcext:value-type="float">
            <text:p>1.0606894069</text:p>
          </table:table-cell>
          <table:table-cell/>
          <table:table-cell office:value-type="float" office:value="2.44792804628202E-018" calcext:value-type="float">
            <text:p>2.44792804628202E-018</text:p>
          </table:table-cell>
          <table:table-cell table:formula="of:=[.M258]*1E+018" office:value-type="float" office:value="2.44792804628202" calcext:value-type="float">
            <text:p>2.4479280463</text:p>
          </table:table-cell>
          <table:table-cell office:value-type="float" office:value="0.84" calcext:value-type="float">
            <text:p>0.84</text:p>
          </table:table-cell>
          <table:table-cell table:formula="of:=[.N258]/[.O258]" office:value-type="float" office:value="2.91420005509764" calcext:value-type="float">
            <text:p>2.9142000551</text:p>
          </table:table-cell>
          <table:table-cell table:formula="of:=[.O258]*SQRT(17/2)" office:value-type="float" office:value="2.44899979583503" calcext:value-type="float">
            <text:p>2.4489997958</text:p>
          </table:table-cell>
          <table:table-cell table:formula="of:=[.N258]/[.Q258]" office:value-type="float" office:value="0.999562372542934" calcext:value-type="float">
            <text:p>0.99956237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.85099760544441E-018" calcext:value-type="float">
            <text:p>4.85099760544441E-018</text:p>
          </table:table-cell>
          <table:table-cell table:formula="of:=[.C259]*1E+018" office:value-type="float" office:value="4.85099760544441" calcext:value-type="float">
            <text:p>4.8509976054</text:p>
          </table:table-cell>
          <table:table-cell office:value-type="float" office:value="4.81" calcext:value-type="float">
            <text:p>4.81</text:p>
          </table:table-cell>
          <table:table-cell table:formula="of:=[.D259]/[.E259]" office:value-type="float" office:value="1.0085234106953" calcext:value-type="float">
            <text:p>1.0085234107</text:p>
          </table:table-cell>
          <table:table-cell/>
          <table:table-cell office:value-type="float" office:value="0.00223257051503411" calcext:value-type="float">
            <text:p>0.0022325705</text:p>
          </table:table-cell>
          <table:table-cell table:formula="of:=[.H259]*1000000" office:value-type="float" office:value="2232.57051503411" calcext:value-type="float">
            <text:p>2232.5705150341</text:p>
          </table:table-cell>
          <table:table-cell office:value-type="float" office:value="2129.39" calcext:value-type="float">
            <text:p>2129.39</text:p>
          </table:table-cell>
          <table:table-cell table:formula="of:=[.I259]/[.J259]" office:value-type="float" office:value="1.04845543326216" calcext:value-type="float">
            <text:p>1.0484554333</text:p>
          </table:table-cell>
          <table:table-cell/>
          <table:table-cell office:value-type="float" office:value="2.65738821751958E-018" calcext:value-type="float">
            <text:p>2.65738821751958E-018</text:p>
          </table:table-cell>
          <table:table-cell table:formula="of:=[.M259]*1E+018" office:value-type="float" office:value="2.65738821751958" calcext:value-type="float">
            <text:p>2.6573882175</text:p>
          </table:table-cell>
          <table:table-cell office:value-type="float" office:value="0.9" calcext:value-type="float">
            <text:p>0.9</text:p>
          </table:table-cell>
          <table:table-cell table:formula="of:=[.N259]/[.O259]" office:value-type="float" office:value="2.95265357502176" calcext:value-type="float">
            <text:p>2.952653575</text:p>
          </table:table-cell>
          <table:table-cell table:formula="of:=[.O259]*SQRT(17/2)" office:value-type="float" office:value="2.62392835268039" calcext:value-type="float">
            <text:p>2.6239283527</text:p>
          </table:table-cell>
          <table:table-cell table:formula="of:=[.N259]/[.Q259]" office:value-type="float" office:value="1.0127518210644" calcext:value-type="float">
            <text:p>1.01275182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25204242650436E-018" calcext:value-type="float">
            <text:p>5.25204242650436E-018</text:p>
          </table:table-cell>
          <table:table-cell table:formula="of:=[.C260]*1E+018" office:value-type="float" office:value="5.25204242650436" calcext:value-type="float">
            <text:p>5.2520424265</text:p>
          </table:table-cell>
          <table:table-cell office:value-type="float" office:value="5.21" calcext:value-type="float">
            <text:p>5.21</text:p>
          </table:table-cell>
          <table:table-cell table:formula="of:=[.D260]/[.E260]" office:value-type="float" office:value="1.00806956362848" calcext:value-type="float">
            <text:p>1.0080695636</text:p>
          </table:table-cell>
          <table:table-cell/>
          <table:table-cell office:value-type="float" office:value="0.00993859040412688" calcext:value-type="float">
            <text:p>0.0099385904</text:p>
          </table:table-cell>
          <table:table-cell table:formula="of:=[.H260]*1000000" office:value-type="float" office:value="9938.59040412688" calcext:value-type="float">
            <text:p>9938.5904041269</text:p>
          </table:table-cell>
          <table:table-cell office:value-type="float" office:value="9392.52" calcext:value-type="float">
            <text:p>9392.52</text:p>
          </table:table-cell>
          <table:table-cell table:formula="of:=[.I260]/[.J260]" office:value-type="float" office:value="1.0581388598722" calcext:value-type="float">
            <text:p>1.0581388599</text:p>
          </table:table-cell>
          <table:table-cell/>
          <table:table-cell office:value-type="float" office:value="2.87708154018497E-018" calcext:value-type="float">
            <text:p>2.87708154018497E-018</text:p>
          </table:table-cell>
          <table:table-cell table:formula="of:=[.M260]*1E+018" office:value-type="float" office:value="2.87708154018497" calcext:value-type="float">
            <text:p>2.8770815402</text:p>
          </table:table-cell>
          <table:table-cell office:value-type="float" office:value="0.98" calcext:value-type="float">
            <text:p>0.98</text:p>
          </table:table-cell>
          <table:table-cell table:formula="of:=[.N260]/[.O260]" office:value-type="float" office:value="2.93579748998467" calcext:value-type="float">
            <text:p>2.93579749</text:p>
          </table:table-cell>
          <table:table-cell table:formula="of:=[.O260]*SQRT(17/2)" office:value-type="float" office:value="2.8571664284742" calcext:value-type="float">
            <text:p>2.8571664285</text:p>
          </table:table-cell>
          <table:table-cell table:formula="of:=[.N260]/[.Q260]" office:value-type="float" office:value="1.0069702315946" calcext:value-type="float">
            <text:p>1.00697023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6347998964297E-018" calcext:value-type="float">
            <text:p>5.6347998964297E-018</text:p>
          </table:table-cell>
          <table:table-cell table:formula="of:=[.C261]*1E+018" office:value-type="float" office:value="5.6347998964297" calcext:value-type="float">
            <text:p>5.6347998964</text:p>
          </table:table-cell>
          <table:table-cell office:value-type="float" office:value="5.58" calcext:value-type="float">
            <text:p>5.58</text:p>
          </table:table-cell>
          <table:table-cell table:formula="of:=[.D261]/[.E261]" office:value-type="float" office:value="1.00982076996948" calcext:value-type="float">
            <text:p>1.00982077</text:p>
          </table:table-cell>
          <table:table-cell/>
          <table:table-cell office:value-type="float" office:value="0.0625759022592224" calcext:value-type="float">
            <text:p>0.0625759023</text:p>
          </table:table-cell>
          <table:table-cell table:formula="of:=[.H261]*1000000" office:value-type="float" office:value="62575.9022592224" calcext:value-type="float">
            <text:p>62575.9022592224</text:p>
          </table:table-cell>
          <table:table-cell office:value-type="float" office:value="58600.72" calcext:value-type="float">
            <text:p>58600.72</text:p>
          </table:table-cell>
          <table:table-cell table:formula="of:=[.I261]/[.J261]" office:value-type="float" office:value="1.06783504126267" calcext:value-type="float">
            <text:p>1.0678350413</text:p>
          </table:table-cell>
          <table:table-cell/>
          <table:table-cell office:value-type="float" office:value="3.08675700768173E-018" calcext:value-type="float">
            <text:p>3.08675700768173E-018</text:p>
          </table:table-cell>
          <table:table-cell table:formula="of:=[.M261]*1E+018" office:value-type="float" office:value="3.08675700768173" calcext:value-type="float">
            <text:p>3.0867570077</text:p>
          </table:table-cell>
          <table:table-cell office:value-type="float" office:value="1.05" calcext:value-type="float">
            <text:p>1.05</text:p>
          </table:table-cell>
          <table:table-cell table:formula="of:=[.N261]/[.O261]" office:value-type="float" office:value="2.93976857874451" calcext:value-type="float">
            <text:p>2.9397685787</text:p>
          </table:table-cell>
          <table:table-cell table:formula="of:=[.O261]*SQRT(17/2)" office:value-type="float" office:value="3.06124974479378" calcext:value-type="float">
            <text:p>3.0612497448</text:p>
          </table:table-cell>
          <table:table-cell table:formula="of:=[.N261]/[.Q261]" office:value-type="float" office:value="1.00833230380217" calcext:value-type="float">
            <text:p>1.0083323038</text:p>
          </table:table-cell>
          <table:table-cell table:number-columns-repeated="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Rog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req%[GHz]</text:p>
          </table:table-cell>
          <table:table-cell office:value-type="string" calcext:value-type="string">
            <text:p>NEP_photon</text:p>
          </table:table-cell>
          <table:table-cell office:value-type="string" calcext:value-type="string">
            <text:p>NEP_phonon</text:p>
          </table:table-cell>
          <table:table-cell office:value-type="string" calcext:value-type="string">
            <text:p>NEP_TES</text:p>
          </table:table-cell>
          <table:table-cell office:value-type="string" calcext:value-type="string">
            <text:p>NEP_shunt</text:p>
          </table:table-cell>
          <table:table-cell office:value-type="string" calcext:value-type="string">
            <text:p>NEP_det_alias</text:p>
          </table:table-cell>
          <table:table-cell office:value-type="string" calcext:value-type="string">
            <text:p>NEP_SQUID</text:p>
          </table:table-cell>
          <table:table-cell office:value-type="string" calcext:value-type="string">
            <text:p>NEP_internal</text:p>
          </table:table-cell>
          <table:table-cell office:value-type="string" calcext:value-type="string">
            <text:p>NEP_total</text:p>
          </table:table-cell>
          <table:table-cell office:value-type="string" calcext:value-type="string">
            <text:p>NET_per_det%[uK_CMB.rts]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3.09" calcext:value-type="float">
            <text:p>3.09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81" calcext:value-type="float">
            <text:p>1.81</text:p>
          </table:table-cell>
          <table:table-cell office:value-type="float" office:value="2.87" calcext:value-type="float">
            <text:p>2.87</text:p>
          </table:table-cell>
          <table:table-cell office:value-type="float" office:value="4.22" calcext:value-type="float">
            <text:p>4.22</text:p>
          </table:table-cell>
          <table:table-cell office:value-type="float" office:value="68.08" calcext:value-type="float">
            <text:p>68.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43" calcext:value-type="float">
            <text:p>3.43</text:p>
          </table:table-cell>
          <table:table-cell office:value-type="float" office:value="2.32" calcext:value-type="float">
            <text:p>2.32</text:p>
          </table:table-cell>
          <table:table-cell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.95" calcext:value-type="float">
            <text:p>1.95</text:p>
          </table:table-cell>
          <table:table-cell office:value-type="float" office:value="3.09" calcext:value-type="float">
            <text:p>3.09</text:p>
          </table:table-cell>
          <table:table-cell office:value-type="float" office:value="4.62" calcext:value-type="float">
            <text:p>4.62</text:p>
          </table:table-cell>
          <table:table-cell office:value-type="float" office:value="62.49" calcext:value-type="float">
            <text:p>62.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2.1" calcext:value-type="float">
            <text:p>2.1</text:p>
          </table:table-cell>
          <table:table-cell office:value-type="float" office:value="3.33" calcext:value-type="float">
            <text:p>3.33</text:p>
          </table:table-cell>
          <table:table-cell office:value-type="float" office:value="5.05" calcext:value-type="float">
            <text:p>5.05</text:p>
          </table:table-cell>
          <table:table-cell office:value-type="float" office:value="57.44" calcext:value-type="float">
            <text:p>57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26" calcext:value-type="float">
            <text:p>4.26</text:p>
          </table:table-cell>
          <table:table-cell office:value-type="float" office:value="2.69" calcext:value-type="float">
            <text:p>2.69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2.27" calcext:value-type="float">
            <text:p>2.27</text:p>
          </table:table-cell>
          <table:table-cell office:value-type="float" office:value="3.59" calcext:value-type="float">
            <text:p>3.59</text:p>
          </table:table-cell>
          <table:table-cell office:value-type="float" office:value="5.57" calcext:value-type="float">
            <text:p>5.57</text:p>
          </table:table-cell>
          <table:table-cell office:value-type="float" office:value="52.65" calcext:value-type="float">
            <text:p>52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4.68" calcext:value-type="float">
            <text:p>4.68</text:p>
          </table:table-cell>
          <table:table-cell office:value-type="float" office:value="2.85" calcext:value-type="float">
            <text:p>2.85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3.81" calcext:value-type="float">
            <text:p>3.81</text:p>
          </table:table-cell>
          <table:table-cell office:value-type="float" office:value="6.03" calcext:value-type="float">
            <text:p>6.03</text:p>
          </table:table-cell>
          <table:table-cell office:value-type="float" office:value="48.88" calcext:value-type="float">
            <text:p>48.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office:value-type="float" office:value="5.27" calcext:value-type="float">
            <text:p>5.27</text:p>
          </table:table-cell>
          <table:table-cell office:value-type="float" office:value="3.07" calcext:value-type="float">
            <text:p>3.07</text:p>
          </table:table-cell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.58" calcext:value-type="float">
            <text:p>2.58</text:p>
          </table:table-cell>
          <table:table-cell office:value-type="float" office:value="4.09" calcext:value-type="float">
            <text:p>4.09</text:p>
          </table:table-cell>
          <table:table-cell office:value-type="float" office:value="6.67" calcext:value-type="float">
            <text:p>6.67</text:p>
          </table:table-cell>
          <table:table-cell office:value-type="float" office:value="44.93" calcext:value-type="float">
            <text:p>44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5.73" calcext:value-type="float">
            <text:p>5.73</text:p>
          </table:table-cell>
          <table:table-cell office:value-type="float" office:value="3.19" calcext:value-type="float">
            <text:p>3.19</text:p>
          </table:table-cell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2.69" calcext:value-type="float">
            <text:p>2.69</text:p>
          </table:table-cell>
          <table:table-cell office:value-type="float" office:value="4.25" calcext:value-type="float">
            <text:p>4.25</text:p>
          </table:table-cell>
          <table:table-cell office:value-type="float" office:value="7.14" calcext:value-type="float">
            <text:p>7.14</text:p>
          </table:table-cell>
          <table:table-cell office:value-type="float" office:value="42.37" calcext:value-type="float">
            <text:p>42.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6.32" calcext:value-type="float">
            <text:p>6.32</text:p>
          </table:table-cell>
          <table:table-cell office:value-type="float" office:value="3.34" calcext:value-type="float">
            <text:p>3.34</text:p>
          </table:table-cell>
          <table:table-cell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2.81" calcext:value-type="float">
            <text:p>2.81</text:p>
          </table:table-cell>
          <table:table-cell office:value-type="float" office:value="4.45" calcext:value-type="float">
            <text:p>4.45</text:p>
          </table:table-cell>
          <table:table-cell office:value-type="float" office:value="7.73" calcext:value-type="float">
            <text:p>7.73</text:p>
          </table:table-cell>
          <table:table-cell office:value-type="float" office:value="39.96" calcext:value-type="float">
            <text:p>39.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office:value-type="float" office:value="6.95" calcext:value-type="float">
            <text:p>6.95</text:p>
          </table:table-cell>
          <table:table-cell office:value-type="float" office:value="3.46" calcext:value-type="float">
            <text:p>3.46</text:p>
          </table:table-cell>
          <table:table-cell office:value-type="float" office:value="0.65" calcext:value-type="float">
            <text:p>0.65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2.91" calcext:value-type="float">
            <text:p>2.91</text:p>
          </table:table-cell>
          <table:table-cell office:value-type="float" office:value="4.61" calcext:value-type="float">
            <text:p>4.61</text:p>
          </table:table-cell>
          <table:table-cell office:value-type="float" office:value="8.34" calcext:value-type="float">
            <text:p>8.34</text:p>
          </table:table-cell>
          <table:table-cell office:value-type="float" office:value="38.22" calcext:value-type="float">
            <text:p>38.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.5" calcext:value-type="float">
            <text:p>107.5</text:p>
          </table:table-cell>
          <table:table-cell office:value-type="float" office:value="7.66" calcext:value-type="float">
            <text:p>7.66</text:p>
          </table:table-cell>
          <table:table-cell office:value-type="float" office:value="3.57" calcext:value-type="float">
            <text:p>3.57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3.01" calcext:value-type="float">
            <text:p>3.01</text:p>
          </table:table-cell>
          <table:table-cell office:value-type="float" office:value="4.76" calcext:value-type="float">
            <text:p>4.76</text:p>
          </table:table-cell>
          <table:table-cell office:value-type="float" office:value="9.02" calcext:value-type="float">
            <text:p>9.02</text:p>
          </table:table-cell>
          <table:table-cell office:value-type="float" office:value="37.17" calcext:value-type="float">
            <text:p>37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8.29" calcext:value-type="float">
            <text:p>8.29</text:p>
          </table:table-cell>
          <table:table-cell office:value-type="float" office:value="3.61" calcext:value-type="float">
            <text:p>3.6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3.04" calcext:value-type="float">
            <text:p>3.04</text:p>
          </table:table-cell>
          <table:table-cell office:value-type="float" office:value="4.81" calcext:value-type="float">
            <text:p>4.81</text:p>
          </table:table-cell>
          <table:table-cell office:value-type="float" office:value="9.58" calcext:value-type="float">
            <text:p>9.58</text:p>
          </table:table-cell>
          <table:table-cell office:value-type="float" office:value="37.61" calcext:value-type="float">
            <text:p>37.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4.8" calcext:value-type="float">
            <text:p>154.8</text:p>
          </table:table-cell>
          <table:table-cell office:value-type="float" office:value="8.99" calcext:value-type="float">
            <text:p>8.99</text:p>
          </table:table-cell>
          <table:table-cell office:value-type="float" office:value="3.64" calcext:value-type="float">
            <text:p>3.64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3.06" calcext:value-type="float">
            <text:p>3.06</text:p>
          </table:table-cell>
          <table:table-cell office:value-type="float" office:value="4.85" calcext:value-type="float">
            <text:p>4.85</text:p>
          </table:table-cell>
          <table:table-cell office:value-type="float" office:value="10.22" calcext:value-type="float">
            <text:p>10.22</text:p>
          </table:table-cell>
          <table:table-cell office:value-type="float" office:value="39.63" calcext:value-type="float">
            <text:p>39.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.8" calcext:value-type="float">
            <text:p>185.8</text:p>
          </table:table-cell>
          <table:table-cell office:value-type="float" office:value="9.76" calcext:value-type="float">
            <text:p>9.76</text:p>
          </table:table-cell>
          <table:table-cell office:value-type="float" office:value="3.65" calcext:value-type="float">
            <text:p>3.65</text:p>
          </table:table-cell>
          <table:table-cell office:value-type="float" office:value="0.68" calcext:value-type="float">
            <text:p>0.68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3.07" calcext:value-type="float">
            <text:p>3.07</text:p>
          </table:table-cell>
          <table:table-cell office:value-type="float" office:value="4.86" calcext:value-type="float">
            <text:p>4.86</text:p>
          </table:table-cell>
          <table:table-cell office:value-type="float" office:value="10.9" calcext:value-type="float">
            <text:p>10.9</text:p>
          </table:table-cell>
          <table:table-cell office:value-type="float" office:value="44.61" calcext:value-type="float">
            <text:p>44.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2.9" calcext:value-type="float">
            <text:p>222.9</text:p>
          </table:table-cell>
          <table:table-cell office:value-type="float" office:value="10.65" calcext:value-type="float">
            <text:p>10.65</text:p>
          </table:table-cell>
          <table:table-cell office:value-type="float" office:value="3.67" calcext:value-type="float">
            <text:p>3.67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3.09" calcext:value-type="float">
            <text:p>3.09</text:p>
          </table:table-cell>
          <table:table-cell office:value-type="float" office:value="4.89" calcext:value-type="float">
            <text:p>4.89</text:p>
          </table:table-cell>
          <table:table-cell office:value-type="float" office:value="11.72" calcext:value-type="float">
            <text:p>11.72</text:p>
          </table:table-cell>
          <table:table-cell office:value-type="float" office:value="55.12" calcext:value-type="float">
            <text:p>55.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7.5" calcext:value-type="float">
            <text:p>267.5</text:p>
          </table:table-cell>
          <table:table-cell office:value-type="float" office:value="11.89" calcext:value-type="float">
            <text:p>11.89</text:p>
          </table:table-cell>
          <table:table-cell office:value-type="float" office:value="3.76" calcext:value-type="float">
            <text:p>3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3.16" calcext:value-type="float">
            <text:p>3.16</text:p>
          </table:table-cell>
          <table:table-cell office:value-type="float" office:value="5.01" calcext:value-type="float">
            <text:p>5.01</text:p>
          </table:table-cell>
          <table:table-cell office:value-type="float" office:value="12.9" calcext:value-type="float">
            <text:p>12.9</text:p>
          </table:table-cell>
          <table:table-cell office:value-type="float" office:value="76.41" calcext:value-type="float">
            <text:p>76.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3.38" calcext:value-type="float">
            <text:p>13.38</text:p>
          </table:table-cell>
          <table:table-cell office:value-type="float" office:value="3.87" calcext:value-type="float">
            <text:p>3.87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 office:value-type="float" office:value="3.26" calcext:value-type="float">
            <text:p>3.26</text:p>
          </table:table-cell>
          <table:table-cell office:value-type="float" office:value="5.16" calcext:value-type="float">
            <text:p>5.16</text:p>
          </table:table-cell>
          <table:table-cell office:value-type="float" office:value="14.34" calcext:value-type="float">
            <text:p>14.34</text:p>
          </table:table-cell>
          <table:table-cell office:value-type="float" office:value="127.81" calcext:value-type="float">
            <text:p>127.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5.2" calcext:value-type="float">
            <text:p>385.2</text:p>
          </table:table-cell>
          <table:table-cell office:value-type="float" office:value="15.71" calcext:value-type="float">
            <text:p>15.71</text:p>
          </table:table-cell>
          <table:table-cell office:value-type="float" office:value="4.16" calcext:value-type="float">
            <text:p>4.16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8" calcext:value-type="float">
            <text:p>0.58</text:p>
          </table:table-cell>
          <table:table-cell office:value-type="float" office:value="3.5" calcext:value-type="float">
            <text:p>3.5</text:p>
          </table:table-cell>
          <table:table-cell office:value-type="float" office:value="5.55" calcext:value-type="float">
            <text:p>5.55</text:p>
          </table:table-cell>
          <table:table-cell office:value-type="float" office:value="16.66" calcext:value-type="float">
            <text:p>16.66</text:p>
          </table:table-cell>
          <table:table-cell office:value-type="float" office:value="253.11" calcext:value-type="float">
            <text:p>253.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2.2" calcext:value-type="float">
            <text:p>462.2</text:p>
          </table:table-cell>
          <table:table-cell office:value-type="float" office:value="18.4" calcext:value-type="float">
            <text:p>18.4</text:p>
          </table:table-cell>
          <table:table-cell office:value-type="float" office:value="4.46" calcext:value-type="float">
            <text:p>4.46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3.76" calcext:value-type="float">
            <text:p>3.76</text:p>
          </table:table-cell>
          <table:table-cell office:value-type="float" office:value="5.95" calcext:value-type="float">
            <text:p>5.95</text:p>
          </table:table-cell>
          <table:table-cell office:value-type="float" office:value="19.34" calcext:value-type="float">
            <text:p>19.34</text:p>
          </table:table-cell>
          <table:table-cell office:value-type="float" office:value="637.14" calcext:value-type="float">
            <text:p>637.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4.7" calcext:value-type="float">
            <text:p>554.7</text:p>
          </table:table-cell>
          <table:table-cell office:value-type="float" office:value="21.7" calcext:value-type="float">
            <text:p>21.7</text:p>
          </table:table-cell>
          <table:table-cell office:value-type="float" office:value="4.81" calcext:value-type="float">
            <text:p>4.81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.67" calcext:value-type="float">
            <text:p>0.67</text:p>
          </table:table-cell>
          <table:table-cell office:value-type="float" office:value="4.05" calcext:value-type="float">
            <text:p>4.05</text:p>
          </table:table-cell>
          <table:table-cell office:value-type="float" office:value="6.41" calcext:value-type="float">
            <text:p>6.41</text:p>
          </table:table-cell>
          <table:table-cell office:value-type="float" office:value="22.62" calcext:value-type="float">
            <text:p>22.62</text:p>
          </table:table-cell>
          <table:table-cell office:value-type="float" office:value="2129.39" calcext:value-type="float">
            <text:p>2129.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5.6" calcext:value-type="float">
            <text:p>665.6</text:p>
          </table:table-cell>
          <table:table-cell office:value-type="float" office:value="25.7" calcext:value-type="float">
            <text:p>25.7</text:p>
          </table:table-cell>
          <table:table-cell office:value-type="float" office:value="5.21" calcext:value-type="float">
            <text:p>5.21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4.38" calcext:value-type="float">
            <text:p>4.38</text:p>
          </table:table-cell>
          <table:table-cell office:value-type="float" office:value="6.94" calcext:value-type="float">
            <text:p>6.94</text:p>
          </table:table-cell>
          <table:table-cell office:value-type="float" office:value="26.62" calcext:value-type="float">
            <text:p>26.62</text:p>
          </table:table-cell>
          <table:table-cell office:value-type="float" office:value="9392.52" calcext:value-type="float">
            <text:p>9392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8.7" calcext:value-type="float">
            <text:p>798.7</text:p>
          </table:table-cell>
          <table:table-cell office:value-type="float" office:value="30.17" calcext:value-type="float">
            <text:p>30.17</text:p>
          </table:table-cell>
          <table:table-cell office:value-type="float" office:value="5.58" calcext:value-type="float">
            <text:p>5.58</text:p>
          </table:table-cell>
          <table:table-cell office:value-type="float" office:value="1.05" calcext:value-type="float">
            <text:p>1.05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4.7" calcext:value-type="float">
            <text:p>4.7</text:p>
          </table:table-cell>
          <table:table-cell office:value-type="float" office:value="7.44" calcext:value-type="float">
            <text:p>7.44</text:p>
          </table:table-cell>
          <table:table-cell office:value-type="float" office:value="31.08" calcext:value-type="float">
            <text:p>31.08</text:p>
          </table:table-cell>
          <table:table-cell office:value-type="float" office:value="58600.72" calcext:value-type="float">
            <text:p>58600.7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3:48:48.638081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13:58.240689110</meta:creation-date>
    <dc:date>2017-10-05T14:42:22.684317461</dc:date>
    <meta:editing-duration>PT4H35M41S</meta:editing-duration>
    <meta:editing-cycles>10</meta:editing-cycles>
    <meta:generator>LibreOffice/4.3.7.2$Linux_X86_64 LibreOffice_project/430$Build-2</meta:generator>
    <meta:print-date>2017-09-14T13:31:36.986607433</meta:print-date>
    <meta:document-statistic meta:table-count="1" meta:cell-count="24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A53:Sheet1.A73 Sheet1.E53:Sheet1.E73" svg:x="0.32cm" svg:y="0.18cm" svg:width="13.07cm" svg:height="8.64cm">
          <chartooo:coordinate-region svg:x="2.053cm" svg:y="0.379cm" svg:width="11.01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3:Sheet1.E73" chart:class="chart:scatter">
            <chart:domain table:cell-range-address="Sheet1.A53:Sheet1.A7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53:Sheet1.A73</svg:desc>
                </draw:g>
              </table:table-cell>
              <table:table-cell office:value-type="float" office:value="0.00896405952452539">
                <text:p>0.00896405952452539</text:p>
                <draw:g>
                  <svg:desc>Sheet1.E53:Sheet1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258030215075055">
                <text:p>0.00258030215075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01278242133058">
                <text:p>0.0101278242133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-0.00233957003906374">
                <text:p>-0.0023395700390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0.0107605404486024">
                <text:p>0.0107605404486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-0.0189539581251934">
                <text:p>-0.0189539581251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0.013575170795109">
                <text:p>0.013575170795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0.0126038303490449">
                <text:p>0.0126038303490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0.0104548365544194">
                <text:p>0.0104548365544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-0.00382257096894157">
                <text:p>-0.00382257096894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0.00905545684895105">
                <text:p>0.00905545684895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0.0111307328101595">
                <text:p>0.0111307328101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0.0127111192903948">
                <text:p>0.0127111192903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0.0136771454647745">
                <text:p>0.0136771454647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-0.000144714548509393">
                <text:p>-0.000144714548509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0.0132929878588365">
                <text:p>0.0132929878588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-0.00951652341764567">
                <text:p>-0.00951652341764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0.00410963263611378">
                <text:p>0.0041096326361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0.0173744706934583">
                <text:p>0.0173744706934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0.0176183488112491">
                <text:p>0.0176183488112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0.0176391410029337">
                <text:p>0.0176391410029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647cm" svg:y="4.204cm" style:legend-expansion="high" chart:style-name="ch2"/>
        <chart:plot-area chart:style-name="ch3" table:cell-range-address="Sheet1.A77:Sheet1.A97 Sheet1.G77:Sheet1.G97" svg:x="0.319cm" svg:y="0.18cm" svg:width="13.009cm" svg:height="8.646cm">
          <chartooo:coordinate-region svg:x="1.628cm" svg:y="0.379cm" svg:width="11.38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77:Sheet1.G97" chart:class="chart:scatter">
            <chart:domain table:cell-range-address="Sheet1.A77:Sheet1.A97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77:Sheet1.A97</svg:desc>
                </draw:g>
              </table:table-cell>
              <table:table-cell office:value-type="float" office:value="0.011">
                <text:p>0.011</text:p>
                <draw:g>
                  <svg:desc>Sheet1.G77:Sheet1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520833333333324">
                <text:p>0.0052083333333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21488230827638">
                <text:p>0.0121488230827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-0.000662251655629066">
                <text:p>-0.00066225165562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0.0126201923076923">
                <text:p>0.0126201923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-0.0170666666666666">
                <text:p>-0.0170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0.015220700152207">
                <text:p>0.015220700152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0.0139961389961389">
                <text:p>0.0139961389961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0.0118371212121212">
                <text:p>0.011837121212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-0.00191113234591501">
                <text:p>-0.00191113234591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0.00930713547052738">
                <text:p>0.00930713547052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0.0111896348645466">
                <text:p>0.0111896348645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0.0115858073859523">
                <text:p>0.0115858073859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0.0107843137254902">
                <text:p>0.01078431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-0.00879765395894413">
                <text:p>-0.00879765395894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0.00526315789473699">
                <text:p>0.00526315789473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-0.0215053763440861">
                <text:p>-0.0215053763440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3.699cm" svg:y="4.203cm" style:legend-expansion="high" chart:style-name="ch2"/>
        <chart:plot-area chart:style-name="ch3" table:cell-range-address="Sheet1.A127:Sheet1.A147 Sheet1.E127:Sheet1.E147" svg:x="0.319cm" svg:y="0.18cm" svg:width="13.061cm" svg:height="8.645cm">
          <chartooo:coordinate-region svg:x="1.39cm" svg:y="0.379cm" svg:width="11.67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7:Sheet1.E147" chart:class="chart:scatter">
            <chart:domain table:cell-range-address="Sheet1.A127:Sheet1.A147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127:Sheet1.A147</svg:desc>
                </draw:g>
              </table:table-cell>
              <table:table-cell office:value-type="float" office:value="0.0172602739726027">
                <text:p>0.0172602739726027</text:p>
                <draw:g>
                  <svg:desc>Sheet1.E127:Sheet1.E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581507936507936">
                <text:p>0.0581507936507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0.0175841121495325">
                <text:p>0.0175841121495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0.0193873626373625">
                <text:p>0.019387362637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0.0164758461338843">
                <text:p>0.0164758461338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0.0143553073734048">
                <text:p>0.0143553073734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0.017611369521532">
                <text:p>0.017611369521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0.00442333227362537">
                <text:p>0.00442333227362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-0.00831771234789971">
                <text:p>-0.00831771234789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0.0174557641861427">
                <text:p>0.0174557641861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0.0177005641628402">
                <text:p>0.0177005641628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647cm" svg:y="3.706cm" style:legend-expansion="high" chart:style-name="ch2"/>
        <chart:plot-area chart:style-name="ch3" table:cell-range-address="Sheet1.A152:Sheet1.A172 Sheet1.D152:Sheet1.D172 Sheet1.O152:Sheet1.O172 Sheet1.I152:Sheet1.I172" chart:data-source-has-labels="row" svg:x="0.319cm" svg:y="0.18cm" svg:width="13.009cm" svg:height="8.646cm">
          <chartooo:coordinate-region svg:x="1.205cm" svg:y="0.38cm" svg:width="11.80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52:Sheet1.D172" chart:class="chart:scatter">
            <chart:domain table:cell-range-address="Sheet1.A152:Sheet1.A172"/>
            <chart:data-point chart:repeated="21"/>
          </chart:series>
          <chart:series chart:style-name="ch7" chart:values-cell-range-address="Sheet1.O152:Sheet1.O172" loext:label-string="johnson" chart:class="chart:scatter">
            <chart:data-point chart:repeated="21"/>
          </chart:series>
          <chart:series chart:style-name="ch8" chart:values-cell-range-address="Sheet1.I152:Sheet1.I172" loext:label-string="phonon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johnson</text:p>
              </table:table-cell>
              <table:table-cell office:value-type="string">
                <text:p>phon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152:Sheet1.A172</svg:desc>
                </draw:g>
              </table:table-cell>
              <table:table-cell office:value-type="float" office:value="-0.16944424004467">
                <text:p>-0.16944424004467</text:p>
                <draw:g>
                  <svg:desc>Sheet1.D152:Sheet1.D172</svg:desc>
                </draw:g>
              </table:table-cell>
              <table:table-cell office:value-type="float" office:value="2.30200577099906">
                <text:p>2.30200577099906</text:p>
                <draw:g>
                  <svg:desc>Sheet1.O152:Sheet1.O172</svg:desc>
                </draw:g>
              </table:table-cell>
              <table:table-cell office:value-type="float" office:value="0.29529680947899">
                <text:p>0.29529680947899</text:p>
                <draw:g>
                  <svg:desc>Sheet1.I152:Sheet1.I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.30893713059489">
                <text:p>2.3089371305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0.138411541457921">
                <text:p>-0.138411541457921</text:p>
              </table:table-cell>
              <table:table-cell office:value-type="float" office:value="2.30238102775591">
                <text:p>2.30238102775591</text:p>
              </table:table-cell>
              <table:table-cell office:value-type="float" office:value="0.293772904198228">
                <text:p>0.293772904198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-0.107743655411622">
                <text:p>-0.107743655411622</text:p>
              </table:table-cell>
              <table:table-cell office:value-type="float" office:value="2.31474213575244">
                <text:p>2.31474213575244</text:p>
              </table:table-cell>
              <table:table-cell office:value-type="float" office:value="0.294033103676064">
                <text:p>0.294033103676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-0.0744416545946475">
                <text:p>-0.0744416545946475</text:p>
              </table:table-cell>
              <table:table-cell office:value-type="float" office:value="2.34018647449061">
                <text:p>2.34018647449061</text:p>
              </table:table-cell>
              <table:table-cell office:value-type="float" office:value="0.296340715764773">
                <text:p>0.296340715764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-0.0488486244262979">
                <text:p>-0.0488486244262979</text:p>
              </table:table-cell>
              <table:table-cell office:value-type="float" office:value="2.31580114832739">
                <text:p>2.31580114832739</text:p>
              </table:table-cell>
              <table:table-cell office:value-type="float" office:value="0.295936495335653">
                <text:p>0.295936495335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-0.029821902994995">
                <text:p>-0.029821902994995</text:p>
              </table:table-cell>
              <table:table-cell office:value-type="float" office:value="2.30455385634582">
                <text:p>2.30455385634582</text:p>
              </table:table-cell>
              <table:table-cell office:value-type="float" office:value="0.293363564386081">
                <text:p>0.293363564386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-0.0148265699695799">
                <text:p>-0.0148265699695799</text:p>
              </table:table-cell>
              <table:table-cell office:value-type="float" office:value="2.31726642625089">
                <text:p>2.31726642625089</text:p>
              </table:table-cell>
              <table:table-cell office:value-type="float" office:value="0.296604526930347">
                <text:p>0.296604526930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-0.0137670171837343">
                <text:p>-0.0137670171837343</text:p>
              </table:table-cell>
              <table:table-cell office:value-type="float" office:value="2.31037257742432">
                <text:p>2.31037257742432</text:p>
              </table:table-cell>
              <table:table-cell office:value-type="float" office:value="0.288919070870975">
                <text:p>0.288919070870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-0.0146560880266646">
                <text:p>-0.0146560880266646</text:p>
              </table:table-cell>
              <table:table-cell office:value-type="float" office:value="2.28803336849285">
                <text:p>2.28803336849285</text:p>
              </table:table-cell>
              <table:table-cell office:value-type="float" office:value="0.281629637455574">
                <text:p>0.281629637455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0.000751095707488542">
                <text:p>0.000751095707488542</text:p>
              </table:table-cell>
              <table:table-cell office:value-type="float" office:value="2.33911912023776">
                <text:p>2.33911912023776</text:p>
              </table:table-cell>
              <table:table-cell office:value-type="float" office:value="0.299609423124117">
                <text:p>0.299609423124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0.00158455837532313">
                <text:p>0.00158455837532313</text:p>
              </table:table-cell>
              <table:table-cell office:value-type="float" office:value="2.32725877202969">
                <text:p>2.32725877202969</text:p>
              </table:table-cell>
              <table:table-cell office:value-type="float" office:value="0.299977314082849">
                <text:p>0.299977314082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4.671cm" svg:y="0.316cm" chart:style-name="ch2">
          <text:p>NEP comparison, Karl vs Roger</text:p>
        </chart:title>
        <chart:plot-area chart:style-name="ch3" table:cell-range-address="Sheet1.A177:Sheet1.A197 Sheet1.D177:Sheet1.D197" svg:x="1.33cm" svg:y="1.275cm" svg:width="14.341cm" svg:height="6.569cm">
          <chartooo:coordinate-region svg:x="2.295cm" svg:y="1.474cm" svg:width="13.057cm" svg:height="5.723cm"/>
          <chart:axis chart:dimension="x" chart:name="primary-x" chart:style-name="ch4">
            <chart:title svg:x="7.689cm" svg:y="8.024cm" chart:style-name="ch5">
              <text:p>Freq. GHz</text:p>
            </chart:title>
          </chart:axis>
          <chart:axis chart:dimension="y" chart:name="primary-y" chart:style-name="ch4">
            <chart:title svg:x="0.451cm" svg:y="6.164cm" chart:style-name="ch6">
              <text:p>(Karl - Roger) / Roger</text:p>
            </chart:title>
            <chart:grid chart:style-name="ch7" chart:class="major"/>
          </chart:axis>
          <chart:series chart:style-name="ch8" chart:values-cell-range-address="Sheet1.D177:Sheet1.D197" chart:class="chart:scatter">
            <chart:domain table:cell-range-address="Sheet1.A177:Sheet1.A197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177:Sheet1.A197</svg:desc>
                </draw:g>
              </table:table-cell>
              <table:table-cell office:value-type="float" office:value="0.292687810655212">
                <text:p>0.292687810655212</text:p>
                <draw:g>
                  <svg:desc>Sheet1.D177:Sheet1.D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84263088831994">
                <text:p>0.284263088831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82746718801574">
                <text:p>0.282746718801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265704473804351">
                <text:p>0.265704473804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0.269585962528765">
                <text:p>0.269585962528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0.239167191619756">
                <text:p>0.239167191619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0.253670448295156">
                <text:p>0.253670448295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0.24162461109027">
                <text:p>0.24162461109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0.227856099241528">
                <text:p>0.227856099241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0.204648643482415">
                <text:p>0.204648643482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0.197859233091141">
                <text:p>0.19785923309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0.182446008256258">
                <text:p>0.182446008256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0.166974594077595">
                <text:p>0.166974594077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0.150178442400248">
                <text:p>0.150178442400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0.125181847880612">
                <text:p>0.125181847880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0.117562614421357">
                <text:p>0.117562614421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0.0896141844376973">
                <text:p>0.0896141844376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0.0839254136175572">
                <text:p>0.0839254136175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0.0787535007899781">
                <text:p>0.0787535007899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0.0680530527081731">
                <text:p>0.0680530527081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0.0581066700913381">
                <text:p>0.0581066700913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legend chart:legend-position="end" svg:x="13.646cm" svg:y="4.204cm" style:legend-expansion="high" chart:style-name="ch2"/>
        <chart:plot-area chart:style-name="ch3" table:cell-range-address="Sheet1.A102:Sheet1.A122 Sheet1.D102:Sheet1.D122" svg:x="0.319cm" svg:y="0.18cm" svg:width="13.008cm" svg:height="8.647cm">
          <chartooo:coordinate-region svg:x="2.052cm" svg:y="0.379cm" svg:width="10.957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02:Sheet1.D122" chart:class="chart:scatter">
            <chart:domain table:cell-range-address="Sheet1.A102:Sheet1.A1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">
                <text:p>20.8</text:p>
                <draw:g>
                  <svg:desc>Sheet1.A102:Sheet1.A122</svg:desc>
                </draw:g>
              </table:table-cell>
              <table:table-cell office:value-type="float" office:value="-0.00593217021394212">
                <text:p>-0.00593217021394212</text:p>
                <draw:g>
                  <svg:desc>Sheet1.D102:Sheet1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0.0110242987335319">
                <text:p>-0.0110242987335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0.00388119669079937">
                <text:p>-0.00388119669079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-0.016648143323712">
                <text:p>-0.016648143323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">
                <text:p>43.2</text:p>
              </table:table-cell>
              <table:table-cell office:value-type="float" office:value="-0.00431783641772322">
                <text:p>-0.00431783641772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-0.0322545130233099">
                <text:p>-0.0322545130233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">
                <text:p>62.2</text:p>
              </table:table-cell>
              <table:table-cell office:value-type="float" office:value="0.000172499095060399">
                <text:p>0.000172499095060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-0.00287308784830831">
                <text:p>-0.0028730878483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6">
                <text:p>89.6</text:p>
              </table:table-cell>
              <table:table-cell office:value-type="float" office:value="-0.00446714510850289">
                <text:p>-0.00446714510850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5">
                <text:p>107.5</text:p>
              </table:table-cell>
              <table:table-cell office:value-type="float" office:value="-0.0174668558671674">
                <text:p>-0.0174668558671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-0.00493331388513488">
                <text:p>-0.00493331388513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">
                <text:p>154.8</text:p>
              </table:table-cell>
              <table:table-cell office:value-type="float" office:value="-0.00368631607098869">
                <text:p>-0.00368631607098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.8">
                <text:p>185.8</text:p>
              </table:table-cell>
              <table:table-cell office:value-type="float" office:value="-0.0031853774036703">
                <text:p>-0.0031853774036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9">
                <text:p>222.9</text:p>
              </table:table-cell>
              <table:table-cell office:value-type="float" office:value="-0.00119248089708913">
                <text:p>-0.00119248089708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5">
                <text:p>267.5</text:p>
              </table:table-cell>
              <table:table-cell office:value-type="float" office:value="-0.0177060821459664">
                <text:p>-0.0177060821459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-0.0024982998477334">
                <text:p>-0.0024982998477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.2">
                <text:p>385.2</text:p>
              </table:table-cell>
              <table:table-cell office:value-type="float" office:value="-0.0260809315559735">
                <text:p>-0.0260809315559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.2">
                <text:p>462.2</text:p>
              </table:table-cell>
              <table:table-cell office:value-type="float" office:value="-0.0213654398242006">
                <text:p>-0.0213654398242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.7">
                <text:p>554.7</text:p>
              </table:table-cell>
              <table:table-cell office:value-type="float" office:value="-0.00932861774476922">
                <text:p>-0.00932861774476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5.6">
                <text:p>665.6</text:p>
              </table:table-cell>
              <table:table-cell office:value-type="float" office:value="-0.0114082216583991">
                <text:p>-0.0114082216583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.7">
                <text:p>798.7</text:p>
              </table:table-cell>
              <table:table-cell office:value-type="float" office:value="-0.0337545413754784">
                <text:p>-0.03375454137547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